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899" calcext:value-type="float">
            <text:p>6.4899</text:p>
          </table:table-cell>
          <table:table-cell office:value-type="float" office:value="6.61227755" calcext:value-type="float">
            <text:p>6.61227755</text:p>
          </table:table-cell>
          <table:table-cell table:formula="of:=POWER([.C41]-6.75;2)" office:value-type="float" office:value="0.0189674732340025" calcext:value-type="float">
            <text:p>0.0189674732</text:p>
          </table:table-cell>
          <table:table-cell table:formula="of:=SQRT(SUM([.D41:.D140])/100)" office:value-type="float" office:value="0.0891917355588034" calcext:value-type="float">
            <text:p>0.0891917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542865" calcext:value-type="float">
            <text:p>6.542865</text:p>
          </table:table-cell>
          <table:table-cell office:value-type="float" office:value="6.6161277" calcext:value-type="float">
            <text:p>6.6161277</text:p>
          </table:table-cell>
          <table:table-cell table:formula="of:=POWER([.C42]-6.75;2)" office:value-type="float" office:value="0.01792179270729" calcext:value-type="float">
            <text:p>0.017921792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601" calcext:value-type="float">
            <text:p>6.601</text:p>
          </table:table-cell>
          <table:table-cell office:value-type="float" office:value="6.620724325" calcext:value-type="float">
            <text:p>6.620724325</text:p>
          </table:table-cell>
          <table:table-cell table:formula="of:=POWER([.C43]-6.75;2)" office:value-type="float" office:value="0.0167122001467055" calcext:value-type="float">
            <text:p>0.01671220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68709" calcext:value-type="float">
            <text:p>6.668709</text:p>
          </table:table-cell>
          <table:table-cell office:value-type="float" office:value="6.62513015" calcext:value-type="float">
            <text:p>6.62513015</text:p>
          </table:table-cell>
          <table:table-cell table:formula="of:=POWER([.C44]-6.75;2)" office:value-type="float" office:value="0.0155924794390224" calcext:value-type="float">
            <text:p>0.015592479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738236" calcext:value-type="float">
            <text:p>6.738236</text:p>
          </table:table-cell>
          <table:table-cell office:value-type="float" office:value="6.62852485" calcext:value-type="float">
            <text:p>6.62852485</text:p>
          </table:table-cell>
          <table:table-cell table:formula="of:=POWER([.C45]-6.75;2)" office:value-type="float" office:value="0.0147562120675225" calcext:value-type="float">
            <text:p>0.01475621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92018" calcext:value-type="float">
            <text:p>6.792018</text:p>
          </table:table-cell>
          <table:table-cell office:value-type="float" office:value="6.6305204" calcext:value-type="float">
            <text:p>6.6305204</text:p>
          </table:table-cell>
          <table:table-cell table:formula="of:=POWER([.C46]-6.75;2)" office:value-type="float" office:value="0.01427537481616" calcext:value-type="float">
            <text:p>0.01427537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816355" calcext:value-type="float">
            <text:p>6.816355</text:p>
          </table:table-cell>
          <table:table-cell office:value-type="float" office:value="6.631313925" calcext:value-type="float">
            <text:p>6.631313925</text:p>
          </table:table-cell>
          <table:table-cell table:formula="of:=POWER([.C47]-6.75;2)" office:value-type="float" office:value="0.0140863843989057" calcext:value-type="float">
            <text:p>0.014086384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813277" calcext:value-type="float">
            <text:p>6.813277</text:p>
          </table:table-cell>
          <table:table-cell office:value-type="float" office:value="6.63145665" calcext:value-type="float">
            <text:p>6.63145665</text:p>
          </table:table-cell>
          <table:table-cell table:formula="of:=POWER([.C48]-6.75;2)" office:value-type="float" office:value="0.0140525258292224" calcext:value-type="float">
            <text:p>0.014052525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797412" calcext:value-type="float">
            <text:p>6.797412</text:p>
          </table:table-cell>
          <table:table-cell office:value-type="float" office:value="6.631340475" calcext:value-type="float">
            <text:p>6.631340475</text:p>
          </table:table-cell>
          <table:table-cell table:formula="of:=POWER([.C49]-6.75;2)" office:value-type="float" office:value="0.0140800828732256" calcext:value-type="float">
            <text:p>0.014080082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781063" calcext:value-type="float">
            <text:p>6.781063</text:p>
          </table:table-cell>
          <table:table-cell office:value-type="float" office:value="6.630732575" calcext:value-type="float">
            <text:p>6.630732575</text:p>
          </table:table-cell>
          <table:table-cell table:formula="of:=POWER([.C50]-6.75;2)" office:value-type="float" office:value="0.0142247186661307" calcext:value-type="float">
            <text:p>0.01422471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62665" calcext:value-type="float">
            <text:p>6.762665</text:p>
          </table:table-cell>
          <table:table-cell office:value-type="float" office:value="6.6287624" calcext:value-type="float">
            <text:p>6.6287624</text:p>
          </table:table-cell>
          <table:table-cell table:formula="of:=POWER([.C51]-6.75;2)" office:value-type="float" office:value="0.0146985556537599" calcext:value-type="float">
            <text:p>0.014698555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726386" calcext:value-type="float">
            <text:p>6.726386</text:p>
          </table:table-cell>
          <table:table-cell office:value-type="float" office:value="6.624692075" calcext:value-type="float">
            <text:p>6.624692075</text:p>
          </table:table-cell>
          <table:table-cell table:formula="of:=POWER([.C52]-6.75;2)" office:value-type="float" office:value="0.0157020760678055" calcext:value-type="float">
            <text:p>0.01570207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51643" calcext:value-type="float">
            <text:p>6.651643</text:p>
          </table:table-cell>
          <table:table-cell office:value-type="float" office:value="6.618985875" calcext:value-type="float">
            <text:p>6.618985875</text:p>
          </table:table-cell>
          <table:table-cell table:formula="of:=POWER([.C53]-6.75;2)" office:value-type="float" office:value="0.0171647009495156" calcext:value-type="float">
            <text:p>0.017164700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535905" calcext:value-type="float">
            <text:p>6.535905</text:p>
          </table:table-cell>
          <table:table-cell office:value-type="float" office:value="6.613344525" calcext:value-type="float">
            <text:p>6.613344525</text:p>
          </table:table-cell>
          <table:table-cell table:formula="of:=POWER([.C54]-6.75;2)" office:value-type="float" office:value="0.0186747188474755" calcext:value-type="float">
            <text:p>0.018674718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418966" calcext:value-type="float">
            <text:p>6.418966</text:p>
          </table:table-cell>
          <table:table-cell office:value-type="float" office:value="6.6085507" calcext:value-type="float">
            <text:p>6.6085507</text:p>
          </table:table-cell>
          <table:table-cell table:formula="of:=POWER([.C55]-6.75;2)" office:value-type="float" office:value="0.0200079044704899" calcext:value-type="float">
            <text:p>0.020007904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364945" calcext:value-type="float">
            <text:p>6.364945</text:p>
          </table:table-cell>
          <table:table-cell office:value-type="float" office:value="6.64415885" calcext:value-type="float">
            <text:p>6.64415885</text:p>
          </table:table-cell>
          <table:table-cell table:formula="of:=POWER([.C56]-6.75;2)" office:value-type="float" office:value="0.0112023490333225" calcext:value-type="float">
            <text:p>0.01120234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405192" calcext:value-type="float">
            <text:p>6.405192</text:p>
          </table:table-cell>
          <table:table-cell office:value-type="float" office:value="6.650531025" calcext:value-type="float">
            <text:p>6.650531025</text:p>
          </table:table-cell>
          <table:table-cell table:formula="of:=POWER([.C57]-6.75;2)" office:value-type="float" office:value="0.00989407698755057" calcext:value-type="float">
            <text:p>0.0098940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404489" calcext:value-type="float">
            <text:p>6.404489</text:p>
          </table:table-cell>
          <table:table-cell office:value-type="float" office:value="6.654843425" calcext:value-type="float">
            <text:p>6.654843425</text:p>
          </table:table-cell>
          <table:table-cell table:formula="of:=POWER([.C58]-6.75;2)" office:value-type="float" office:value="0.0090547737657306" calcext:value-type="float">
            <text:p>0.00905477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49845" calcext:value-type="float">
            <text:p>6.49845</text:p>
          </table:table-cell>
          <table:table-cell office:value-type="float" office:value="6.65953195" calcext:value-type="float">
            <text:p>6.65953195</text:p>
          </table:table-cell>
          <table:table-cell table:formula="of:=POWER([.C59]-6.75;2)" office:value-type="float" office:value="0.00818446807080252" calcext:value-type="float">
            <text:p>0.008184468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544195" calcext:value-type="float">
            <text:p>6.544195</text:p>
          </table:table-cell>
          <table:table-cell office:value-type="float" office:value="6.662998175" calcext:value-type="float">
            <text:p>6.662998175</text:p>
          </table:table-cell>
          <table:table-cell table:formula="of:=POWER([.C60]-6.75;2)" office:value-type="float" office:value="0.00756931755333058" calcext:value-type="float">
            <text:p>0.00756931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584083" calcext:value-type="float">
            <text:p>6.584083</text:p>
          </table:table-cell>
          <table:table-cell office:value-type="float" office:value="6.6667661" calcext:value-type="float">
            <text:p>6.6667661</text:p>
          </table:table-cell>
          <table:table-cell table:formula="of:=POWER([.C61]-6.75;2)" office:value-type="float" office:value="0.00692788210920996" calcext:value-type="float">
            <text:p>0.00692788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63485" calcext:value-type="float">
            <text:p>6.63485</text:p>
          </table:table-cell>
          <table:table-cell office:value-type="float" office:value="6.670885825" calcext:value-type="float">
            <text:p>6.670885825</text:p>
          </table:table-cell>
          <table:table-cell table:formula="of:=POWER([.C62]-6.75;2)" office:value-type="float" office:value="0.00625905268593062" calcext:value-type="float">
            <text:p>0.006259052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694516" calcext:value-type="float">
            <text:p>6.694516</text:p>
          </table:table-cell>
          <table:table-cell office:value-type="float" office:value="6.67475635" calcext:value-type="float">
            <text:p>6.67475635</text:p>
          </table:table-cell>
          <table:table-cell table:formula="of:=POWER([.C63]-6.75;2)" office:value-type="float" office:value="0.0056616068653225" calcext:value-type="float">
            <text:p>0.005661606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50929" calcext:value-type="float">
            <text:p>6.750929</text:p>
          </table:table-cell>
          <table:table-cell office:value-type="float" office:value="6.677772575" calcext:value-type="float">
            <text:p>6.677772575</text:p>
          </table:table-cell>
          <table:table-cell table:formula="of:=POWER([.C64]-6.75;2)" office:value-type="float" office:value="0.00521680092213067" calcext:value-type="float">
            <text:p>0.005216800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9431" calcext:value-type="float">
            <text:p>6.79431</text:p>
          </table:table-cell>
          <table:table-cell office:value-type="float" office:value="6.6796136" calcext:value-type="float">
            <text:p>6.6796136</text:p>
          </table:table-cell>
          <table:table-cell table:formula="of:=POWER([.C65]-6.75;2)" office:value-type="float" office:value="0.00495424530496004" calcext:value-type="float">
            <text:p>0.00495424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820613" calcext:value-type="float">
            <text:p>6.820613</text:p>
          </table:table-cell>
          <table:table-cell office:value-type="float" office:value="6.680156125" calcext:value-type="float">
            <text:p>6.680156125</text:p>
          </table:table-cell>
          <table:table-cell table:formula="of:=POWER([.C66]-6.75;2)" office:value-type="float" office:value="0.00487816687501564" calcext:value-type="float">
            <text:p>0.004878166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828991" calcext:value-type="float">
            <text:p>6.828991</text:p>
          </table:table-cell>
          <table:table-cell office:value-type="float" office:value="6.679416225" calcext:value-type="float">
            <text:p>6.679416225</text:p>
          </table:table-cell>
          <table:table-cell table:formula="of:=POWER([.C67]-6.75;2)" office:value-type="float" office:value="0.00498206929325066" calcext:value-type="float">
            <text:p>0.004982069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819654" calcext:value-type="float">
            <text:p>6.819654</text:p>
          </table:table-cell>
          <table:table-cell office:value-type="float" office:value="6.677581925" calcext:value-type="float">
            <text:p>6.677581925</text:p>
          </table:table-cell>
          <table:table-cell table:formula="of:=POWER([.C68]-6.75;2)" office:value-type="float" office:value="0.00524437758670561" calcext:value-type="float">
            <text:p>0.005244377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792686" calcext:value-type="float">
            <text:p>6.792686</text:p>
          </table:table-cell>
          <table:table-cell office:value-type="float" office:value="6.674939675" calcext:value-type="float">
            <text:p>6.674939675</text:p>
          </table:table-cell>
          <table:table-cell table:formula="of:=POWER([.C69]-6.75;2)" office:value-type="float" office:value="0.00563405238910561" calcext:value-type="float">
            <text:p>0.005634052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49683" calcext:value-type="float">
            <text:p>6.749683</text:p>
          </table:table-cell>
          <table:table-cell office:value-type="float" office:value="6.671771525" calcext:value-type="float">
            <text:p>6.671771525</text:p>
          </table:table-cell>
          <table:table-cell table:formula="of:=POWER([.C70]-6.75;2)" office:value-type="float" office:value="0.00611969430082555" calcext:value-type="float">
            <text:p>0.006119694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696987" calcext:value-type="float">
            <text:p>6.696987</text:p>
          </table:table-cell>
          <table:table-cell office:value-type="float" office:value="6.668357" calcext:value-type="float">
            <text:p>6.668357</text:p>
          </table:table-cell>
          <table:table-cell table:formula="of:=POWER([.C71]-6.75;2)" office:value-type="float" office:value="0.00666557944899995" calcext:value-type="float">
            <text:p>0.006665579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643451" calcext:value-type="float">
            <text:p>6.643451</text:p>
          </table:table-cell>
          <table:table-cell office:value-type="float" office:value="6.664954275" calcext:value-type="float">
            <text:p>6.664954275</text:p>
          </table:table-cell>
          <table:table-cell table:formula="of:=POWER([.C72]-6.75;2)" office:value-type="float" office:value="0.00723277534077556" calcext:value-type="float">
            <text:p>0.007232775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91645" calcext:value-type="float">
            <text:p>6.591645</text:p>
          </table:table-cell>
          <table:table-cell office:value-type="float" office:value="6.661592125" calcext:value-type="float">
            <text:p>6.661592125</text:p>
          </table:table-cell>
          <table:table-cell table:formula="of:=POWER([.C73]-6.75;2)" office:value-type="float" office:value="0.00781595236201557" calcext:value-type="float">
            <text:p>0.007815952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27604" calcext:value-type="float">
            <text:p>6.527604</text:p>
          </table:table-cell>
          <table:table-cell office:value-type="float" office:value="6.656638825" calcext:value-type="float">
            <text:p>6.656638825</text:p>
          </table:table-cell>
          <table:table-cell table:formula="of:=POWER([.C74]-6.75;2)" office:value-type="float" office:value="0.00871630899738064" calcext:value-type="float">
            <text:p>0.00871630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40301" calcext:value-type="float">
            <text:p>6.40301</text:p>
          </table:table-cell>
          <table:table-cell office:value-type="float" office:value="6.6609306" calcext:value-type="float">
            <text:p>6.6609306</text:p>
          </table:table-cell>
          <table:table-cell table:formula="of:=POWER([.C75]-6.75;2)" office:value-type="float" office:value="0.00793335801635993" calcext:value-type="float">
            <text:p>0.00793335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715126" calcext:value-type="float">
            <text:p>5.715126</text:p>
          </table:table-cell>
          <table:table-cell office:value-type="float" office:value="6.66543985" calcext:value-type="float">
            <text:p>6.66543985</text:p>
          </table:table-cell>
          <table:table-cell table:formula="of:=POWER([.C76]-6.75;2)" office:value-type="float" office:value="0.00715041896802245" calcext:value-type="float">
            <text:p>0.00715041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658497" calcext:value-type="float">
            <text:p>6.658497</text:p>
          </table:table-cell>
          <table:table-cell office:value-type="float" office:value="6.6867608" calcext:value-type="float">
            <text:p>6.6867608</text:p>
          </table:table-cell>
          <table:table-cell table:formula="of:=POWER([.C77]-6.75;2)" office:value-type="float" office:value="0.00399919641663999" calcext:value-type="float">
            <text:p>0.003999196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449415" calcext:value-type="float">
            <text:p>6.449415</text:p>
          </table:table-cell>
          <table:table-cell office:value-type="float" office:value="6.68491055" calcext:value-type="float">
            <text:p>6.68491055</text:p>
          </table:table-cell>
          <table:table-cell table:formula="of:=POWER([.C78]-6.75;2)" office:value-type="float" office:value="0.00423663650130254" calcext:value-type="float">
            <text:p>0.004236636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445949" calcext:value-type="float">
            <text:p>6.445949</text:p>
          </table:table-cell>
          <table:table-cell office:value-type="float" office:value="6.689393075" calcext:value-type="float">
            <text:p>6.689393075</text:p>
          </table:table-cell>
          <table:table-cell table:formula="of:=POWER([.C79]-6.75;2)" office:value-type="float" office:value="0.00367319935795564" calcext:value-type="float">
            <text:p>0.003673199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535432" calcext:value-type="float">
            <text:p>6.535432</text:p>
          </table:table-cell>
          <table:table-cell office:value-type="float" office:value="6.6953717" calcext:value-type="float">
            <text:p>6.6953717</text:p>
          </table:table-cell>
          <table:table-cell table:formula="of:=POWER([.C80]-6.75;2)" office:value-type="float" office:value="0.00298425116089001" calcext:value-type="float">
            <text:p>0.002984251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43906" calcext:value-type="float">
            <text:p>6.643906</text:p>
          </table:table-cell>
          <table:table-cell office:value-type="float" office:value="6.70038055" calcext:value-type="float">
            <text:p>6.70038055</text:p>
          </table:table-cell>
          <table:table-cell table:formula="of:=POWER([.C81]-6.75;2)" office:value-type="float" office:value="0.00246208981830248" calcext:value-type="float">
            <text:p>0.00246208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2673" calcext:value-type="float">
            <text:p>6.72673</text:p>
          </table:table-cell>
          <table:table-cell office:value-type="float" office:value="6.7036781" calcext:value-type="float">
            <text:p>6.7036781</text:p>
          </table:table-cell>
          <table:table-cell table:formula="of:=POWER([.C82]-6.75;2)" office:value-type="float" office:value="0.00214571841960997" calcext:value-type="float">
            <text:p>0.002145718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77233" calcext:value-type="float">
            <text:p>6.777233</text:p>
          </table:table-cell>
          <table:table-cell office:value-type="float" office:value="6.705671675" calcext:value-type="float">
            <text:p>6.705671675</text:p>
          </table:table-cell>
          <table:table-cell table:formula="of:=POWER([.C83]-6.75;2)" office:value-type="float" office:value="0.00196500039730566" calcext:value-type="float">
            <text:p>0.001965000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804497" calcext:value-type="float">
            <text:p>6.804497</text:p>
          </table:table-cell>
          <table:table-cell office:value-type="float" office:value="6.706804775" calcext:value-type="float">
            <text:p>6.706804775</text:p>
          </table:table-cell>
          <table:table-cell table:formula="of:=POWER([.C84]-6.75;2)" office:value-type="float" office:value="0.00186582746280061" calcext:value-type="float">
            <text:p>0.001865827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818058" calcext:value-type="float">
            <text:p>6.818058</text:p>
          </table:table-cell>
          <table:table-cell office:value-type="float" office:value="6.707054375" calcext:value-type="float">
            <text:p>6.707054375</text:p>
          </table:table-cell>
          <table:table-cell table:formula="of:=POWER([.C85]-6.75;2)" office:value-type="float" office:value="0.0018443267066406" calcext:value-type="float">
            <text:p>0.001844326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23759" calcext:value-type="float">
            <text:p>6.823759</text:p>
          </table:table-cell>
          <table:table-cell office:value-type="float" office:value="6.706097675" calcext:value-type="float">
            <text:p>6.706097675</text:p>
          </table:table-cell>
          <table:table-cell table:formula="of:=POWER([.C86]-6.75;2)" office:value-type="float" office:value="0.00192741414040558" calcext:value-type="float">
            <text:p>0.001927414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822064" calcext:value-type="float">
            <text:p>6.822064</text:p>
          </table:table-cell>
          <table:table-cell office:value-type="float" office:value="6.70367125" calcext:value-type="float">
            <text:p>6.70367125</text:p>
          </table:table-cell>
          <table:table-cell table:formula="of:=POWER([.C87]-6.75;2)" office:value-type="float" office:value="0.00214635307656248" calcext:value-type="float">
            <text:p>0.002146353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80863" calcext:value-type="float">
            <text:p>6.80863</text:p>
          </table:table-cell>
          <table:table-cell office:value-type="float" office:value="6.69977305" calcext:value-type="float">
            <text:p>6.69977305</text:p>
          </table:table-cell>
          <table:table-cell table:formula="of:=POWER([.C88]-6.75;2)" office:value-type="float" office:value="0.00252274650630249" calcext:value-type="float">
            <text:p>0.002522746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73096" calcext:value-type="float">
            <text:p>6.773096</text:p>
          </table:table-cell>
          <table:table-cell office:value-type="float" office:value="6.6946866" calcext:value-type="float">
            <text:p>6.6946866</text:p>
          </table:table-cell>
          <table:table-cell table:formula="of:=POWER([.C89]-6.75;2)" office:value-type="float" office:value="0.00305957221956002" calcext:value-type="float">
            <text:p>0.003059572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02256" calcext:value-type="float">
            <text:p>6.702256</text:p>
          </table:table-cell>
          <table:table-cell office:value-type="float" office:value="6.68910385" calcext:value-type="float">
            <text:p>6.68910385</text:p>
          </table:table-cell>
          <table:table-cell table:formula="of:=POWER([.C90]-6.75;2)" office:value-type="float" office:value="0.00370834108482245" calcext:value-type="float">
            <text:p>0.003708341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599852" calcext:value-type="float">
            <text:p>6.599852</text:p>
          </table:table-cell>
          <table:table-cell office:value-type="float" office:value="6.684229925" calcext:value-type="float">
            <text:p>6.684229925</text:p>
          </table:table-cell>
          <table:table-cell table:formula="of:=POWER([.C91]-6.75;2)" office:value-type="float" office:value="0.00432570276550558" calcext:value-type="float">
            <text:p>0.004325702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498138" calcext:value-type="float">
            <text:p>6.498138</text:p>
          </table:table-cell>
          <table:table-cell office:value-type="float" office:value="6.681242625" calcext:value-type="float">
            <text:p>6.681242625</text:p>
          </table:table-cell>
          <table:table-cell table:formula="of:=POWER([.C92]-6.75;2)" office:value-type="float" office:value="0.00472757661689058" calcext:value-type="float">
            <text:p>0.004727576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425989" calcext:value-type="float">
            <text:p>6.425989</text:p>
          </table:table-cell>
          <table:table-cell office:value-type="float" office:value="6.67864805" calcext:value-type="float">
            <text:p>6.67864805</text:p>
          </table:table-cell>
          <table:table-cell table:formula="of:=POWER([.C93]-6.75;2)" office:value-type="float" office:value="0.00509110076880256" calcext:value-type="float">
            <text:p>0.005091100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344152" calcext:value-type="float">
            <text:p>6.344152</text:p>
          </table:table-cell>
          <table:table-cell office:value-type="float" office:value="6.68163035" calcext:value-type="float">
            <text:p>6.68163035</text:p>
          </table:table-cell>
          <table:table-cell table:formula="of:=POWER([.C94]-6.75;2)" office:value-type="float" office:value="0.00467440904112252" calcext:value-type="float">
            <text:p>0.0046744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843292" calcext:value-type="float">
            <text:p>7.843292</text:p>
          </table:table-cell>
          <table:table-cell office:value-type="float" office:value="6.68701455" calcext:value-type="float">
            <text:p>6.68701455</text:p>
          </table:table-cell>
          <table:table-cell table:formula="of:=POWER([.C95]-6.75;2)" office:value-type="float" office:value="0.00396716691170253" calcext:value-type="float">
            <text:p>0.003967166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619832" calcext:value-type="float">
            <text:p>6.619832</text:p>
          </table:table-cell>
          <table:table-cell office:value-type="float" office:value="6.655724" calcext:value-type="float">
            <text:p>6.655724</text:p>
          </table:table-cell>
          <table:table-cell table:formula="of:=POWER([.C96]-6.75;2)" office:value-type="float" office:value="0.00888796417599996" calcext:value-type="float">
            <text:p>0.008887964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77688" calcext:value-type="float">
            <text:p>6.577688</text:p>
          </table:table-cell>
          <table:table-cell office:value-type="float" office:value="6.656014125" calcext:value-type="float">
            <text:p>6.656014125</text:p>
          </table:table-cell>
          <table:table-cell table:formula="of:=POWER([.C97]-6.75;2)" office:value-type="float" office:value="0.00883334469951554" calcext:value-type="float">
            <text:p>0.008833344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59203" calcext:value-type="float">
            <text:p>6.59203</text:p>
          </table:table-cell>
          <table:table-cell office:value-type="float" office:value="6.6584835" calcext:value-type="float">
            <text:p>6.6584835</text:p>
          </table:table-cell>
          <table:table-cell table:formula="of:=POWER([.C98]-6.75;2)" office:value-type="float" office:value="0.00837526977225" calcext:value-type="float">
            <text:p>0.00837526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637099" calcext:value-type="float">
            <text:p>6.637099</text:p>
          </table:table-cell>
          <table:table-cell office:value-type="float" office:value="6.661793425" calcext:value-type="float">
            <text:p>6.661793425</text:p>
          </table:table-cell>
          <table:table-cell table:formula="of:=POWER([.C99]-6.75;2)" office:value-type="float" office:value="0.00778039987323064" calcext:value-type="float">
            <text:p>0.00778039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694912" calcext:value-type="float">
            <text:p>6.694912</text:p>
          </table:table-cell>
          <table:table-cell office:value-type="float" office:value="6.665107825" calcext:value-type="float">
            <text:p>6.665107825</text:p>
          </table:table-cell>
          <table:table-cell table:formula="of:=POWER([.C100]-6.75;2)" office:value-type="float" office:value="0.00720668137623067" calcext:value-type="float">
            <text:p>0.00720668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48872" calcext:value-type="float">
            <text:p>6.748872</text:p>
          </table:table-cell>
          <table:table-cell office:value-type="float" office:value="6.667842225" calcext:value-type="float">
            <text:p>6.667842225</text:p>
          </table:table-cell>
          <table:table-cell table:formula="of:=POWER([.C101]-6.75;2)" office:value-type="float" office:value="0.00674989999295059" calcext:value-type="float">
            <text:p>0.006749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89671" calcext:value-type="float">
            <text:p>6.789671</text:p>
          </table:table-cell>
          <table:table-cell office:value-type="float" office:value="6.669699975" calcext:value-type="float">
            <text:p>6.669699975</text:p>
          </table:table-cell>
          <table:table-cell table:formula="of:=POWER([.C102]-6.75;2)" office:value-type="float" office:value="0.00644809401500057" calcext:value-type="float">
            <text:p>0.00644809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15165" calcext:value-type="float">
            <text:p>6.815165</text:p>
          </table:table-cell>
          <table:table-cell office:value-type="float" office:value="6.6705913" calcext:value-type="float">
            <text:p>6.6705913</text:p>
          </table:table-cell>
          <table:table-cell table:formula="of:=POWER([.C103]-6.75;2)" office:value-type="float" office:value="0.00630574163569002" calcext:value-type="float">
            <text:p>0.006305741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2457" calcext:value-type="float">
            <text:p>6.82457</text:p>
          </table:table-cell>
          <table:table-cell office:value-type="float" office:value="6.67044245" calcext:value-type="float">
            <text:p>6.67044245</text:p>
          </table:table-cell>
          <table:table-cell table:formula="of:=POWER([.C104]-6.75;2)" office:value-type="float" office:value="0.00632940376200244" calcext:value-type="float">
            <text:p>0.006329403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16011" calcext:value-type="float">
            <text:p>6.816011</text:p>
          </table:table-cell>
          <table:table-cell office:value-type="float" office:value="6.669131875" calcext:value-type="float">
            <text:p>6.669131875</text:p>
          </table:table-cell>
          <table:table-cell table:formula="of:=POWER([.C105]-6.75;2)" office:value-type="float" office:value="0.00653965364101567" calcext:value-type="float">
            <text:p>0.006539653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91017" calcext:value-type="float">
            <text:p>6.791017</text:p>
          </table:table-cell>
          <table:table-cell office:value-type="float" office:value="6.66666535" calcext:value-type="float">
            <text:p>6.66666535</text:p>
          </table:table-cell>
          <table:table-cell table:formula="of:=POWER([.C106]-6.75;2)" office:value-type="float" office:value="0.00694466389062255" calcext:value-type="float">
            <text:p>0.006944663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55619" calcext:value-type="float">
            <text:p>6.755619</text:p>
          </table:table-cell>
          <table:table-cell office:value-type="float" office:value="6.66332205" calcext:value-type="float">
            <text:p>6.66332205</text:p>
          </table:table-cell>
          <table:table-cell table:formula="of:=POWER([.C107]-6.75;2)" office:value-type="float" office:value="0.00751306701620256" calcext:value-type="float">
            <text:p>0.00751306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13964" calcext:value-type="float">
            <text:p>6.713964</text:p>
          </table:table-cell>
          <table:table-cell office:value-type="float" office:value="6.659581125" calcext:value-type="float">
            <text:p>6.659581125</text:p>
          </table:table-cell>
          <table:table-cell table:formula="of:=POWER([.C108]-6.75;2)" office:value-type="float" office:value="0.00817557295626565" calcext:value-type="float">
            <text:p>0.00817557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6596" calcext:value-type="float">
            <text:p>6.66596</text:p>
          </table:table-cell>
          <table:table-cell office:value-type="float" office:value="6.6559851" calcext:value-type="float">
            <text:p>6.6559851</text:p>
          </table:table-cell>
          <table:table-cell table:formula="of:=POWER([.C109]-6.75;2)" office:value-type="float" office:value="0.00883880142201006" calcext:value-type="float">
            <text:p>0.008838801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13102" calcext:value-type="float">
            <text:p>6.613102</text:p>
          </table:table-cell>
          <table:table-cell office:value-type="float" office:value="6.653024875" calcext:value-type="float">
            <text:p>6.653024875</text:p>
          </table:table-cell>
          <table:table-cell table:formula="of:=POWER([.C110]-6.75;2)" office:value-type="float" office:value="0.00940417486876566" calcext:value-type="float">
            <text:p>0.009404174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560878" calcext:value-type="float">
            <text:p>6.560878</text:p>
          </table:table-cell>
          <table:table-cell office:value-type="float" office:value="6.650967375" calcext:value-type="float">
            <text:p>6.650967375</text:p>
          </table:table-cell>
          <table:table-cell table:formula="of:=POWER([.C111]-6.75;2)" office:value-type="float" office:value="0.00980746081439053" calcext:value-type="float">
            <text:p>0.009807460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508965" calcext:value-type="float">
            <text:p>6.508965</text:p>
          </table:table-cell>
          <table:table-cell office:value-type="float" office:value="6.651145225" calcext:value-type="float">
            <text:p>6.651145225</text:p>
          </table:table-cell>
          <table:table-cell table:formula="of:=POWER([.C112]-6.75;2)" office:value-type="float" office:value="0.00977226654030053" calcext:value-type="float">
            <text:p>0.009772266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393513" calcext:value-type="float">
            <text:p>6.393513</text:p>
          </table:table-cell>
          <table:table-cell office:value-type="float" office:value="6.6520192" calcext:value-type="float">
            <text:p>6.6520192</text:p>
          </table:table-cell>
          <table:table-cell table:formula="of:=POWER([.C113]-6.75;2)" office:value-type="float" office:value="0.00960023716864004" calcext:value-type="float">
            <text:p>0.009600237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699275" calcext:value-type="float">
            <text:p>6.699275</text:p>
          </table:table-cell>
          <table:table-cell office:value-type="float" office:value="6.656252375" calcext:value-type="float">
            <text:p>6.656252375</text:p>
          </table:table-cell>
          <table:table-cell table:formula="of:=POWER([.C114]-6.75;2)" office:value-type="float" office:value="0.00878861719314058" calcext:value-type="float">
            <text:p>0.008788617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58338" calcext:value-type="float">
            <text:p>6.58338</text:p>
          </table:table-cell>
          <table:table-cell office:value-type="float" office:value="6.653624825" calcext:value-type="float">
            <text:p>6.653624825</text:p>
          </table:table-cell>
          <table:table-cell table:formula="of:=POWER([.C115]-6.75;2)" office:value-type="float" office:value="0.0092881743562807" calcext:value-type="float">
            <text:p>0.009288174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67964" calcext:value-type="float">
            <text:p>6.567964</text:p>
          </table:table-cell>
          <table:table-cell office:value-type="float" office:value="6.654876275" calcext:value-type="float">
            <text:p>6.654876275</text:p>
          </table:table-cell>
          <table:table-cell table:formula="of:=POWER([.C116]-6.75;2)" office:value-type="float" office:value="0.00904852305787556" calcext:value-type="float">
            <text:p>0.00904852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84487" calcext:value-type="float">
            <text:p>6.584487</text:p>
          </table:table-cell>
          <table:table-cell office:value-type="float" office:value="6.657801575" calcext:value-type="float">
            <text:p>6.657801575</text:p>
          </table:table-cell>
          <table:table-cell table:formula="of:=POWER([.C117]-6.75;2)" office:value-type="float" office:value="0.00850054957248068" calcext:value-type="float">
            <text:p>0.008500549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628716" calcext:value-type="float">
            <text:p>6.628716</text:p>
          </table:table-cell>
          <table:table-cell office:value-type="float" office:value="6.661977625" calcext:value-type="float">
            <text:p>6.661977625</text:p>
          </table:table-cell>
          <table:table-cell table:formula="of:=POWER([.C118]-6.75;2)" office:value-type="float" office:value="0.00774793850064054" calcext:value-type="float">
            <text:p>0.007747938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685094" calcext:value-type="float">
            <text:p>6.685094</text:p>
          </table:table-cell>
          <table:table-cell office:value-type="float" office:value="6.666622675" calcext:value-type="float">
            <text:p>6.666622675</text:p>
          </table:table-cell>
          <table:table-cell table:formula="of:=POWER([.C119]-6.75;2)" office:value-type="float" office:value="0.0069517783241556" calcext:value-type="float">
            <text:p>0.006951778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35786" calcext:value-type="float">
            <text:p>6.735786</text:p>
          </table:table-cell>
          <table:table-cell office:value-type="float" office:value="6.670410425" calcext:value-type="float">
            <text:p>6.670410425</text:p>
          </table:table-cell>
          <table:table-cell table:formula="of:=POWER([.C120]-6.75;2)" office:value-type="float" office:value="0.00633450044868062" calcext:value-type="float">
            <text:p>0.006334500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75808" calcext:value-type="float">
            <text:p>6.775808</text:p>
          </table:table-cell>
          <table:table-cell office:value-type="float" office:value="6.672031" calcext:value-type="float">
            <text:p>6.672031</text:p>
          </table:table-cell>
          <table:table-cell table:formula="of:=POWER([.C121]-6.75;2)" office:value-type="float" office:value="0.00607916496100006" calcext:value-type="float">
            <text:p>0.0060791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806473" calcext:value-type="float">
            <text:p>6.806473</text:p>
          </table:table-cell>
          <table:table-cell office:value-type="float" office:value="6.671165825" calcext:value-type="float">
            <text:p>6.671165825</text:p>
          </table:table-cell>
          <table:table-cell table:formula="of:=POWER([.C122]-6.75;2)" office:value-type="float" office:value="0.00621482714793061" calcext:value-type="float">
            <text:p>0.006214827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22557" calcext:value-type="float">
            <text:p>6.822557</text:p>
          </table:table-cell>
          <table:table-cell office:value-type="float" office:value="6.6688225" calcext:value-type="float">
            <text:p>6.6688225</text:p>
          </table:table-cell>
          <table:table-cell table:formula="of:=POWER([.C123]-6.75;2)" office:value-type="float" office:value="0.00658978650624998" calcext:value-type="float">
            <text:p>0.006589786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14481" calcext:value-type="float">
            <text:p>6.814481</text:p>
          </table:table-cell>
          <table:table-cell office:value-type="float" office:value="6.666372725" calcext:value-type="float">
            <text:p>6.666372725</text:p>
          </table:table-cell>
          <table:table-cell table:formula="of:=POWER([.C124]-6.75;2)" office:value-type="float" office:value="0.00699352112392555" calcext:value-type="float">
            <text:p>0.006993521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77979" calcext:value-type="float">
            <text:p>6.77979</text:p>
          </table:table-cell>
          <table:table-cell office:value-type="float" office:value="6.66441315" calcext:value-type="float">
            <text:p>6.66441315</text:p>
          </table:table-cell>
          <table:table-cell table:formula="of:=POWER([.C125]-6.75;2)" office:value-type="float" office:value="0.00732510889292256" calcext:value-type="float">
            <text:p>0.007325108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26702" calcext:value-type="float">
            <text:p>6.726702</text:p>
          </table:table-cell>
          <table:table-cell office:value-type="float" office:value="6.66263575" calcext:value-type="float">
            <text:p>6.66263575</text:p>
          </table:table-cell>
          <table:table-cell table:formula="of:=POWER([.C126]-6.75;2)" office:value-type="float" office:value="0.00763251217806254" calcext:value-type="float">
            <text:p>0.007632512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66136" calcext:value-type="float">
            <text:p>6.666136</text:p>
          </table:table-cell>
          <table:table-cell office:value-type="float" office:value="6.660434125" calcext:value-type="float">
            <text:p>6.660434125</text:p>
          </table:table-cell>
          <table:table-cell table:formula="of:=POWER([.C127]-6.75;2)" office:value-type="float" office:value="0.00802204596451561" calcext:value-type="float">
            <text:p>0.00802204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05172" calcext:value-type="float">
            <text:p>6.605172</text:p>
          </table:table-cell>
          <table:table-cell office:value-type="float" office:value="6.657595625" calcext:value-type="float">
            <text:p>6.657595625</text:p>
          </table:table-cell>
          <table:table-cell table:formula="of:=POWER([.C128]-6.75;2)" office:value-type="float" office:value="0.00853856851914064" calcext:value-type="float">
            <text:p>0.008538568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549786" calcext:value-type="float">
            <text:p>6.549786</text:p>
          </table:table-cell>
          <table:table-cell office:value-type="float" office:value="6.65438565" calcext:value-type="float">
            <text:p>6.65438565</text:p>
          </table:table-cell>
          <table:table-cell table:formula="of:=POWER([.C129]-6.75;2)" office:value-type="float" office:value="0.00914210392592249" calcext:value-type="float">
            <text:p>0.009142103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07299" calcext:value-type="float">
            <text:p>6.507299</text:p>
          </table:table-cell>
          <table:table-cell office:value-type="float" office:value="6.648760375" calcext:value-type="float">
            <text:p>6.648760375</text:p>
          </table:table-cell>
          <table:table-cell table:formula="of:=POWER([.C130]-6.75;2)" office:value-type="float" office:value="0.0102494616701406" calcext:value-type="float">
            <text:p>0.010249461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8036" calcext:value-type="float">
            <text:p>6.48036</text:p>
          </table:table-cell>
          <table:table-cell office:value-type="float" office:value="6.653972575" calcext:value-type="float">
            <text:p>6.653972575</text:p>
          </table:table-cell>
          <table:table-cell table:formula="of:=POWER([.C131]-6.75;2)" office:value-type="float" office:value="0.00922126635213061" calcext:value-type="float">
            <text:p>0.009221266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394355" calcext:value-type="float">
            <text:p>6.394355</text:p>
          </table:table-cell>
          <table:table-cell office:value-type="float" office:value="6.65642455" calcext:value-type="float">
            <text:p>6.65642455</text:p>
          </table:table-cell>
          <table:table-cell table:formula="of:=POWER([.C132]-6.75;2)" office:value-type="float" office:value="0.00875636484270256" calcext:value-type="float">
            <text:p>0.008756364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45281" calcext:value-type="float">
            <text:p>6.545281</text:p>
          </table:table-cell>
          <table:table-cell office:value-type="float" office:value="6.66057445" calcext:value-type="float">
            <text:p>6.66057445</text:p>
          </table:table-cell>
          <table:table-cell table:formula="of:=POWER([.C133]-6.75;2)" office:value-type="float" office:value="0.00799692899280243" calcext:value-type="float">
            <text:p>0.00799692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5952" calcext:value-type="float">
            <text:p>6.55952</text:p>
          </table:table-cell>
          <table:table-cell office:value-type="float" office:value="6.662276525" calcext:value-type="float">
            <text:p>6.662276525</text:p>
          </table:table-cell>
          <table:table-cell table:formula="of:=POWER([.C134]-6.75;2)" office:value-type="float" office:value="0.00769540806607558" calcext:value-type="float">
            <text:p>0.007695408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9167" calcext:value-type="float">
            <text:p>6.59167</text:p>
          </table:table-cell>
          <table:table-cell office:value-type="float" office:value="6.666014025" calcext:value-type="float">
            <text:p>6.666014025</text:p>
          </table:table-cell>
          <table:table-cell table:formula="of:=POWER([.C135]-6.75;2)" office:value-type="float" office:value="0.00705364399670063" calcext:value-type="float">
            <text:p>0.00705364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31437" calcext:value-type="float">
            <text:p>6.631437</text:p>
          </table:table-cell>
          <table:table-cell office:value-type="float" office:value="6.67058635" calcext:value-type="float">
            <text:p>6.67058635</text:p>
          </table:table-cell>
          <table:table-cell table:formula="of:=POWER([.C136]-6.75;2)" office:value-type="float" office:value="0.00630652780632254" calcext:value-type="float">
            <text:p>0.006306527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76463" calcext:value-type="float">
            <text:p>6.676463</text:p>
          </table:table-cell>
          <table:table-cell office:value-type="float" office:value="6.67412185" calcext:value-type="float">
            <text:p>6.67412185</text:p>
          </table:table-cell>
          <table:table-cell table:formula="of:=POWER([.C137]-6.75;2)" office:value-type="float" office:value="0.00575749364742255" calcext:value-type="float">
            <text:p>0.00575749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724427" calcext:value-type="float">
            <text:p>6.724427</text:p>
          </table:table-cell>
          <table:table-cell office:value-type="float" office:value="6.67583315" calcext:value-type="float">
            <text:p>6.67583315</text:p>
          </table:table-cell>
          <table:table-cell table:formula="of:=POWER([.C138]-6.75;2)" office:value-type="float" office:value="0.00550072163892252" calcext:value-type="float">
            <text:p>0.005500721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69675" calcext:value-type="float">
            <text:p>6.769675</text:p>
          </table:table-cell>
          <table:table-cell office:value-type="float" office:value="6.67647675" calcext:value-type="float">
            <text:p>6.67647675</text:p>
          </table:table-cell>
          <table:table-cell table:formula="of:=POWER([.C139]-6.75;2)" office:value-type="float" office:value="0.00540566829056251" calcext:value-type="float">
            <text:p>0.005405668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04288" calcext:value-type="float">
            <text:p>6.804288</text:p>
          </table:table-cell>
          <table:table-cell office:value-type="float" office:value="6.677051325" calcext:value-type="float">
            <text:p>6.677051325</text:p>
          </table:table-cell>
          <table:table-cell table:formula="of:=POWER([.C140]-6.75;2)" office:value-type="float" office:value="0.00532150918425564" calcext:value-type="float">
            <text:p>0.005321509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23182" calcext:value-type="float">
            <text:p>6.823182</text:p>
          </table:table-cell>
          <table:table-cell office:value-type="float" office:value="6.677685375" calcext:value-type="float">
            <text:p>6.677685375</text:p>
          </table:table-cell>
          <table:table-cell table:formula="of:=POWER([.C141]-6.75;2)" office:value-type="float" office:value="0.00522940498889059" calcext:value-type="float">
            <text:p>0.00522940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25324" calcext:value-type="float">
            <text:p>6.825324</text:p>
          </table:table-cell>
          <table:table-cell office:value-type="float" office:value="6.67776445" calcext:value-type="float">
            <text:p>6.6777644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09211" calcext:value-type="float">
            <text:p>6.809211</text:p>
          </table:table-cell>
          <table:table-cell office:value-type="float" office:value="6.676613775" calcext:value-type="float">
            <text:p>6.67661377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72147" calcext:value-type="float">
            <text:p>6.772147</text:p>
          </table:table-cell>
          <table:table-cell office:value-type="float" office:value="6.674008525" calcext:value-type="float">
            <text:p>6.67400852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1735" calcext:value-type="float">
            <text:p>6.71735</text:p>
          </table:table-cell>
          <table:table-cell office:value-type="float" office:value="6.670350425" calcext:value-type="float">
            <text:p>6.67035042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57285" calcext:value-type="float">
            <text:p>6.657285</text:p>
          </table:table-cell>
          <table:table-cell office:value-type="float" office:value="6.666506025" calcext:value-type="float">
            <text:p>6.6665060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05982" calcext:value-type="float">
            <text:p>6.605982</text:p>
          </table:table-cell>
          <table:table-cell office:value-type="float" office:value="6.66340655" calcext:value-type="float">
            <text:p>6.6634065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70123" calcext:value-type="float">
            <text:p>6.570123</text:p>
          </table:table-cell>
          <table:table-cell office:value-type="float" office:value="6.661828075" calcext:value-type="float">
            <text:p>6.66182807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47551" calcext:value-type="float">
            <text:p>6.547551</text:p>
          </table:table-cell>
          <table:table-cell office:value-type="float" office:value="6.66968465" calcext:value-type="float">
            <text:p>6.6696846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30802" calcext:value-type="float">
            <text:p>6.530802</text:p>
          </table:table-cell>
          <table:table-cell office:value-type="float" office:value="6.668034875" calcext:value-type="float">
            <text:p>6.66803487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67992" calcext:value-type="float">
            <text:p>6.567992</text:p>
          </table:table-cell>
          <table:table-cell office:value-type="float" office:value="6.668118575" calcext:value-type="float">
            <text:p>6.6681185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43924" calcext:value-type="float">
            <text:p>6.543924</text:p>
          </table:table-cell>
          <table:table-cell office:value-type="float" office:value="6.66834035" calcext:value-type="float">
            <text:p>6.6683403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6284" calcext:value-type="float">
            <text:p>6.56284</text:p>
          </table:table-cell>
          <table:table-cell office:value-type="float" office:value="6.670304475" calcext:value-type="float">
            <text:p>6.6703044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94173" calcext:value-type="float">
            <text:p>6.594173</text:p>
          </table:table-cell>
          <table:table-cell office:value-type="float" office:value="6.6730544" calcext:value-type="float">
            <text:p>6.673054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33438" calcext:value-type="float">
            <text:p>6.633438</text:p>
          </table:table-cell>
          <table:table-cell office:value-type="float" office:value="6.676358525" calcext:value-type="float">
            <text:p>6.67635852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84976" calcext:value-type="float">
            <text:p>6.684976</text:p>
          </table:table-cell>
          <table:table-cell office:value-type="float" office:value="6.6798672" calcext:value-type="float">
            <text:p>6.679867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51529" calcext:value-type="float">
            <text:p>6.751529</text:p>
          </table:table-cell>
          <table:table-cell office:value-type="float" office:value="6.682810125" calcext:value-type="float">
            <text:p>6.6828101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814518" calcext:value-type="float">
            <text:p>6.814518</text:p>
          </table:table-cell>
          <table:table-cell office:value-type="float" office:value="6.68428675" calcext:value-type="float">
            <text:p>6.6842867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36604" calcext:value-type="float">
            <text:p>6.836604</text:p>
          </table:table-cell>
          <table:table-cell office:value-type="float" office:value="6.684185275" calcext:value-type="float">
            <text:p>6.6841852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00609" calcext:value-type="float">
            <text:p>6.800609</text:p>
          </table:table-cell>
          <table:table-cell office:value-type="float" office:value="6.683737925" calcext:value-type="float">
            <text:p>6.68373792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41201" calcext:value-type="float">
            <text:p>6.741201</text:p>
          </table:table-cell>
          <table:table-cell office:value-type="float" office:value="6.684556925" calcext:value-type="float">
            <text:p>6.68455692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1274" calcext:value-type="float">
            <text:p>6.71274</text:p>
          </table:table-cell>
          <table:table-cell office:value-type="float" office:value="6.686535775" calcext:value-type="float">
            <text:p>6.68653577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24566" calcext:value-type="float">
            <text:p>6.724566</text:p>
          </table:table-cell>
          <table:table-cell office:value-type="float" office:value="6.68700005" calcext:value-type="float">
            <text:p>6.6870000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36098" calcext:value-type="float">
            <text:p>6.736098</text:p>
          </table:table-cell>
          <table:table-cell office:value-type="float" office:value="6.682790475" calcext:value-type="float">
            <text:p>6.68279047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08694" calcext:value-type="float">
            <text:p>6.708694</text:p>
          </table:table-cell>
          <table:table-cell office:value-type="float" office:value="6.6734001" calcext:value-type="float">
            <text:p>6.673400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38637" calcext:value-type="float">
            <text:p>6.638637</text:p>
          </table:table-cell>
          <table:table-cell office:value-type="float" office:value="6.661689425" calcext:value-type="float">
            <text:p>6.66168942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552596" calcext:value-type="float">
            <text:p>6.552596</text:p>
          </table:table-cell>
          <table:table-cell office:value-type="float" office:value="6.651008225" calcext:value-type="float">
            <text:p>6.65100822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476773" calcext:value-type="float">
            <text:p>6.476773</text:p>
          </table:table-cell>
          <table:table-cell office:value-type="float" office:value="6.6495923" calcext:value-type="float">
            <text:p>6.649592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324775" calcext:value-type="float">
            <text:p>6.324775</text:p>
          </table:table-cell>
          <table:table-cell office:value-type="float" office:value="6.649120325" calcext:value-type="float">
            <text:p>6.64912032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15787" calcext:value-type="float">
            <text:p>6.715787</text:p>
          </table:table-cell>
          <table:table-cell office:value-type="float" office:value="6.65392895" calcext:value-type="float">
            <text:p>6.6539289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78439" calcext:value-type="float">
            <text:p>6.578439</text:p>
          </table:table-cell>
          <table:table-cell office:value-type="float" office:value="6.65058605" calcext:value-type="float">
            <text:p>6.6505860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560351" calcext:value-type="float">
            <text:p>6.560351</text:p>
          </table:table-cell>
          <table:table-cell office:value-type="float" office:value="6.65232685" calcext:value-type="float">
            <text:p>6.6523268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13364" calcext:value-type="float">
            <text:p>6.613364</text:p>
          </table:table-cell>
          <table:table-cell office:value-type="float" office:value="6.656018" calcext:value-type="float">
            <text:p>6.65601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0902" calcext:value-type="float">
            <text:p>6.70902</text:p>
          </table:table-cell>
          <table:table-cell office:value-type="float" office:value="6.6596355" calcext:value-type="float">
            <text:p>6.659635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774563" calcext:value-type="float">
            <text:p>6.774563</text:p>
          </table:table-cell>
          <table:table-cell office:value-type="float" office:value="6.6618721" calcext:value-type="float">
            <text:p>6.661872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72857" calcext:value-type="float">
            <text:p>6.772857</text:p>
          </table:table-cell>
          <table:table-cell office:value-type="float" office:value="6.663168025" calcext:value-type="float">
            <text:p>6.66316802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44915" calcext:value-type="float">
            <text:p>6.744915</text:p>
          </table:table-cell>
          <table:table-cell office:value-type="float" office:value="6.66470945" calcext:value-type="float">
            <text:p>6.6647094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50171" calcext:value-type="float">
            <text:p>6.750171</text:p>
          </table:table-cell>
          <table:table-cell office:value-type="float" office:value="6.666563975" calcext:value-type="float">
            <text:p>6.6665639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92658" calcext:value-type="float">
            <text:p>6.792658</text:p>
          </table:table-cell>
          <table:table-cell office:value-type="float" office:value="6.6674498" calcext:value-type="float">
            <text:p>6.667449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82965" calcext:value-type="float">
            <text:p>6.82965</text:p>
          </table:table-cell>
          <table:table-cell office:value-type="float" office:value="6.66619865" calcext:value-type="float">
            <text:p>6.6661986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26345" calcext:value-type="float">
            <text:p>6.826345</text:p>
          </table:table-cell>
          <table:table-cell office:value-type="float" office:value="6.662786725" calcext:value-type="float">
            <text:p>6.66278672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79297" calcext:value-type="float">
            <text:p>6.779297</text:p>
          </table:table-cell>
          <table:table-cell office:value-type="float" office:value="6.658081125" calcext:value-type="float">
            <text:p>6.65808112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05001" calcext:value-type="float">
            <text:p>6.705001</text:p>
          </table:table-cell>
          <table:table-cell office:value-type="float" office:value="6.65326395" calcext:value-type="float">
            <text:p>6.6532639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25823" calcext:value-type="float">
            <text:p>6.625823</text:p>
          </table:table-cell>
          <table:table-cell office:value-type="float" office:value="6.649654275" calcext:value-type="float">
            <text:p>6.64965427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63574" calcext:value-type="float">
            <text:p>6.563574</text:p>
          </table:table-cell>
          <table:table-cell office:value-type="float" office:value="6.649075" calcext:value-type="float">
            <text:p>6.6490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33306" calcext:value-type="float">
            <text:p>6.533306</text:p>
          </table:table-cell>
          <table:table-cell office:value-type="float" office:value="6.659797725" calcext:value-type="float">
            <text:p>6.65979772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542843" calcext:value-type="float">
            <text:p>6.542843</text:p>
          </table:table-cell>
          <table:table-cell office:value-type="float" office:value="6.65447155" calcext:value-type="float">
            <text:p>6.654471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84386" calcext:value-type="float">
            <text:p>6.884386</text:p>
          </table:table-cell>
          <table:table-cell office:value-type="float" office:value="6.655132625" calcext:value-type="float">
            <text:p>6.6551326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48156" calcext:value-type="float">
            <text:p>6.48156</text:p>
          </table:table-cell>
          <table:table-cell office:value-type="float" office:value="6.649229325" calcext:value-type="float">
            <text:p>6.64922932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53415" calcext:value-type="float">
            <text:p>6.53415</text:p>
          </table:table-cell>
          <table:table-cell office:value-type="float" office:value="6.653811725" calcext:value-type="float">
            <text:p>6.65381172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576863" calcext:value-type="float">
            <text:p>6.576863</text:p>
          </table:table-cell>
          <table:table-cell office:value-type="float" office:value="6.6572301" calcext:value-type="float">
            <text:p>6.657230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22489" calcext:value-type="float">
            <text:p>6.622489</text:p>
          </table:table-cell>
          <table:table-cell office:value-type="float" office:value="6.6601915" calcext:value-type="float">
            <text:p>6.660191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72837" calcext:value-type="float">
            <text:p>6.672837</text:p>
          </table:table-cell>
          <table:table-cell office:value-type="float" office:value="6.66301585" calcext:value-type="float">
            <text:p>6.6630158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26338" calcext:value-type="float">
            <text:p>6.726338</text:p>
          </table:table-cell>
          <table:table-cell office:value-type="float" office:value="6.66561585" calcext:value-type="float">
            <text:p>6.6656158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73785" calcext:value-type="float">
            <text:p>6.773785</text:p>
          </table:table-cell>
          <table:table-cell office:value-type="float" office:value="6.6676168" calcext:value-type="float">
            <text:p>6.667616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02693" calcext:value-type="float">
            <text:p>6.802693</text:p>
          </table:table-cell>
          <table:table-cell office:value-type="float" office:value="6.668656175" calcext:value-type="float">
            <text:p>6.66865617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10594" calcext:value-type="float">
            <text:p>6.810594</text:p>
          </table:table-cell>
          <table:table-cell office:value-type="float" office:value="6.668635" calcext:value-type="float">
            <text:p>6.66863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10459" calcext:value-type="float">
            <text:p>6.810459</text:p>
          </table:table-cell>
          <table:table-cell office:value-type="float" office:value="6.667591925" calcext:value-type="float">
            <text:p>6.66759192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1871" calcext:value-type="float">
            <text:p>6.81871</text:p>
          </table:table-cell>
          <table:table-cell office:value-type="float" office:value="6.66537045" calcext:value-type="float">
            <text:p>6.6653704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33369" calcext:value-type="float">
            <text:p>6.833369</text:p>
          </table:table-cell>
          <table:table-cell office:value-type="float" office:value="6.661628225" calcext:value-type="float">
            <text:p>6.6616282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20355" calcext:value-type="float">
            <text:p>6.820355</text:p>
          </table:table-cell>
          <table:table-cell office:value-type="float" office:value="6.656327125" calcext:value-type="float">
            <text:p>6.65632712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31311" calcext:value-type="float">
            <text:p>6.731311</text:p>
          </table:table-cell>
          <table:table-cell office:value-type="float" office:value="6.650293175" calcext:value-type="float">
            <text:p>6.65029317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56183" calcext:value-type="float">
            <text:p>6.556183</text:p>
          </table:table-cell>
          <table:table-cell office:value-type="float" office:value="6.6452059" calcext:value-type="float">
            <text:p>6.645205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360483" calcext:value-type="float">
            <text:p>6.360483</text:p>
          </table:table-cell>
          <table:table-cell office:value-type="float" office:value="6.642153375" calcext:value-type="float">
            <text:p>6.64215337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240267" calcext:value-type="float">
            <text:p>6.240267</text:p>
          </table:table-cell>
          <table:table-cell office:value-type="float" office:value="6.64399335" calcext:value-type="float">
            <text:p>6.6439933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211389" calcext:value-type="float">
            <text:p>6.211389</text:p>
          </table:table-cell>
          <table:table-cell office:value-type="float" office:value="6.6532273" calcext:value-type="float">
            <text:p>6.653227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495959" calcext:value-type="float">
            <text:p>6.495959</text:p>
          </table:table-cell>
          <table:table-cell office:value-type="float" office:value="6.66221275" calcext:value-type="float">
            <text:p>6.662212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457894" calcext:value-type="float">
            <text:p>6.457894</text:p>
          </table:table-cell>
          <table:table-cell office:value-type="float" office:value="6.664647575" calcext:value-type="float">
            <text:p>6.66464757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1712" calcext:value-type="float">
            <text:p>6.51712</text:p>
          </table:table-cell>
          <table:table-cell office:value-type="float" office:value="6.669197625" calcext:value-type="float">
            <text:p>6.66919762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82071" calcext:value-type="float">
            <text:p>6.582071</text:p>
          </table:table-cell>
          <table:table-cell office:value-type="float" office:value="6.67365385" calcext:value-type="float">
            <text:p>6.6736538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48071" calcext:value-type="float">
            <text:p>6.648071</text:p>
          </table:table-cell>
          <table:table-cell office:value-type="float" office:value="6.677806825" calcext:value-type="float">
            <text:p>6.67780682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07997" calcext:value-type="float">
            <text:p>6.707997</text:p>
          </table:table-cell>
          <table:table-cell office:value-type="float" office:value="6.68132615" calcext:value-type="float">
            <text:p>6.6813261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58064" calcext:value-type="float">
            <text:p>6.758064</text:p>
          </table:table-cell>
          <table:table-cell office:value-type="float" office:value="6.683924125" calcext:value-type="float">
            <text:p>6.68392412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98484" calcext:value-type="float">
            <text:p>6.798484</text:p>
          </table:table-cell>
          <table:table-cell office:value-type="float" office:value="6.685409025" calcext:value-type="float">
            <text:p>6.68540902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264" calcext:value-type="float">
            <text:p>6.8264</text:p>
          </table:table-cell>
          <table:table-cell office:value-type="float" office:value="6.685704775" calcext:value-type="float">
            <text:p>6.68570477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34514" calcext:value-type="float">
            <text:p>6.834514</text:p>
          </table:table-cell>
          <table:table-cell office:value-type="float" office:value="6.684925075" calcext:value-type="float">
            <text:p>6.68492507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19096" calcext:value-type="float">
            <text:p>6.819096</text:p>
          </table:table-cell>
          <table:table-cell office:value-type="float" office:value="6.683342475" calcext:value-type="float">
            <text:p>6.68334247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85604" calcext:value-type="float">
            <text:p>6.785604</text:p>
          </table:table-cell>
          <table:table-cell office:value-type="float" office:value="6.681190975" calcext:value-type="float">
            <text:p>6.68119097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42612" calcext:value-type="float">
            <text:p>6.742612</text:p>
          </table:table-cell>
          <table:table-cell office:value-type="float" office:value="6.67852375" calcext:value-type="float">
            <text:p>6.6785237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93173" calcext:value-type="float">
            <text:p>6.693173</text:p>
          </table:table-cell>
          <table:table-cell office:value-type="float" office:value="6.675349175" calcext:value-type="float">
            <text:p>6.67534917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38121" calcext:value-type="float">
            <text:p>6.638121</text:p>
          </table:table-cell>
          <table:table-cell office:value-type="float" office:value="6.671892975" calcext:value-type="float">
            <text:p>6.67189297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8661" calcext:value-type="float">
            <text:p>6.58661</text:p>
          </table:table-cell>
          <table:table-cell office:value-type="float" office:value="6.66859495" calcext:value-type="float">
            <text:p>6.6685949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560614" calcext:value-type="float">
            <text:p>6.560614</text:p>
          </table:table-cell>
          <table:table-cell office:value-type="float" office:value="6.665486975" calcext:value-type="float">
            <text:p>6.66548697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02652" calcext:value-type="float">
            <text:p>6.602652</text:p>
          </table:table-cell>
          <table:table-cell office:value-type="float" office:value="6.6653074" calcext:value-type="float">
            <text:p>6.665307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992483" calcext:value-type="float">
            <text:p>6.992483</text:p>
          </table:table-cell>
          <table:table-cell office:value-type="float" office:value="6.66339215" calcext:value-type="float">
            <text:p>6.6633921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320259" calcext:value-type="float">
            <text:p>6.320259</text:p>
          </table:table-cell>
          <table:table-cell office:value-type="float" office:value="6.65224885" calcext:value-type="float">
            <text:p>6.6522488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569286" calcext:value-type="float">
            <text:p>6.569286</text:p>
          </table:table-cell>
          <table:table-cell office:value-type="float" office:value="6.6588775" calcext:value-type="float">
            <text:p>6.658877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48254" calcext:value-type="float">
            <text:p>6.648254</text:p>
          </table:table-cell>
          <table:table-cell office:value-type="float" office:value="6.660564" calcext:value-type="float">
            <text:p>6.66056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64856" calcext:value-type="float">
            <text:p>6.664856</text:p>
          </table:table-cell>
          <table:table-cell office:value-type="float" office:value="6.66168905" calcext:value-type="float">
            <text:p>6.6616890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70885" calcext:value-type="float">
            <text:p>6.670885</text:p>
          </table:table-cell>
          <table:table-cell office:value-type="float" office:value="6.663756925" calcext:value-type="float">
            <text:p>6.66375692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95319" calcext:value-type="float">
            <text:p>6.695319</text:p>
          </table:table-cell>
          <table:table-cell office:value-type="float" office:value="6.666771775" calcext:value-type="float">
            <text:p>6.66677177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35463" calcext:value-type="float">
            <text:p>6.735463</text:p>
          </table:table-cell>
          <table:table-cell office:value-type="float" office:value="6.6697977" calcext:value-type="float">
            <text:p>6.669797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76837" calcext:value-type="float">
            <text:p>6.776837</text:p>
          </table:table-cell>
          <table:table-cell office:value-type="float" office:value="6.671887875" calcext:value-type="float">
            <text:p>6.67188787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806376" calcext:value-type="float">
            <text:p>6.806376</text:p>
          </table:table-cell>
          <table:table-cell office:value-type="float" office:value="6.67255585" calcext:value-type="float">
            <text:p>6.6725558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1536" calcext:value-type="float">
            <text:p>6.81536</text:p>
          </table:table-cell>
          <table:table-cell office:value-type="float" office:value="6.67177435" calcext:value-type="float">
            <text:p>6.6717743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01846" calcext:value-type="float">
            <text:p>6.801846</text:p>
          </table:table-cell>
          <table:table-cell office:value-type="float" office:value="6.669791575" calcext:value-type="float">
            <text:p>6.66979157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68871" calcext:value-type="float">
            <text:p>6.768871</text:p>
          </table:table-cell>
          <table:table-cell office:value-type="float" office:value="6.666926775" calcext:value-type="float">
            <text:p>6.66692677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216" calcext:value-type="float">
            <text:p>6.7216</text:p>
          </table:table-cell>
          <table:table-cell office:value-type="float" office:value="6.663530425" calcext:value-type="float">
            <text:p>6.6635304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69021" calcext:value-type="float">
            <text:p>6.669021</text:p>
          </table:table-cell>
          <table:table-cell office:value-type="float" office:value="6.6600103" calcext:value-type="float">
            <text:p>6.660010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21325" calcext:value-type="float">
            <text:p>6.621325</text:p>
          </table:table-cell>
          <table:table-cell office:value-type="float" office:value="6.6565558" calcext:value-type="float">
            <text:p>6.656555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78997" calcext:value-type="float">
            <text:p>6.578997</text:p>
          </table:table-cell>
          <table:table-cell office:value-type="float" office:value="6.652596525" calcext:value-type="float">
            <text:p>6.65259652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52782" calcext:value-type="float">
            <text:p>6.52782</text:p>
          </table:table-cell>
          <table:table-cell office:value-type="float" office:value="6.641116325" calcext:value-type="float">
            <text:p>6.64111632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434082" calcext:value-type="float">
            <text:p>6.434082</text:p>
          </table:table-cell>
          <table:table-cell office:value-type="float" office:value="6.644241825" calcext:value-type="float">
            <text:p>6.6442418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34082" calcext:value-type="float">
            <text:p>6.434082</text:p>
          </table:table-cell>
          <table:table-cell office:value-type="float" office:value="6.647939775" calcext:value-type="float">
            <text:p>6.64793977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09625" calcext:value-type="float">
            <text:p>6.609625</text:p>
          </table:table-cell>
          <table:table-cell office:value-type="float" office:value="6.6519561" calcext:value-type="float">
            <text:p>6.651956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70807" calcext:value-type="float">
            <text:p>6.570807</text:p>
          </table:table-cell>
          <table:table-cell office:value-type="float" office:value="6.652477975" calcext:value-type="float">
            <text:p>6.65247797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93352" calcext:value-type="float">
            <text:p>6.593352</text:p>
          </table:table-cell>
          <table:table-cell office:value-type="float" office:value="6.6550512" calcext:value-type="float">
            <text:p>6.655051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39896" calcext:value-type="float">
            <text:p>6.639896</text:p>
          </table:table-cell>
          <table:table-cell office:value-type="float" office:value="6.658241925" calcext:value-type="float">
            <text:p>6.65824192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95369" calcext:value-type="float">
            <text:p>6.695369</text:p>
          </table:table-cell>
          <table:table-cell office:value-type="float" office:value="6.6614954" calcext:value-type="float">
            <text:p>6.661495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4819" calcext:value-type="float">
            <text:p>6.74819</text:p>
          </table:table-cell>
          <table:table-cell office:value-type="float" office:value="6.664435875" calcext:value-type="float">
            <text:p>6.66443587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88844" calcext:value-type="float">
            <text:p>6.788844</text:p>
          </table:table-cell>
          <table:table-cell office:value-type="float" office:value="6.666679475" calcext:value-type="float">
            <text:p>6.66667947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811916" calcext:value-type="float">
            <text:p>6.811916</text:p>
          </table:table-cell>
          <table:table-cell office:value-type="float" office:value="6.66785315" calcext:value-type="float">
            <text:p>6.6678531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81746" calcext:value-type="float">
            <text:p>6.81746</text:p>
          </table:table-cell>
          <table:table-cell office:value-type="float" office:value="6.667713775" calcext:value-type="float">
            <text:p>6.66771377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810314" calcext:value-type="float">
            <text:p>6.810314</text:p>
          </table:table-cell>
          <table:table-cell office:value-type="float" office:value="6.666279025" calcext:value-type="float">
            <text:p>6.6662790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95212" calcext:value-type="float">
            <text:p>6.795212</text:p>
          </table:table-cell>
          <table:table-cell office:value-type="float" office:value="6.663842675" calcext:value-type="float">
            <text:p>6.66384267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7121" calcext:value-type="float">
            <text:p>6.77121</text:p>
          </table:table-cell>
          <table:table-cell office:value-type="float" office:value="6.6608287" calcext:value-type="float">
            <text:p>6.660828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33036" calcext:value-type="float">
            <text:p>6.733036</text:p>
          </table:table-cell>
          <table:table-cell office:value-type="float" office:value="6.6576109" calcext:value-type="float">
            <text:p>6.657610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78915" calcext:value-type="float">
            <text:p>6.678915</text:p>
          </table:table-cell>
          <table:table-cell office:value-type="float" office:value="6.654474325" calcext:value-type="float">
            <text:p>6.65447432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15629" calcext:value-type="float">
            <text:p>6.615629</text:p>
          </table:table-cell>
          <table:table-cell office:value-type="float" office:value="6.6517222" calcext:value-type="float">
            <text:p>6.651722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54925" calcext:value-type="float">
            <text:p>6.554925</text:p>
          </table:table-cell>
          <table:table-cell office:value-type="float" office:value="6.64968765" calcext:value-type="float">
            <text:p>6.6496876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062" calcext:value-type="float">
            <text:p>6.5062</text:p>
          </table:table-cell>
          <table:table-cell office:value-type="float" office:value="6.6513399" calcext:value-type="float">
            <text:p>6.6513399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462291" calcext:value-type="float">
            <text:p>6.462291</text:p>
          </table:table-cell>
          <table:table-cell office:value-type="float" office:value="6.65250215" calcext:value-type="float">
            <text:p>6.6525021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553431" calcext:value-type="float">
            <text:p>6.553431</text:p>
          </table:table-cell>
          <table:table-cell office:value-type="float" office:value="6.6551061" calcext:value-type="float">
            <text:p>6.655106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526042" calcext:value-type="float">
            <text:p>6.526042</text:p>
          </table:table-cell>
          <table:table-cell office:value-type="float" office:value="6.655984625" calcext:value-type="float">
            <text:p>6.65598462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546751" calcext:value-type="float">
            <text:p>6.546751</text:p>
          </table:table-cell>
          <table:table-cell office:value-type="float" office:value="6.65841105" calcext:value-type="float">
            <text:p>6.6584110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85405" calcext:value-type="float">
            <text:p>6.585405</text:p>
          </table:table-cell>
          <table:table-cell office:value-type="float" office:value="6.6615774" calcext:value-type="float">
            <text:p>6.661577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36746" calcext:value-type="float">
            <text:p>6.636746</text:p>
          </table:table-cell>
          <table:table-cell office:value-type="float" office:value="6.665214975" calcext:value-type="float">
            <text:p>6.66521497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93256" calcext:value-type="float">
            <text:p>6.693256</text:p>
          </table:table-cell>
          <table:table-cell office:value-type="float" office:value="6.668799725" calcext:value-type="float">
            <text:p>6.66879972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47571" calcext:value-type="float">
            <text:p>6.747571</text:p>
          </table:table-cell>
          <table:table-cell office:value-type="float" office:value="6.671745025" calcext:value-type="float">
            <text:p>6.67174502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91479" calcext:value-type="float">
            <text:p>6.791479</text:p>
          </table:table-cell>
          <table:table-cell office:value-type="float" office:value="6.673629375" calcext:value-type="float">
            <text:p>6.6736293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16356" calcext:value-type="float">
            <text:p>6.816356</text:p>
          </table:table-cell>
          <table:table-cell office:value-type="float" office:value="6.674322625" calcext:value-type="float">
            <text:p>6.67432262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1907" calcext:value-type="float">
            <text:p>6.81907</text:p>
          </table:table-cell>
          <table:table-cell office:value-type="float" office:value="6.674021875" calcext:value-type="float">
            <text:p>6.6740218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03556" calcext:value-type="float">
            <text:p>6.803556</text:p>
          </table:table-cell>
          <table:table-cell office:value-type="float" office:value="6.673147975" calcext:value-type="float">
            <text:p>6.6731479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75116" calcext:value-type="float">
            <text:p>6.775116</text:p>
          </table:table-cell>
          <table:table-cell office:value-type="float" office:value="6.67206275" calcext:value-type="float">
            <text:p>6.672062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36049" calcext:value-type="float">
            <text:p>6.736049</text:p>
          </table:table-cell>
          <table:table-cell office:value-type="float" office:value="6.67064985" calcext:value-type="float">
            <text:p>6.6706498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87254" calcext:value-type="float">
            <text:p>6.687254</text:p>
          </table:table-cell>
          <table:table-cell office:value-type="float" office:value="6.668147" calcext:value-type="float">
            <text:p>6.66814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33017" calcext:value-type="float">
            <text:p>6.633017</text:p>
          </table:table-cell>
          <table:table-cell office:value-type="float" office:value="6.66369945" calcext:value-type="float">
            <text:p>6.6636994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80795" calcext:value-type="float">
            <text:p>6.580795</text:p>
          </table:table-cell>
          <table:table-cell office:value-type="float" office:value="6.6568801" calcext:value-type="float">
            <text:p>6.656880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30841" calcext:value-type="float">
            <text:p>6.530841</text:p>
          </table:table-cell>
          <table:table-cell office:value-type="float" office:value="6.643053825" calcext:value-type="float">
            <text:p>6.64305382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62954" calcext:value-type="float">
            <text:p>6.462954</text:p>
          </table:table-cell>
          <table:table-cell office:value-type="float" office:value="6.6518777" calcext:value-type="float">
            <text:p>6.651877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119789" calcext:value-type="float">
            <text:p>6.119789</text:p>
          </table:table-cell>
          <table:table-cell office:value-type="float" office:value="6.65631605" calcext:value-type="float">
            <text:p>6.6563160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5284" calcext:value-type="float">
            <text:p>6.65284</text:p>
          </table:table-cell>
          <table:table-cell office:value-type="float" office:value="6.6686153" calcext:value-type="float">
            <text:p>6.668615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582" calcext:value-type="float">
            <text:p>6.582</text:p>
          </table:table-cell>
          <table:table-cell office:value-type="float" office:value="6.667861475" calcext:value-type="float">
            <text:p>6.6678614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594735" calcext:value-type="float">
            <text:p>6.594735</text:p>
          </table:table-cell>
          <table:table-cell office:value-type="float" office:value="6.66981715" calcext:value-type="float">
            <text:p>6.6698171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305" calcext:value-type="float">
            <text:p>6.6305</text:p>
          </table:table-cell>
          <table:table-cell office:value-type="float" office:value="6.6727498" calcext:value-type="float">
            <text:p>6.672749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73736" calcext:value-type="float">
            <text:p>6.673736</text:p>
          </table:table-cell>
          <table:table-cell office:value-type="float" office:value="6.676068025" calcext:value-type="float">
            <text:p>6.67606802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20981" calcext:value-type="float">
            <text:p>6.720981</text:p>
          </table:table-cell>
          <table:table-cell office:value-type="float" office:value="6.67932835" calcext:value-type="float">
            <text:p>6.6793283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70035" calcext:value-type="float">
            <text:p>6.770035</text:p>
          </table:table-cell>
          <table:table-cell office:value-type="float" office:value="6.682052175" calcext:value-type="float">
            <text:p>6.6820521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812988" calcext:value-type="float">
            <text:p>6.812988</text:p>
          </table:table-cell>
          <table:table-cell office:value-type="float" office:value="6.68374485" calcext:value-type="float">
            <text:p>6.6837448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37934" calcext:value-type="float">
            <text:p>6.837934</text:p>
          </table:table-cell>
          <table:table-cell office:value-type="float" office:value="6.6840776" calcext:value-type="float">
            <text:p>6.684077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35791" calcext:value-type="float">
            <text:p>6.835791</text:p>
          </table:table-cell>
          <table:table-cell office:value-type="float" office:value="6.6830029" calcext:value-type="float">
            <text:p>6.683002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06341" calcext:value-type="float">
            <text:p>6.806341</text:p>
          </table:table-cell>
          <table:table-cell office:value-type="float" office:value="6.680701675" calcext:value-type="float">
            <text:p>6.6807016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6007" calcext:value-type="float">
            <text:p>6.76007</text:p>
          </table:table-cell>
          <table:table-cell office:value-type="float" office:value="6.6774982" calcext:value-type="float">
            <text:p>6.677498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1286" calcext:value-type="float">
            <text:p>6.71286</text:p>
          </table:table-cell>
          <table:table-cell office:value-type="float" office:value="6.673840775" calcext:value-type="float">
            <text:p>6.67384077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74653" calcext:value-type="float">
            <text:p>6.674653</text:p>
          </table:table-cell>
          <table:table-cell office:value-type="float" office:value="6.670271075" calcext:value-type="float">
            <text:p>6.6702710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42498" calcext:value-type="float">
            <text:p>6.642498</text:p>
          </table:table-cell>
          <table:table-cell office:value-type="float" office:value="6.6673742" calcext:value-type="float">
            <text:p>6.6673742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07573" calcext:value-type="float">
            <text:p>6.607573</text:p>
          </table:table-cell>
          <table:table-cell office:value-type="float" office:value="6.6659677" calcext:value-type="float">
            <text:p>6.665967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6883" calcext:value-type="float">
            <text:p>6.56883</text:p>
          </table:table-cell>
          <table:table-cell office:value-type="float" office:value="6.676102875" calcext:value-type="float">
            <text:p>6.6761028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534247" calcext:value-type="float">
            <text:p>6.534247</text:p>
          </table:table-cell>
          <table:table-cell office:value-type="float" office:value="6.675215725" calcext:value-type="float">
            <text:p>6.6752157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21015" calcext:value-type="float">
            <text:p>6.621015</text:p>
          </table:table-cell>
          <table:table-cell office:value-type="float" office:value="6.6764869" calcext:value-type="float">
            <text:p>6.676486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55269" calcext:value-type="float">
            <text:p>6.55269</text:p>
          </table:table-cell>
          <table:table-cell office:value-type="float" office:value="6.676177425" calcext:value-type="float">
            <text:p>6.67617742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66449" calcext:value-type="float">
            <text:p>6.566449</text:p>
          </table:table-cell>
          <table:table-cell office:value-type="float" office:value="6.678067975" calcext:value-type="float">
            <text:p>6.6780679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88572" calcext:value-type="float">
            <text:p>6.588572</text:p>
          </table:table-cell>
          <table:table-cell office:value-type="float" office:value="6.68039385" calcext:value-type="float">
            <text:p>6.6803938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23099" calcext:value-type="float">
            <text:p>6.623099</text:p>
          </table:table-cell>
          <table:table-cell office:value-type="float" office:value="6.683337975" calcext:value-type="float">
            <text:p>6.6833379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73405" calcext:value-type="float">
            <text:p>6.673405</text:p>
          </table:table-cell>
          <table:table-cell office:value-type="float" office:value="6.686729475" calcext:value-type="float">
            <text:p>6.68672947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30908" calcext:value-type="float">
            <text:p>6.730908</text:p>
          </table:table-cell>
          <table:table-cell office:value-type="float" office:value="6.689910225" calcext:value-type="float">
            <text:p>6.68991022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80136" calcext:value-type="float">
            <text:p>6.780136</text:p>
          </table:table-cell>
          <table:table-cell office:value-type="float" office:value="6.692175075" calcext:value-type="float">
            <text:p>6.6921750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11068" calcext:value-type="float">
            <text:p>6.811068</text:p>
          </table:table-cell>
          <table:table-cell office:value-type="float" office:value="6.693181775" calcext:value-type="float">
            <text:p>6.6931817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22945" calcext:value-type="float">
            <text:p>6.822945</text:p>
          </table:table-cell>
          <table:table-cell office:value-type="float" office:value="6.69288005" calcext:value-type="float">
            <text:p>6.6928800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19209" calcext:value-type="float">
            <text:p>6.819209</text:p>
          </table:table-cell>
          <table:table-cell office:value-type="float" office:value="6.691212175" calcext:value-type="float">
            <text:p>6.6912121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04326" calcext:value-type="float">
            <text:p>6.804326</text:p>
          </table:table-cell>
          <table:table-cell office:value-type="float" office:value="6.68818255" calcext:value-type="float">
            <text:p>6.6881825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84114" calcext:value-type="float">
            <text:p>6.784114</text:p>
          </table:table-cell>
          <table:table-cell office:value-type="float" office:value="6.684259425" calcext:value-type="float">
            <text:p>6.6842594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60147" calcext:value-type="float">
            <text:p>6.760147</text:p>
          </table:table-cell>
          <table:table-cell office:value-type="float" office:value="6.680252225" calcext:value-type="float">
            <text:p>6.68025222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186" calcext:value-type="float">
            <text:p>6.7186</text:p>
          </table:table-cell>
          <table:table-cell office:value-type="float" office:value="6.6764353" calcext:value-type="float">
            <text:p>6.676435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35935" calcext:value-type="float">
            <text:p>6.635935</text:p>
          </table:table-cell>
          <table:table-cell office:value-type="float" office:value="6.6721339" calcext:value-type="float">
            <text:p>6.6721339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09352" calcext:value-type="float">
            <text:p>6.509352</text:p>
          </table:table-cell>
          <table:table-cell office:value-type="float" office:value="6.665207225" calcext:value-type="float">
            <text:p>6.66520722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360243" calcext:value-type="float">
            <text:p>6.360243</text:p>
          </table:table-cell>
          <table:table-cell office:value-type="float" office:value="6.68100135" calcext:value-type="float">
            <text:p>6.6810013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027744" calcext:value-type="float">
            <text:p>6.027744</text:p>
          </table:table-cell>
          <table:table-cell office:value-type="float" office:value="6.687327375" calcext:value-type="float">
            <text:p>6.6873273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83796" calcext:value-type="float">
            <text:p>6.883796</text:p>
          </table:table-cell>
          <table:table-cell office:value-type="float" office:value="6.7009998" calcext:value-type="float">
            <text:p>6.700999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40488" calcext:value-type="float">
            <text:p>6.640488</text:p>
          </table:table-cell>
          <table:table-cell office:value-type="float" office:value="6.693913675" calcext:value-type="float">
            <text:p>6.6939136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11759" calcext:value-type="float">
            <text:p>6.611759</text:p>
          </table:table-cell>
          <table:table-cell office:value-type="float" office:value="6.694164925" calcext:value-type="float">
            <text:p>6.69416492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22687" calcext:value-type="float">
            <text:p>6.622687</text:p>
          </table:table-cell>
          <table:table-cell office:value-type="float" office:value="6.6965898" calcext:value-type="float">
            <text:p>6.696589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60227" calcext:value-type="float">
            <text:p>6.660227</text:p>
          </table:table-cell>
          <table:table-cell office:value-type="float" office:value="6.700135725" calcext:value-type="float">
            <text:p>6.70013572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12041" calcext:value-type="float">
            <text:p>6.712041</text:p>
          </table:table-cell>
          <table:table-cell office:value-type="float" office:value="6.70383195" calcext:value-type="float">
            <text:p>6.7038319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63229" calcext:value-type="float">
            <text:p>6.763229</text:p>
          </table:table-cell>
          <table:table-cell office:value-type="float" office:value="6.7068011" calcext:value-type="float">
            <text:p>6.706801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804149" calcext:value-type="float">
            <text:p>6.804149</text:p>
          </table:table-cell>
          <table:table-cell office:value-type="float" office:value="6.708486275" calcext:value-type="float">
            <text:p>6.70848627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829934" calcext:value-type="float">
            <text:p>6.829934</text:p>
          </table:table-cell>
          <table:table-cell office:value-type="float" office:value="6.708722675" calcext:value-type="float">
            <text:p>6.70872267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37742" calcext:value-type="float">
            <text:p>6.837742</text:p>
          </table:table-cell>
          <table:table-cell office:value-type="float" office:value="6.707663125" calcext:value-type="float">
            <text:p>6.7076631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26298" calcext:value-type="float">
            <text:p>6.826298</text:p>
          </table:table-cell>
          <table:table-cell office:value-type="float" office:value="6.705613925" calcext:value-type="float">
            <text:p>6.70561392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94946" calcext:value-type="float">
            <text:p>6.794946</text:p>
          </table:table-cell>
          <table:table-cell office:value-type="float" office:value="6.70289305" calcext:value-type="float">
            <text:p>6.7028930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43742" calcext:value-type="float">
            <text:p>6.743742</text:p>
          </table:table-cell>
          <table:table-cell office:value-type="float" office:value="6.69980595" calcext:value-type="float">
            <text:p>6.6998059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78202" calcext:value-type="float">
            <text:p>6.678202</text:p>
          </table:table-cell>
          <table:table-cell office:value-type="float" office:value="6.69664095" calcext:value-type="float">
            <text:p>6.6966409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13773" calcext:value-type="float">
            <text:p>6.613773</text:p>
          </table:table-cell>
          <table:table-cell office:value-type="float" office:value="6.6935076" calcext:value-type="float">
            <text:p>6.69350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570072" calcext:value-type="float">
            <text:p>6.570072</text:p>
          </table:table-cell>
          <table:table-cell office:value-type="float" office:value="6.689954825" calcext:value-type="float">
            <text:p>6.68995482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558778" calcext:value-type="float">
            <text:p>6.558778</text:p>
          </table:table-cell>
          <table:table-cell office:value-type="float" office:value="6.6818614" calcext:value-type="float">
            <text:p>6.68186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86238" calcext:value-type="float">
            <text:p>6.586238</text:p>
          </table:table-cell>
          <table:table-cell office:value-type="float" office:value="6.682557875" calcext:value-type="float">
            <text:p>6.6825578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01298" calcext:value-type="float">
            <text:p>7.01298</text:p>
          </table:table-cell>
          <table:table-cell office:value-type="float" office:value="6.68054395" calcext:value-type="float">
            <text:p>6.6805439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33344" calcext:value-type="float">
            <text:p>6.533344</text:p>
          </table:table-cell>
          <table:table-cell office:value-type="float" office:value="6.6682543" calcext:value-type="float">
            <text:p>6.668254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85094" calcext:value-type="float">
            <text:p>6.585094</text:p>
          </table:table-cell>
          <table:table-cell office:value-type="float" office:value="6.669442475" calcext:value-type="float">
            <text:p>6.6694424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08636" calcext:value-type="float">
            <text:p>6.608636</text:p>
          </table:table-cell>
          <table:table-cell office:value-type="float" office:value="6.671265225" calcext:value-type="float">
            <text:p>6.67126522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28312" calcext:value-type="float">
            <text:p>6.628312</text:p>
          </table:table-cell>
          <table:table-cell office:value-type="float" office:value="6.674260025" calcext:value-type="float">
            <text:p>6.6742600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59484" calcext:value-type="float">
            <text:p>6.659484</text:p>
          </table:table-cell>
          <table:table-cell office:value-type="float" office:value="6.678036375" calcext:value-type="float">
            <text:p>6.6780363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06337" calcext:value-type="float">
            <text:p>6.706337</text:p>
          </table:table-cell>
          <table:table-cell office:value-type="float" office:value="6.68178105" calcext:value-type="float">
            <text:p>6.6817810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58759" calcext:value-type="float">
            <text:p>6.758759</text:p>
          </table:table-cell>
          <table:table-cell office:value-type="float" office:value="6.684645625" calcext:value-type="float">
            <text:p>6.6846456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800635" calcext:value-type="float">
            <text:p>6.800635</text:p>
          </table:table-cell>
          <table:table-cell office:value-type="float" office:value="6.68611335" calcext:value-type="float">
            <text:p>6.6861133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21502" calcext:value-type="float">
            <text:p>6.821502</text:p>
          </table:table-cell>
          <table:table-cell office:value-type="float" office:value="6.6861088" calcext:value-type="float">
            <text:p>6.686108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20404" calcext:value-type="float">
            <text:p>6.820404</text:p>
          </table:table-cell>
          <table:table-cell office:value-type="float" office:value="6.68481005" calcext:value-type="float">
            <text:p>6.6848100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98999" calcext:value-type="float">
            <text:p>6.798999</text:p>
          </table:table-cell>
          <table:table-cell office:value-type="float" office:value="6.682435125" calcext:value-type="float">
            <text:p>6.6824351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5623" calcext:value-type="float">
            <text:p>6.75623</text:p>
          </table:table-cell>
          <table:table-cell office:value-type="float" office:value="6.6792302" calcext:value-type="float">
            <text:p>6.679230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98024" calcext:value-type="float">
            <text:p>6.698024</text:p>
          </table:table-cell>
          <table:table-cell office:value-type="float" office:value="6.675610775" calcext:value-type="float">
            <text:p>6.6756107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47401" calcext:value-type="float">
            <text:p>6.647401</text:p>
          </table:table-cell>
          <table:table-cell office:value-type="float" office:value="6.672135" calcext:value-type="float">
            <text:p>6.67213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23826" calcext:value-type="float">
            <text:p>6.623826</text:p>
          </table:table-cell>
          <table:table-cell office:value-type="float" office:value="6.669087325" calcext:value-type="float">
            <text:p>6.6690873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0747" calcext:value-type="float">
            <text:p>6.60747</text:p>
          </table:table-cell>
          <table:table-cell office:value-type="float" office:value="6.6660868" calcext:value-type="float">
            <text:p>6.666086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546544" calcext:value-type="float">
            <text:p>6.546544</text:p>
          </table:table-cell>
          <table:table-cell office:value-type="float" office:value="7.4095097" calcext:value-type="float">
            <text:p>7.409509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358868" calcext:value-type="float">
            <text:p>6.358868</text:p>
          </table:table-cell>
          <table:table-cell office:value-type="float" office:value="7.411127925" calcext:value-type="float">
            <text:p>7.4111279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141117" calcext:value-type="float">
            <text:p>7.141117</text:p>
          </table:table-cell>
          <table:table-cell office:value-type="float" office:value="7.417286925" calcext:value-type="float">
            <text:p>7.4172869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13284" calcext:value-type="float">
            <text:p>6.613284</text:p>
          </table:table-cell>
          <table:table-cell office:value-type="float" office:value="7.404139675" calcext:value-type="float">
            <text:p>7.4041396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74641" calcext:value-type="float">
            <text:p>6.574641</text:p>
          </table:table-cell>
          <table:table-cell office:value-type="float" office:value="7.4047791" calcext:value-type="float">
            <text:p>7.404779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00351" calcext:value-type="float">
            <text:p>6.600351</text:p>
          </table:table-cell>
          <table:table-cell office:value-type="float" office:value="7.40742795" calcext:value-type="float">
            <text:p>7.4074279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50538" calcext:value-type="float">
            <text:p>6.650538</text:p>
          </table:table-cell>
          <table:table-cell office:value-type="float" office:value="7.410871075" calcext:value-type="float">
            <text:p>7.41087107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08754" calcext:value-type="float">
            <text:p>6.708754</text:p>
          </table:table-cell>
          <table:table-cell office:value-type="float" office:value="7.414509475" calcext:value-type="float">
            <text:p>7.4145094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64524" calcext:value-type="float">
            <text:p>6.764524</text:p>
          </table:table-cell>
          <table:table-cell office:value-type="float" office:value="7.417630125" calcext:value-type="float">
            <text:p>7.41763012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808076" calcext:value-type="float">
            <text:p>6.808076</text:p>
          </table:table-cell>
          <table:table-cell office:value-type="float" office:value="7.4195167" calcext:value-type="float">
            <text:p>7.419516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30807" calcext:value-type="float">
            <text:p>6.830807</text:p>
          </table:table-cell>
          <table:table-cell office:value-type="float" office:value="7.419853275" calcext:value-type="float">
            <text:p>7.41985327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30636" calcext:value-type="float">
            <text:p>6.830636</text:p>
          </table:table-cell>
          <table:table-cell office:value-type="float" office:value="7.4188493" calcext:value-type="float">
            <text:p>7.418849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13605" calcext:value-type="float">
            <text:p>6.813605</text:p>
          </table:table-cell>
          <table:table-cell office:value-type="float" office:value="7.416933275" calcext:value-type="float">
            <text:p>7.41693327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87552" calcext:value-type="float">
            <text:p>6.787552</text:p>
          </table:table-cell>
          <table:table-cell office:value-type="float" office:value="7.41443565" calcext:value-type="float">
            <text:p>7.4144356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55774" calcext:value-type="float">
            <text:p>6.755774</text:p>
          </table:table-cell>
          <table:table-cell office:value-type="float" office:value="7.411586825" calcext:value-type="float">
            <text:p>7.41158682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17463" calcext:value-type="float">
            <text:p>6.717463</text:p>
          </table:table-cell>
          <table:table-cell office:value-type="float" office:value="7.408628825" calcext:value-type="float">
            <text:p>7.40862882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71462" calcext:value-type="float">
            <text:p>6.671462</text:p>
          </table:table-cell>
          <table:table-cell office:value-type="float" office:value="7.4057605" calcext:value-type="float">
            <text:p>7.40576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17142" calcext:value-type="float">
            <text:p>6.617142</text:p>
          </table:table-cell>
          <table:table-cell office:value-type="float" office:value="7.402995675" calcext:value-type="float">
            <text:p>7.40299567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52868" calcext:value-type="float">
            <text:p>6.552868</text:p>
          </table:table-cell>
          <table:table-cell office:value-type="float" office:value="7.399514875" calcext:value-type="float">
            <text:p>7.3995148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471662" calcext:value-type="float">
            <text:p>6.471662</text:p>
          </table:table-cell>
          <table:table-cell office:value-type="float" office:value="7.4028059" calcext:value-type="float">
            <text:p>7.402805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246335" calcext:value-type="float">
            <text:p>6.246335</text:p>
          </table:table-cell>
          <table:table-cell office:value-type="float" office:value="7.405654725" calcext:value-type="float">
            <text:p>7.40565472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86637" calcext:value-type="float">
            <text:p>6.586637</text:p>
          </table:table-cell>
          <table:table-cell office:value-type="float" office:value="7.41402605" calcext:value-type="float">
            <text:p>7.4140260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05681" calcext:value-type="float">
            <text:p>6.505681</text:p>
          </table:table-cell>
          <table:table-cell office:value-type="float" office:value="7.41437605" calcext:value-type="float">
            <text:p>7.4143760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521394" calcext:value-type="float">
            <text:p>6.521394</text:p>
          </table:table-cell>
          <table:table-cell office:value-type="float" office:value="7.41768715" calcext:value-type="float">
            <text:p>7.4176871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80871" calcext:value-type="float">
            <text:p>6.580871</text:p>
          </table:table-cell>
          <table:table-cell office:value-type="float" office:value="7.4218499" calcext:value-type="float">
            <text:p>7.421849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58004" calcext:value-type="float">
            <text:p>6.658004</text:p>
          </table:table-cell>
          <table:table-cell office:value-type="float" office:value="7.42581235" calcext:value-type="float">
            <text:p>7.4258123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28428" calcext:value-type="float">
            <text:p>6.728428</text:p>
          </table:table-cell>
          <table:table-cell office:value-type="float" office:value="7.4289305" calcext:value-type="float">
            <text:p>7.428930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79366" calcext:value-type="float">
            <text:p>6.779366</text:p>
          </table:table-cell>
          <table:table-cell office:value-type="float" office:value="7.43103935" calcext:value-type="float">
            <text:p>7.4310393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09271" calcext:value-type="float">
            <text:p>6.809271</text:p>
          </table:table-cell>
          <table:table-cell office:value-type="float" office:value="7.432194" calcext:value-type="float">
            <text:p>7.43219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2092" calcext:value-type="float">
            <text:p>6.82092</text:p>
          </table:table-cell>
          <table:table-cell office:value-type="float" office:value="7.432395825" calcext:value-type="float">
            <text:p>7.43239582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17468" calcext:value-type="float">
            <text:p>6.817468</text:p>
          </table:table-cell>
          <table:table-cell office:value-type="float" office:value="7.431636425" calcext:value-type="float">
            <text:p>7.4316364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00453" calcext:value-type="float">
            <text:p>6.800453</text:p>
          </table:table-cell>
          <table:table-cell office:value-type="float" office:value="7.430125875" calcext:value-type="float">
            <text:p>7.43012587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69552" calcext:value-type="float">
            <text:p>6.769552</text:p>
          </table:table-cell>
          <table:table-cell office:value-type="float" office:value="7.42843385" calcext:value-type="float">
            <text:p>7.428433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25407" calcext:value-type="float">
            <text:p>6.725407</text:p>
          </table:table-cell>
          <table:table-cell office:value-type="float" office:value="7.427282475" calcext:value-type="float">
            <text:p>7.42728247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70802" calcext:value-type="float">
            <text:p>6.670802</text:p>
          </table:table-cell>
          <table:table-cell office:value-type="float" office:value="7.42678595" calcext:value-type="float">
            <text:p>7.4267859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11453" calcext:value-type="float">
            <text:p>6.611453</text:p>
          </table:table-cell>
          <table:table-cell office:value-type="float" office:value="7.4254797" calcext:value-type="float">
            <text:p>7.425479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58993" calcext:value-type="float">
            <text:p>6.558993</text:p>
          </table:table-cell>
          <table:table-cell office:value-type="float" office:value="7.4191263" calcext:value-type="float">
            <text:p>7.419126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25494" calcext:value-type="float">
            <text:p>6.525494</text:p>
          </table:table-cell>
          <table:table-cell office:value-type="float" office:value="7.35791815" calcext:value-type="float">
            <text:p>7.3579181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03805" calcext:value-type="float">
            <text:p>6.503805</text:p>
          </table:table-cell>
          <table:table-cell office:value-type="float" office:value="7.369416525" calcext:value-type="float">
            <text:p>7.36941652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6.344386" calcext:value-type="float">
            <text:p>36.344386</text:p>
          </table:table-cell>
          <table:table-cell office:value-type="float" office:value="7.373607825" calcext:value-type="float">
            <text:p>7.3736078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11273" calcext:value-type="float">
            <text:p>6.611273</text:p>
          </table:table-cell>
          <table:table-cell office:value-type="float" office:value="6.630783475" calcext:value-type="float">
            <text:p>6.6307834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05228" calcext:value-type="float">
            <text:p>6.605228</text:p>
          </table:table-cell>
          <table:table-cell office:value-type="float" office:value="6.632037725" calcext:value-type="float">
            <text:p>6.63203772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15227" calcext:value-type="float">
            <text:p>6.615227</text:p>
          </table:table-cell>
          <table:table-cell office:value-type="float" office:value="6.6344341" calcext:value-type="float">
            <text:p>6.634434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38861" calcext:value-type="float">
            <text:p>6.638861</text:p>
          </table:table-cell>
          <table:table-cell office:value-type="float" office:value="6.6374376" calcext:value-type="float">
            <text:p>6.637437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80595" calcext:value-type="float">
            <text:p>6.680595</text:p>
          </table:table-cell>
          <table:table-cell office:value-type="float" office:value="6.640647275" calcext:value-type="float">
            <text:p>6.6406472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38076" calcext:value-type="float">
            <text:p>6.738076</text:p>
          </table:table-cell>
          <table:table-cell office:value-type="float" office:value="6.643610975" calcext:value-type="float">
            <text:p>6.6436109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96074" calcext:value-type="float">
            <text:p>6.796074</text:p>
          </table:table-cell>
          <table:table-cell office:value-type="float" office:value="6.645823625" calcext:value-type="float">
            <text:p>6.64582362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3358" calcext:value-type="float">
            <text:p>6.83358</text:p>
          </table:table-cell>
          <table:table-cell office:value-type="float" office:value="6.6468812" calcext:value-type="float">
            <text:p>6.646881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39987" calcext:value-type="float">
            <text:p>6.839987</text:p>
          </table:table-cell>
          <table:table-cell office:value-type="float" office:value="6.64663525" calcext:value-type="float">
            <text:p>6.646635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21539" calcext:value-type="float">
            <text:p>6.821539</text:p>
          </table:table-cell>
          <table:table-cell office:value-type="float" office:value="6.645207875" calcext:value-type="float">
            <text:p>6.64520787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90648" calcext:value-type="float">
            <text:p>6.790648</text:p>
          </table:table-cell>
          <table:table-cell office:value-type="float" office:value="6.6428661" calcext:value-type="float">
            <text:p>6.642866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53995" calcext:value-type="float">
            <text:p>6.753995</text:p>
          </table:table-cell>
          <table:table-cell office:value-type="float" office:value="6.6399275" calcext:value-type="float">
            <text:p>6.63992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137" calcext:value-type="float">
            <text:p>6.7137</text:p>
          </table:table-cell>
          <table:table-cell office:value-type="float" office:value="6.63679115" calcext:value-type="float">
            <text:p>6.6367911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73599" calcext:value-type="float">
            <text:p>6.673599</text:p>
          </table:table-cell>
          <table:table-cell office:value-type="float" office:value="6.633876475" calcext:value-type="float">
            <text:p>6.63387647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37454" calcext:value-type="float">
            <text:p>6.637454</text:p>
          </table:table-cell>
          <table:table-cell office:value-type="float" office:value="6.6313424" calcext:value-type="float">
            <text:p>6.631342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0273" calcext:value-type="float">
            <text:p>6.60273</text:p>
          </table:table-cell>
          <table:table-cell office:value-type="float" office:value="6.62868455" calcext:value-type="float">
            <text:p>6.6286845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60869" calcext:value-type="float">
            <text:p>6.560869</text:p>
          </table:table-cell>
          <table:table-cell office:value-type="float" office:value="6.632731225" calcext:value-type="float">
            <text:p>6.6327312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47791" calcext:value-type="float">
            <text:p>6.47791</text:p>
          </table:table-cell>
          <table:table-cell office:value-type="float" office:value="6.63342375" calcext:value-type="float">
            <text:p>6.6334237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84509" calcext:value-type="float">
            <text:p>6.684509</text:p>
          </table:table-cell>
          <table:table-cell office:value-type="float" office:value="6.635853425" calcext:value-type="float">
            <text:p>6.63585342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85615" calcext:value-type="float">
            <text:p>6.585615</text:p>
          </table:table-cell>
          <table:table-cell office:value-type="float" office:value="6.633523025" calcext:value-type="float">
            <text:p>6.63352302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581188" calcext:value-type="float">
            <text:p>6.581188</text:p>
          </table:table-cell>
          <table:table-cell office:value-type="float" office:value="6.634670275" calcext:value-type="float">
            <text:p>6.63467027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00637" calcext:value-type="float">
            <text:p>6.600637</text:p>
          </table:table-cell>
          <table:table-cell office:value-type="float" office:value="6.637261775" calcext:value-type="float">
            <text:p>6.63726177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38125" calcext:value-type="float">
            <text:p>6.638125</text:p>
          </table:table-cell>
          <table:table-cell office:value-type="float" office:value="6.640673525" calcext:value-type="float">
            <text:p>6.64067352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87904" calcext:value-type="float">
            <text:p>6.687904</text:p>
          </table:table-cell>
          <table:table-cell office:value-type="float" office:value="6.644187375" calcext:value-type="float">
            <text:p>6.6441873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39369" calcext:value-type="float">
            <text:p>6.739369</text:p>
          </table:table-cell>
          <table:table-cell office:value-type="float" office:value="6.647183425" calcext:value-type="float">
            <text:p>6.64718342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8273" calcext:value-type="float">
            <text:p>6.78273</text:p>
          </table:table-cell>
          <table:table-cell office:value-type="float" office:value="6.649317725" calcext:value-type="float">
            <text:p>6.6493177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12782" calcext:value-type="float">
            <text:p>6.812782</text:p>
          </table:table-cell>
          <table:table-cell office:value-type="float" office:value="6.650367875" calcext:value-type="float">
            <text:p>6.65036787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25552" calcext:value-type="float">
            <text:p>6.825552</text:p>
          </table:table-cell>
          <table:table-cell office:value-type="float" office:value="6.65004605" calcext:value-type="float">
            <text:p>6.6500460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17344" calcext:value-type="float">
            <text:p>6.817344</text:p>
          </table:table-cell>
          <table:table-cell office:value-type="float" office:value="6.648165975" calcext:value-type="float">
            <text:p>6.64816597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90544" calcext:value-type="float">
            <text:p>6.790544</text:p>
          </table:table-cell>
          <table:table-cell office:value-type="float" office:value="6.6449638" calcext:value-type="float">
            <text:p>6.644963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57046" calcext:value-type="float">
            <text:p>6.757046</text:p>
          </table:table-cell>
          <table:table-cell office:value-type="float" office:value="6.641075225" calcext:value-type="float">
            <text:p>6.6410752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32772" calcext:value-type="float">
            <text:p>6.732772</text:p>
          </table:table-cell>
          <table:table-cell office:value-type="float" office:value="6.63703225" calcext:value-type="float">
            <text:p>6.637032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23497" calcext:value-type="float">
            <text:p>6.723497</text:p>
          </table:table-cell>
          <table:table-cell office:value-type="float" office:value="6.63271955" calcext:value-type="float">
            <text:p>6.6327195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05546" calcext:value-type="float">
            <text:p>6.705546</text:p>
          </table:table-cell>
          <table:table-cell office:value-type="float" office:value="6.627431725" calcext:value-type="float">
            <text:p>6.62743172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18552" calcext:value-type="float">
            <text:p>6.618552</text:p>
          </table:table-cell>
          <table:table-cell office:value-type="float" office:value="6.6192914" calcext:value-type="float">
            <text:p>6.619291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357317" calcext:value-type="float">
            <text:p>6.357317</text:p>
          </table:table-cell>
          <table:table-cell office:value-type="float" office:value="6.619682675" calcext:value-type="float">
            <text:p>6.61968267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110667" calcext:value-type="float">
            <text:p>4.110667</text:p>
          </table:table-cell>
          <table:table-cell office:value-type="float" office:value="6.625051775" calcext:value-type="float">
            <text:p>6.6250517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985429" calcext:value-type="float">
            <text:p>6.985429</text:p>
          </table:table-cell>
          <table:table-cell office:value-type="float" office:value="6.68702925" calcext:value-type="float">
            <text:p>6.687029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71457" calcext:value-type="float">
            <text:p>6.671457</text:p>
          </table:table-cell>
          <table:table-cell office:value-type="float" office:value="6.678146425" calcext:value-type="float">
            <text:p>6.6781464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31412" calcext:value-type="float">
            <text:p>6.631412</text:p>
          </table:table-cell>
          <table:table-cell office:value-type="float" office:value="6.67835805" calcext:value-type="float">
            <text:p>6.6783580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61443" calcext:value-type="float">
            <text:p>6.661443</text:p>
          </table:table-cell>
          <table:table-cell office:value-type="float" office:value="6.680843375" calcext:value-type="float">
            <text:p>6.6808433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01083" calcext:value-type="float">
            <text:p>6.701083</text:p>
          </table:table-cell>
          <table:table-cell office:value-type="float" office:value="6.683688675" calcext:value-type="float">
            <text:p>6.68368867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35367" calcext:value-type="float">
            <text:p>6.735367</text:p>
          </table:table-cell>
          <table:table-cell office:value-type="float" office:value="6.686350825" calcext:value-type="float">
            <text:p>6.6863508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67248" calcext:value-type="float">
            <text:p>6.767248</text:p>
          </table:table-cell>
          <table:table-cell office:value-type="float" office:value="6.688601425" calcext:value-type="float">
            <text:p>6.6886014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99143" calcext:value-type="float">
            <text:p>6.799143</text:p>
          </table:table-cell>
          <table:table-cell office:value-type="float" office:value="6.69013615" calcext:value-type="float">
            <text:p>6.6901361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26582" calcext:value-type="float">
            <text:p>6.826582</text:p>
          </table:table-cell>
          <table:table-cell office:value-type="float" office:value="6.690609875" calcext:value-type="float">
            <text:p>6.69060987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38377" calcext:value-type="float">
            <text:p>6.838377</text:p>
          </table:table-cell>
          <table:table-cell office:value-type="float" office:value="6.6898104" calcext:value-type="float">
            <text:p>6.689810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823742" calcext:value-type="float">
            <text:p>6.823742</text:p>
          </table:table-cell>
          <table:table-cell office:value-type="float" office:value="6.687799725" calcext:value-type="float">
            <text:p>6.6877997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82892" calcext:value-type="float">
            <text:p>6.782892</text:p>
          </table:table-cell>
          <table:table-cell office:value-type="float" office:value="6.6848768" calcext:value-type="float">
            <text:p>6.684876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27868" calcext:value-type="float">
            <text:p>6.727868</text:p>
          </table:table-cell>
          <table:table-cell office:value-type="float" office:value="6.681359625" calcext:value-type="float">
            <text:p>6.68135962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73104" calcext:value-type="float">
            <text:p>6.673104</text:p>
          </table:table-cell>
          <table:table-cell office:value-type="float" office:value="6.677473425" calcext:value-type="float">
            <text:p>6.67747342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28541" calcext:value-type="float">
            <text:p>6.628541</text:p>
          </table:table-cell>
          <table:table-cell office:value-type="float" office:value="6.673511225" calcext:value-type="float">
            <text:p>6.6735112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97113" calcext:value-type="float">
            <text:p>6.597113</text:p>
          </table:table-cell>
          <table:table-cell office:value-type="float" office:value="6.6701472" calcext:value-type="float">
            <text:p>6.670147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72236" calcext:value-type="float">
            <text:p>6.572236</text:p>
          </table:table-cell>
          <table:table-cell office:value-type="float" office:value="6.6855829" calcext:value-type="float">
            <text:p>6.685582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3114" calcext:value-type="float">
            <text:p>6.53114</text:p>
          </table:table-cell>
          <table:table-cell office:value-type="float" office:value="6.683250975" calcext:value-type="float">
            <text:p>6.6832509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64597" calcext:value-type="float">
            <text:p>6.764597</text:p>
          </table:table-cell>
          <table:table-cell office:value-type="float" office:value="6.6838705" calcext:value-type="float">
            <text:p>6.683870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8857" calcext:value-type="float">
            <text:p>6.58857</text:p>
          </table:table-cell>
          <table:table-cell office:value-type="float" office:value="6.68016375" calcext:value-type="float">
            <text:p>6.6801637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75097" calcext:value-type="float">
            <text:p>6.575097</text:p>
          </table:table-cell>
          <table:table-cell office:value-type="float" office:value="6.681915125" calcext:value-type="float">
            <text:p>6.68191512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591293" calcext:value-type="float">
            <text:p>6.591293</text:p>
          </table:table-cell>
          <table:table-cell office:value-type="float" office:value="6.68479875" calcext:value-type="float">
            <text:p>6.6847987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31505" calcext:value-type="float">
            <text:p>6.631505</text:p>
          </table:table-cell>
          <table:table-cell office:value-type="float" office:value="6.688073775" calcext:value-type="float">
            <text:p>6.6880737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84848" calcext:value-type="float">
            <text:p>6.684848</text:p>
          </table:table-cell>
          <table:table-cell office:value-type="float" office:value="6.691229625" calcext:value-type="float">
            <text:p>6.69122962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37107" calcext:value-type="float">
            <text:p>6.737107</text:p>
          </table:table-cell>
          <table:table-cell office:value-type="float" office:value="6.6939158" calcext:value-type="float">
            <text:p>6.693915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78679" calcext:value-type="float">
            <text:p>6.778679</text:p>
          </table:table-cell>
          <table:table-cell office:value-type="float" office:value="6.695908625" calcext:value-type="float">
            <text:p>6.6959086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07746" calcext:value-type="float">
            <text:p>6.807746</text:p>
          </table:table-cell>
          <table:table-cell office:value-type="float" office:value="6.6969528" calcext:value-type="float">
            <text:p>6.696952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24741" calcext:value-type="float">
            <text:p>6.824741</text:p>
          </table:table-cell>
          <table:table-cell office:value-type="float" office:value="6.696664375" calcext:value-type="float">
            <text:p>6.69666437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24736" calcext:value-type="float">
            <text:p>6.824736</text:p>
          </table:table-cell>
          <table:table-cell office:value-type="float" office:value="6.694774225" calcext:value-type="float">
            <text:p>6.6947742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99909" calcext:value-type="float">
            <text:p>6.799909</text:p>
          </table:table-cell>
          <table:table-cell office:value-type="float" office:value="6.691595075" calcext:value-type="float">
            <text:p>6.6915950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50349" calcext:value-type="float">
            <text:p>6.750349</text:p>
          </table:table-cell>
          <table:table-cell office:value-type="float" office:value="6.688162425" calcext:value-type="float">
            <text:p>6.6881624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89257" calcext:value-type="float">
            <text:p>6.689257</text:p>
          </table:table-cell>
          <table:table-cell office:value-type="float" office:value="6.68561705" calcext:value-type="float">
            <text:p>6.6856170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35001" calcext:value-type="float">
            <text:p>6.635001</text:p>
          </table:table-cell>
          <table:table-cell office:value-type="float" office:value="6.6841022" calcext:value-type="float">
            <text:p>6.684102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95327" calcext:value-type="float">
            <text:p>6.595327</text:p>
          </table:table-cell>
          <table:table-cell office:value-type="float" office:value="6.682204175" calcext:value-type="float">
            <text:p>6.6822041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60264" calcext:value-type="float">
            <text:p>6.560264</text:p>
          </table:table-cell>
          <table:table-cell office:value-type="float" office:value="6.676257025" calcext:value-type="float">
            <text:p>6.6762570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11984" calcext:value-type="float">
            <text:p>6.511984</text:p>
          </table:table-cell>
          <table:table-cell office:value-type="float" office:value="6.686555875" calcext:value-type="float">
            <text:p>6.6865558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379933" calcext:value-type="float">
            <text:p>6.379933</text:p>
          </table:table-cell>
          <table:table-cell office:value-type="float" office:value="6.689232025" calcext:value-type="float">
            <text:p>6.6892320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34203" calcext:value-type="float">
            <text:p>6.634203</text:p>
          </table:table-cell>
          <table:table-cell office:value-type="float" office:value="6.694703175" calcext:value-type="float">
            <text:p>6.69470317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572081" calcext:value-type="float">
            <text:p>6.572081</text:p>
          </table:table-cell>
          <table:table-cell office:value-type="float" office:value="6.69470445" calcext:value-type="float">
            <text:p>6.6947044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589766" calcext:value-type="float">
            <text:p>6.589766</text:p>
          </table:table-cell>
          <table:table-cell office:value-type="float" office:value="6.697556625" calcext:value-type="float">
            <text:p>6.69755662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30116" calcext:value-type="float">
            <text:p>6.630116</text:p>
          </table:table-cell>
          <table:table-cell office:value-type="float" office:value="6.70116925" calcext:value-type="float">
            <text:p>6.701169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79922" calcext:value-type="float">
            <text:p>6.679922</text:p>
          </table:table-cell>
          <table:table-cell office:value-type="float" office:value="6.704665475" calcext:value-type="float">
            <text:p>6.7046654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30825" calcext:value-type="float">
            <text:p>6.730825</text:p>
          </table:table-cell>
          <table:table-cell office:value-type="float" office:value="6.707566125" calcext:value-type="float">
            <text:p>6.7075661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75255" calcext:value-type="float">
            <text:p>6.775255</text:p>
          </table:table-cell>
          <table:table-cell office:value-type="float" office:value="6.709713925" calcext:value-type="float">
            <text:p>6.70971392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07569" calcext:value-type="float">
            <text:p>6.807569</text:p>
          </table:table-cell>
          <table:table-cell office:value-type="float" office:value="6.7110431" calcext:value-type="float">
            <text:p>6.711043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25391" calcext:value-type="float">
            <text:p>6.825391</text:p>
          </table:table-cell>
          <table:table-cell office:value-type="float" office:value="6.71141625" calcext:value-type="float">
            <text:p>6.7114162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28637" calcext:value-type="float">
            <text:p>6.828637</text:p>
          </table:table-cell>
          <table:table-cell office:value-type="float" office:value="6.71070685" calcext:value-type="float">
            <text:p>6.7107068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18092" calcext:value-type="float">
            <text:p>6.818092</text:p>
          </table:table-cell>
          <table:table-cell office:value-type="float" office:value="6.7089124" calcext:value-type="float">
            <text:p>6.708912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94603" calcext:value-type="float">
            <text:p>6.794603</text:p>
          </table:table-cell>
          <table:table-cell office:value-type="float" office:value="6.706133825" calcext:value-type="float">
            <text:p>6.7061338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5795" calcext:value-type="float">
            <text:p>6.75795</text:p>
          </table:table-cell>
          <table:table-cell office:value-type="float" office:value="6.70260475" calcext:value-type="float">
            <text:p>6.7026047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06825" calcext:value-type="float">
            <text:p>6.706825</text:p>
          </table:table-cell>
          <table:table-cell office:value-type="float" office:value="6.698863625" calcext:value-type="float">
            <text:p>6.6988636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42205" calcext:value-type="float">
            <text:p>6.642205</text:p>
          </table:table-cell>
          <table:table-cell office:value-type="float" office:value="6.6959324" calcext:value-type="float">
            <text:p>6.695932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57242" calcext:value-type="float">
            <text:p>6.57242</text:p>
          </table:table-cell>
          <table:table-cell office:value-type="float" office:value="6.69565385" calcext:value-type="float">
            <text:p>6.6956538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14616" calcext:value-type="float">
            <text:p>6.514616</text:p>
          </table:table-cell>
          <table:table-cell office:value-type="float" office:value="6.707732325" calcext:value-type="float">
            <text:p>6.7077323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49398" calcext:value-type="float">
            <text:p>6.49398</text:p>
          </table:table-cell>
          <table:table-cell office:value-type="float" office:value="6.705608625" calcext:value-type="float">
            <text:p>6.70560862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214541" calcext:value-type="float">
            <text:p>7.214541</text:p>
          </table:table-cell>
          <table:table-cell office:value-type="float" office:value="6.708343975" calcext:value-type="float">
            <text:p>6.70834397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478959" calcext:value-type="float">
            <text:p>6.478959</text:p>
          </table:table-cell>
          <table:table-cell office:value-type="float" office:value="6.694513975" calcext:value-type="float">
            <text:p>6.6945139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55921" calcext:value-type="float">
            <text:p>6.555921</text:p>
          </table:table-cell>
          <table:table-cell office:value-type="float" office:value="6.6994372" calcext:value-type="float">
            <text:p>6.699437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16327" calcext:value-type="float">
            <text:p>6.616327</text:p>
          </table:table-cell>
          <table:table-cell office:value-type="float" office:value="6.702729975" calcext:value-type="float">
            <text:p>6.70272997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58625" calcext:value-type="float">
            <text:p>6.658625</text:p>
          </table:table-cell>
          <table:table-cell office:value-type="float" office:value="6.705194325" calcext:value-type="float">
            <text:p>6.7051943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90442" calcext:value-type="float">
            <text:p>6.690442</text:p>
          </table:table-cell>
          <table:table-cell office:value-type="float" office:value="6.7074787" calcext:value-type="float">
            <text:p>6.707478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22294" calcext:value-type="float">
            <text:p>6.722294</text:p>
          </table:table-cell>
          <table:table-cell office:value-type="float" office:value="6.709766925" calcext:value-type="float">
            <text:p>6.7097669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57739" calcext:value-type="float">
            <text:p>6.757739</text:p>
          </table:table-cell>
          <table:table-cell office:value-type="float" office:value="6.711888625" calcext:value-type="float">
            <text:p>6.7118886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92295" calcext:value-type="float">
            <text:p>6.792295</text:p>
          </table:table-cell>
          <table:table-cell office:value-type="float" office:value="6.713472675" calcext:value-type="float">
            <text:p>6.71347267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1682" calcext:value-type="float">
            <text:p>6.81682</text:p>
          </table:table-cell>
          <table:table-cell office:value-type="float" office:value="6.71403575" calcext:value-type="float">
            <text:p>6.714035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20446" calcext:value-type="float">
            <text:p>6.820446</text:p>
          </table:table-cell>
          <table:table-cell office:value-type="float" office:value="6.713217175" calcext:value-type="float">
            <text:p>6.71321717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96209" calcext:value-type="float">
            <text:p>6.796209</text:p>
          </table:table-cell>
          <table:table-cell office:value-type="float" office:value="6.711130925" calcext:value-type="float">
            <text:p>6.71113092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49135" calcext:value-type="float">
            <text:p>6.749135</text:p>
          </table:table-cell>
          <table:table-cell office:value-type="float" office:value="6.708484" calcext:value-type="float">
            <text:p>6.70848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9757" calcext:value-type="float">
            <text:p>6.69757</text:p>
          </table:table-cell>
          <table:table-cell office:value-type="float" office:value="6.706342375" calcext:value-type="float">
            <text:p>6.7063423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62603" calcext:value-type="float">
            <text:p>6.662603</text:p>
          </table:table-cell>
          <table:table-cell office:value-type="float" office:value="6.705684075" calcext:value-type="float">
            <text:p>6.7056840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48534" calcext:value-type="float">
            <text:p>6.648534</text:p>
          </table:table-cell>
          <table:table-cell office:value-type="float" office:value="6.70662605" calcext:value-type="float">
            <text:p>6.7066260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28663" calcext:value-type="float">
            <text:p>6.628663</text:p>
          </table:table-cell>
          <table:table-cell office:value-type="float" office:value="6.7069839" calcext:value-type="float">
            <text:p>6.706983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5908" calcext:value-type="float">
            <text:p>6.55908</text:p>
          </table:table-cell>
          <table:table-cell office:value-type="float" office:value="6.7366402" calcext:value-type="float">
            <text:p>6.736640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357441" calcext:value-type="float">
            <text:p>6.357441</text:p>
          </table:table-cell>
          <table:table-cell office:value-type="float" office:value="6.74434" calcext:value-type="float">
            <text:p>6.7443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972218" calcext:value-type="float">
            <text:p>6.972218</text:p>
          </table:table-cell>
          <table:table-cell office:value-type="float" office:value="6.75386305" calcext:value-type="float">
            <text:p>6.7538630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1903" calcext:value-type="float">
            <text:p>6.61903</text:p>
          </table:table-cell>
          <table:table-cell office:value-type="float" office:value="6.7466349" calcext:value-type="float">
            <text:p>6.746634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98779" calcext:value-type="float">
            <text:p>6.598779</text:p>
          </table:table-cell>
          <table:table-cell office:value-type="float" office:value="6.74826775" calcext:value-type="float">
            <text:p>6.7482677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34254" calcext:value-type="float">
            <text:p>6.634254</text:p>
          </table:table-cell>
          <table:table-cell office:value-type="float" office:value="6.751257075" calcext:value-type="float">
            <text:p>6.7512570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86168" calcext:value-type="float">
            <text:p>6.686168</text:p>
          </table:table-cell>
          <table:table-cell office:value-type="float" office:value="6.754437275" calcext:value-type="float">
            <text:p>6.75443727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34271" calcext:value-type="float">
            <text:p>6.734271</text:p>
          </table:table-cell>
          <table:table-cell office:value-type="float" office:value="6.757223325" calcext:value-type="float">
            <text:p>6.7572233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69965" calcext:value-type="float">
            <text:p>6.769965</text:p>
          </table:table-cell>
          <table:table-cell office:value-type="float" office:value="6.759342275" calcext:value-type="float">
            <text:p>6.75934227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95948" calcext:value-type="float">
            <text:p>6.795948</text:p>
          </table:table-cell>
          <table:table-cell office:value-type="float" office:value="6.76072495" calcext:value-type="float">
            <text:p>6.7607249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16737" calcext:value-type="float">
            <text:p>6.816737</text:p>
          </table:table-cell>
          <table:table-cell office:value-type="float" office:value="6.761316925" calcext:value-type="float">
            <text:p>6.7613169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28422" calcext:value-type="float">
            <text:p>6.828422</text:p>
          </table:table-cell>
          <table:table-cell office:value-type="float" office:value="6.761003125" calcext:value-type="float">
            <text:p>6.76100312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22495" calcext:value-type="float">
            <text:p>6.822495</text:p>
          </table:table-cell>
          <table:table-cell office:value-type="float" office:value="6.759715875" calcext:value-type="float">
            <text:p>6.7597158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97015" calcext:value-type="float">
            <text:p>6.797015</text:p>
          </table:table-cell>
          <table:table-cell office:value-type="float" office:value="6.757493225" calcext:value-type="float">
            <text:p>6.7574932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56859" calcext:value-type="float">
            <text:p>6.756859</text:p>
          </table:table-cell>
          <table:table-cell office:value-type="float" office:value="6.75443465" calcext:value-type="float">
            <text:p>6.7544346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06949" calcext:value-type="float">
            <text:p>6.706949</text:p>
          </table:table-cell>
          <table:table-cell office:value-type="float" office:value="6.750778825" calcext:value-type="float">
            <text:p>6.7507788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5344" calcext:value-type="float">
            <text:p>6.65344</text:p>
          </table:table-cell>
          <table:table-cell office:value-type="float" office:value="6.747066275" calcext:value-type="float">
            <text:p>6.74706627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08305" calcext:value-type="float">
            <text:p>6.608305</text:p>
          </table:table-cell>
          <table:table-cell office:value-type="float" office:value="6.744172225" calcext:value-type="float">
            <text:p>6.74417222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89576" calcext:value-type="float">
            <text:p>6.589576</text:p>
          </table:table-cell>
          <table:table-cell office:value-type="float" office:value="6.7442932" calcext:value-type="float">
            <text:p>6.744293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31063" calcext:value-type="float">
            <text:p>6.631063</text:p>
          </table:table-cell>
          <table:table-cell office:value-type="float" office:value="6.740219325" calcext:value-type="float">
            <text:p>6.74021932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055559" calcext:value-type="float">
            <text:p>7.055559</text:p>
          </table:table-cell>
          <table:table-cell office:value-type="float" office:value="6.737715925" calcext:value-type="float">
            <text:p>6.73771592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429668" calcext:value-type="float">
            <text:p>6.429668</text:p>
          </table:table-cell>
          <table:table-cell office:value-type="float" office:value="6.72606035" calcext:value-type="float">
            <text:p>6.7260603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03394" calcext:value-type="float">
            <text:p>6.603394</text:p>
          </table:table-cell>
          <table:table-cell office:value-type="float" office:value="6.731254525" calcext:value-type="float">
            <text:p>6.73125452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61341" calcext:value-type="float">
            <text:p>6.661341</text:p>
          </table:table-cell>
          <table:table-cell office:value-type="float" office:value="6.733214075" calcext:value-type="float">
            <text:p>6.73321407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75888" calcext:value-type="float">
            <text:p>6.675888</text:p>
          </table:table-cell>
          <table:table-cell office:value-type="float" office:value="6.734797" calcext:value-type="float">
            <text:p>6.73479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87632" calcext:value-type="float">
            <text:p>6.687632</text:p>
          </table:table-cell>
          <table:table-cell office:value-type="float" office:value="6.7369898" calcext:value-type="float">
            <text:p>6.736989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14901" calcext:value-type="float">
            <text:p>6.714901</text:p>
          </table:table-cell>
          <table:table-cell office:value-type="float" office:value="6.739627125" calcext:value-type="float">
            <text:p>6.73962712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5" calcext:value-type="float">
            <text:p>6.75</text:p>
          </table:table-cell>
          <table:table-cell office:value-type="float" office:value="6.741984125" calcext:value-type="float">
            <text:p>6.7419841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81971" calcext:value-type="float">
            <text:p>6.781971</text:p>
          </table:table-cell>
          <table:table-cell office:value-type="float" office:value="6.7435291" calcext:value-type="float">
            <text:p>6.743529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07162" calcext:value-type="float">
            <text:p>6.807162</text:p>
          </table:table-cell>
          <table:table-cell office:value-type="float" office:value="6.744013075" calcext:value-type="float">
            <text:p>6.7440130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21101" calcext:value-type="float">
            <text:p>6.821101</text:p>
          </table:table-cell>
          <table:table-cell office:value-type="float" office:value="6.7432562" calcext:value-type="float">
            <text:p>6.743256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814818" calcext:value-type="float">
            <text:p>6.814818</text:p>
          </table:table-cell>
          <table:table-cell office:value-type="float" office:value="6.7412554" calcext:value-type="float">
            <text:p>6.741255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84077" calcext:value-type="float">
            <text:p>6.784077</text:p>
          </table:table-cell>
          <table:table-cell office:value-type="float" office:value="6.738344025" calcext:value-type="float">
            <text:p>6.73834402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36996" calcext:value-type="float">
            <text:p>6.736996</text:p>
          </table:table-cell>
          <table:table-cell office:value-type="float" office:value="6.734933575" calcext:value-type="float">
            <text:p>6.7349335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90332" calcext:value-type="float">
            <text:p>6.690332</text:p>
          </table:table-cell>
          <table:table-cell office:value-type="float" office:value="6.7311428" calcext:value-type="float">
            <text:p>6.731142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6347" calcext:value-type="float">
            <text:p>6.66347</text:p>
          </table:table-cell>
          <table:table-cell office:value-type="float" office:value="6.726775425" calcext:value-type="float">
            <text:p>6.72677542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71238" calcext:value-type="float">
            <text:p>6.671238</text:p>
          </table:table-cell>
          <table:table-cell office:value-type="float" office:value="6.721191875" calcext:value-type="float">
            <text:p>6.72119187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00282" calcext:value-type="float">
            <text:p>6.700282</text:p>
          </table:table-cell>
          <table:table-cell office:value-type="float" office:value="6.6899513" calcext:value-type="float">
            <text:p>6.689951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62848" calcext:value-type="float">
            <text:p>6.662848</text:p>
          </table:table-cell>
          <table:table-cell office:value-type="float" office:value="6.68743305" calcext:value-type="float">
            <text:p>6.6874330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814915" calcext:value-type="float">
            <text:p>7.814915</text:p>
          </table:table-cell>
          <table:table-cell office:value-type="float" office:value="6.685650125" calcext:value-type="float">
            <text:p>6.68565012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867072" calcext:value-type="float">
            <text:p>6.867072</text:p>
          </table:table-cell>
          <table:table-cell office:value-type="float" office:value="6.65567665" calcext:value-type="float">
            <text:p>6.6556766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38363" calcext:value-type="float">
            <text:p>6.738363</text:p>
          </table:table-cell>
          <table:table-cell office:value-type="float" office:value="6.65020725" calcext:value-type="float">
            <text:p>6.650207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83092" calcext:value-type="float">
            <text:p>6.683092</text:p>
          </table:table-cell>
          <table:table-cell office:value-type="float" office:value="6.6489957" calcext:value-type="float">
            <text:p>6.648995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84344" calcext:value-type="float">
            <text:p>6.684344</text:p>
          </table:table-cell>
          <table:table-cell office:value-type="float" office:value="6.650464275" calcext:value-type="float">
            <text:p>6.6504642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18352" calcext:value-type="float">
            <text:p>6.718352</text:p>
          </table:table-cell>
          <table:table-cell office:value-type="float" office:value="6.653196775" calcext:value-type="float">
            <text:p>6.65319677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61462" calcext:value-type="float">
            <text:p>6.761462</text:p>
          </table:table-cell>
          <table:table-cell office:value-type="float" office:value="6.655954275" calcext:value-type="float">
            <text:p>6.6559542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9761" calcext:value-type="float">
            <text:p>6.79761</text:p>
          </table:table-cell>
          <table:table-cell office:value-type="float" office:value="6.65787375" calcext:value-type="float">
            <text:p>6.6578737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19029" calcext:value-type="float">
            <text:p>6.819029</text:p>
          </table:table-cell>
          <table:table-cell office:value-type="float" office:value="6.65863855" calcext:value-type="float">
            <text:p>6.6586385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25272" calcext:value-type="float">
            <text:p>6.825272</text:p>
          </table:table-cell>
          <table:table-cell office:value-type="float" office:value="6.6584202" calcext:value-type="float">
            <text:p>6.658420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19627" calcext:value-type="float">
            <text:p>6.819627</text:p>
          </table:table-cell>
          <table:table-cell office:value-type="float" office:value="6.65745595" calcext:value-type="float">
            <text:p>6.6574559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804185" calcext:value-type="float">
            <text:p>6.804185</text:p>
          </table:table-cell>
          <table:table-cell office:value-type="float" office:value="6.6556302" calcext:value-type="float">
            <text:p>6.6556302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76932" calcext:value-type="float">
            <text:p>6.776932</text:p>
          </table:table-cell>
          <table:table-cell office:value-type="float" office:value="6.652612475" calcext:value-type="float">
            <text:p>6.65261247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33589" calcext:value-type="float">
            <text:p>6.733589</text:p>
          </table:table-cell>
          <table:table-cell office:value-type="float" office:value="6.648428025" calcext:value-type="float">
            <text:p>6.64842802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74672" calcext:value-type="float">
            <text:p>6.674672</text:p>
          </table:table-cell>
          <table:table-cell office:value-type="float" office:value="6.643713675" calcext:value-type="float">
            <text:p>6.6437136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10626" calcext:value-type="float">
            <text:p>6.610626</text:p>
          </table:table-cell>
          <table:table-cell office:value-type="float" office:value="6.639333825" calcext:value-type="float">
            <text:p>6.63933382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58447" calcext:value-type="float">
            <text:p>6.558447</text:p>
          </table:table-cell>
          <table:table-cell office:value-type="float" office:value="6.63582475" calcext:value-type="float">
            <text:p>6.6358247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37678" calcext:value-type="float">
            <text:p>6.537678</text:p>
          </table:table-cell>
          <table:table-cell office:value-type="float" office:value="6.63413215" calcext:value-type="float">
            <text:p>6.6341321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13144" calcext:value-type="float">
            <text:p>6.613144</text:p>
          </table:table-cell>
          <table:table-cell office:value-type="float" office:value="6.633237925" calcext:value-type="float">
            <text:p>6.6332379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426621" calcext:value-type="float">
            <text:p>6.426621</text:p>
          </table:table-cell>
          <table:table-cell office:value-type="float" office:value="6.6315461" calcext:value-type="float">
            <text:p>6.631546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30927" calcext:value-type="float">
            <text:p>6.530927</text:p>
          </table:table-cell>
          <table:table-cell office:value-type="float" office:value="6.635915775" calcext:value-type="float">
            <text:p>6.63591577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89336" calcext:value-type="float">
            <text:p>6.589336</text:p>
          </table:table-cell>
          <table:table-cell office:value-type="float" office:value="6.6390826" calcext:value-type="float">
            <text:p>6.6390826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37435" calcext:value-type="float">
            <text:p>6.637435</text:p>
          </table:table-cell>
          <table:table-cell office:value-type="float" office:value="6.642057425" calcext:value-type="float">
            <text:p>6.64205742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81776" calcext:value-type="float">
            <text:p>6.681776</text:p>
          </table:table-cell>
          <table:table-cell office:value-type="float" office:value="6.644965625" calcext:value-type="float">
            <text:p>6.6449656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24658" calcext:value-type="float">
            <text:p>6.724658</text:p>
          </table:table-cell>
          <table:table-cell office:value-type="float" office:value="6.64777375" calcext:value-type="float">
            <text:p>6.6477737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636" calcext:value-type="float">
            <text:p>6.7636</text:p>
          </table:table-cell>
          <table:table-cell office:value-type="float" office:value="6.65023575" calcext:value-type="float">
            <text:p>6.6502357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93125" calcext:value-type="float">
            <text:p>6.793125</text:p>
          </table:table-cell>
          <table:table-cell office:value-type="float" office:value="6.651923075" calcext:value-type="float">
            <text:p>6.65192307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09181" calcext:value-type="float">
            <text:p>6.809181</text:p>
          </table:table-cell>
          <table:table-cell office:value-type="float" office:value="6.652486325" calcext:value-type="float">
            <text:p>6.65248632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11799" calcext:value-type="float">
            <text:p>6.811799</text:p>
          </table:table-cell>
          <table:table-cell office:value-type="float" office:value="6.651856875" calcext:value-type="float">
            <text:p>6.65185687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0133" calcext:value-type="float">
            <text:p>6.80133</text:p>
          </table:table-cell>
          <table:table-cell office:value-type="float" office:value="6.650116" calcext:value-type="float">
            <text:p>6.650116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76887" calcext:value-type="float">
            <text:p>6.776887</text:p>
          </table:table-cell>
          <table:table-cell office:value-type="float" office:value="6.64737905" calcext:value-type="float">
            <text:p>6.6473790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41069" calcext:value-type="float">
            <text:p>6.741069</text:p>
          </table:table-cell>
          <table:table-cell office:value-type="float" office:value="6.6439508" calcext:value-type="float">
            <text:p>6.643950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98363" calcext:value-type="float">
            <text:p>6.698363</text:p>
          </table:table-cell>
          <table:table-cell office:value-type="float" office:value="6.640381175" calcext:value-type="float">
            <text:p>6.64038117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47659" calcext:value-type="float">
            <text:p>6.647659</text:p>
          </table:table-cell>
          <table:table-cell office:value-type="float" office:value="6.637262475" calcext:value-type="float">
            <text:p>6.63726247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85365" calcext:value-type="float">
            <text:p>6.585365</text:p>
          </table:table-cell>
          <table:table-cell office:value-type="float" office:value="6.6351037" calcext:value-type="float">
            <text:p>6.635103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515637" calcext:value-type="float">
            <text:p>6.515637</text:p>
          </table:table-cell>
          <table:table-cell office:value-type="float" office:value="6.6338119" calcext:value-type="float">
            <text:p>6.6338119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440128" calcext:value-type="float">
            <text:p>6.440128</text:p>
          </table:table-cell>
          <table:table-cell office:value-type="float" office:value="6.635955725" calcext:value-type="float">
            <text:p>6.6359557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421615" calcext:value-type="float">
            <text:p>5.421615</text:p>
          </table:table-cell>
          <table:table-cell office:value-type="float" office:value="6.640293975" calcext:value-type="float">
            <text:p>6.64029397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99552" calcext:value-type="float">
            <text:p>6.599552</text:p>
          </table:table-cell>
          <table:table-cell office:value-type="float" office:value="6.6706996" calcext:value-type="float">
            <text:p>6.670699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91531" calcext:value-type="float">
            <text:p>6.591531</text:p>
          </table:table-cell>
          <table:table-cell office:value-type="float" office:value="6.6723985" calcext:value-type="float">
            <text:p>6.672398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15976" calcext:value-type="float">
            <text:p>6.615976</text:p>
          </table:table-cell>
          <table:table-cell office:value-type="float" office:value="6.6751808" calcext:value-type="float">
            <text:p>6.675180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48296" calcext:value-type="float">
            <text:p>6.648296</text:p>
          </table:table-cell>
          <table:table-cell office:value-type="float" office:value="6.678336025" calcext:value-type="float">
            <text:p>6.6783360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89901" calcext:value-type="float">
            <text:p>6.689901</text:p>
          </table:table-cell>
          <table:table-cell office:value-type="float" office:value="6.68161565" calcext:value-type="float">
            <text:p>6.6816156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41835" calcext:value-type="float">
            <text:p>6.741835</text:p>
          </table:table-cell>
          <table:table-cell office:value-type="float" office:value="6.68455935" calcext:value-type="float">
            <text:p>6.6845593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93644" calcext:value-type="float">
            <text:p>6.793644</text:p>
          </table:table-cell>
          <table:table-cell office:value-type="float" office:value="6.686595875" calcext:value-type="float">
            <text:p>6.68659587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28652" calcext:value-type="float">
            <text:p>6.828652</text:p>
          </table:table-cell>
          <table:table-cell office:value-type="float" office:value="6.687397225" calcext:value-type="float">
            <text:p>6.68739722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38241" calcext:value-type="float">
            <text:p>6.838241</text:p>
          </table:table-cell>
          <table:table-cell office:value-type="float" office:value="6.687034425" calcext:value-type="float">
            <text:p>6.68703442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28202" calcext:value-type="float">
            <text:p>6.828202</text:p>
          </table:table-cell>
          <table:table-cell office:value-type="float" office:value="6.685796425" calcext:value-type="float">
            <text:p>6.68579642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10295" calcext:value-type="float">
            <text:p>6.810295</text:p>
          </table:table-cell>
          <table:table-cell office:value-type="float" office:value="6.683874775" calcext:value-type="float">
            <text:p>6.68387477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86702" calcext:value-type="float">
            <text:p>6.786702</text:p>
          </table:table-cell>
          <table:table-cell office:value-type="float" office:value="6.68124605" calcext:value-type="float">
            <text:p>6.6812460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46597" calcext:value-type="float">
            <text:p>6.746597</text:p>
          </table:table-cell>
          <table:table-cell office:value-type="float" office:value="6.67795145" calcext:value-type="float">
            <text:p>6.6779514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83476" calcext:value-type="float">
            <text:p>6.683476</text:p>
          </table:table-cell>
          <table:table-cell office:value-type="float" office:value="6.67444755" calcext:value-type="float">
            <text:p>6.6744475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09554" calcext:value-type="float">
            <text:p>6.609554</text:p>
          </table:table-cell>
          <table:table-cell office:value-type="float" office:value="6.67133685" calcext:value-type="float">
            <text:p>6.6713368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545015" calcext:value-type="float">
            <text:p>6.545015</text:p>
          </table:table-cell>
          <table:table-cell office:value-type="float" office:value="6.66796635" calcext:value-type="float">
            <text:p>6.6679663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99478" calcext:value-type="float">
            <text:p>6.499478</text:p>
          </table:table-cell>
          <table:table-cell office:value-type="float" office:value="6.687424625" calcext:value-type="float">
            <text:p>6.68742462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470263" calcext:value-type="float">
            <text:p>6.470263</text:p>
          </table:table-cell>
          <table:table-cell office:value-type="float" office:value="6.690842225" calcext:value-type="float">
            <text:p>6.6908422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490743" calcext:value-type="float">
            <text:p>6.490743</text:p>
          </table:table-cell>
          <table:table-cell office:value-type="float" office:value="6.69357425" calcext:value-type="float">
            <text:p>6.6935742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01909" calcext:value-type="float">
            <text:p>6.501909</text:p>
          </table:table-cell>
          <table:table-cell office:value-type="float" office:value="6.695842825" calcext:value-type="float">
            <text:p>6.69584282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45471" calcext:value-type="float">
            <text:p>6.545471</text:p>
          </table:table-cell>
          <table:table-cell office:value-type="float" office:value="6.6989351" calcext:value-type="float">
            <text:p>6.698935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01408" calcext:value-type="float">
            <text:p>6.601408</text:p>
          </table:table-cell>
          <table:table-cell office:value-type="float" office:value="6.7025447" calcext:value-type="float">
            <text:p>6.702544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576" calcext:value-type="float">
            <text:p>6.6576</text:p>
          </table:table-cell>
          <table:table-cell office:value-type="float" office:value="6.7062782" calcext:value-type="float">
            <text:p>6.706278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08329" calcext:value-type="float">
            <text:p>6.708329</text:p>
          </table:table-cell>
          <table:table-cell office:value-type="float" office:value="6.709715525" calcext:value-type="float">
            <text:p>6.7097155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53763" calcext:value-type="float">
            <text:p>6.753763</text:p>
          </table:table-cell>
          <table:table-cell office:value-type="float" office:value="6.712483725" calcext:value-type="float">
            <text:p>6.71248372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94101" calcext:value-type="float">
            <text:p>6.794101</text:p>
          </table:table-cell>
          <table:table-cell office:value-type="float" office:value="6.714201825" calcext:value-type="float">
            <text:p>6.71420182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23138" calcext:value-type="float">
            <text:p>6.823138</text:p>
          </table:table-cell>
          <table:table-cell office:value-type="float" office:value="6.714535075" calcext:value-type="float">
            <text:p>6.71453507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31093" calcext:value-type="float">
            <text:p>6.831093</text:p>
          </table:table-cell>
          <table:table-cell office:value-type="float" office:value="6.7134611" calcext:value-type="float">
            <text:p>6.713461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15655" calcext:value-type="float">
            <text:p>6.815655</text:p>
          </table:table-cell>
          <table:table-cell office:value-type="float" office:value="6.71142305" calcext:value-type="float">
            <text:p>6.7114230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84003" calcext:value-type="float">
            <text:p>6.784003</text:p>
          </table:table-cell>
          <table:table-cell office:value-type="float" office:value="6.708993275" calcext:value-type="float">
            <text:p>6.70899327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42164" calcext:value-type="float">
            <text:p>6.742164</text:p>
          </table:table-cell>
          <table:table-cell office:value-type="float" office:value="6.706379525" calcext:value-type="float">
            <text:p>6.7063795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91852" calcext:value-type="float">
            <text:p>6.691852</text:p>
          </table:table-cell>
          <table:table-cell office:value-type="float" office:value="6.703507375" calcext:value-type="float">
            <text:p>6.70350737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39757" calcext:value-type="float">
            <text:p>6.639757</text:p>
          </table:table-cell>
          <table:table-cell office:value-type="float" office:value="6.700754825" calcext:value-type="float">
            <text:p>6.70075482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98284" calcext:value-type="float">
            <text:p>6.598284</text:p>
          </table:table-cell>
          <table:table-cell office:value-type="float" office:value="6.699992875" calcext:value-type="float">
            <text:p>6.69999287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73615" calcext:value-type="float">
            <text:p>6.573615</text:p>
          </table:table-cell>
          <table:table-cell office:value-type="float" office:value="6.709790425" calcext:value-type="float">
            <text:p>6.70979042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61308" calcext:value-type="float">
            <text:p>6.561308</text:p>
          </table:table-cell>
          <table:table-cell office:value-type="float" office:value="6.69627255" calcext:value-type="float">
            <text:p>6.6962725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33693" calcext:value-type="float">
            <text:p>6.533693</text:p>
          </table:table-cell>
          <table:table-cell office:value-type="float" office:value="6.695851025" calcext:value-type="float">
            <text:p>6.69585102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0139" calcext:value-type="float">
            <text:p>6.60139</text:p>
          </table:table-cell>
          <table:table-cell office:value-type="float" office:value="6.7002544" calcext:value-type="float">
            <text:p>6.700254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13658" calcext:value-type="float">
            <text:p>6.613658</text:p>
          </table:table-cell>
          <table:table-cell office:value-type="float" office:value="6.704185125" calcext:value-type="float">
            <text:p>6.70418512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3784" calcext:value-type="float">
            <text:p>6.63784</text:p>
          </table:table-cell>
          <table:table-cell office:value-type="float" office:value="6.707739525" calcext:value-type="float">
            <text:p>6.7077395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67508" calcext:value-type="float">
            <text:p>6.667508</text:p>
          </table:table-cell>
          <table:table-cell office:value-type="float" office:value="6.71076005" calcext:value-type="float">
            <text:p>6.7107600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02823" calcext:value-type="float">
            <text:p>6.702823</text:p>
          </table:table-cell>
          <table:table-cell office:value-type="float" office:value="6.71367675" calcext:value-type="float">
            <text:p>6.713676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42185" calcext:value-type="float">
            <text:p>6.742185</text:p>
          </table:table-cell>
          <table:table-cell office:value-type="float" office:value="6.71653995" calcext:value-type="float">
            <text:p>6.7165399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79481" calcext:value-type="float">
            <text:p>6.779481</text:p>
          </table:table-cell>
          <table:table-cell office:value-type="float" office:value="6.71898335" calcext:value-type="float">
            <text:p>6.7189833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07649" calcext:value-type="float">
            <text:p>6.807649</text:p>
          </table:table-cell>
          <table:table-cell office:value-type="float" office:value="6.720569575" calcext:value-type="float">
            <text:p>6.72056957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23296" calcext:value-type="float">
            <text:p>6.823296</text:p>
          </table:table-cell>
          <table:table-cell office:value-type="float" office:value="6.721019" calcext:value-type="float">
            <text:p>6.721019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25698" calcext:value-type="float">
            <text:p>6.825698</text:p>
          </table:table-cell>
          <table:table-cell office:value-type="float" office:value="6.720261175" calcext:value-type="float">
            <text:p>6.7202611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1414" calcext:value-type="float">
            <text:p>6.81414</text:p>
          </table:table-cell>
          <table:table-cell office:value-type="float" office:value="6.718411" calcext:value-type="float">
            <text:p>6.71841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88721" calcext:value-type="float">
            <text:p>6.788721</text:p>
          </table:table-cell>
          <table:table-cell office:value-type="float" office:value="6.715679825" calcext:value-type="float">
            <text:p>6.71567982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51336" calcext:value-type="float">
            <text:p>6.751336</text:p>
          </table:table-cell>
          <table:table-cell office:value-type="float" office:value="6.712283" calcext:value-type="float">
            <text:p>6.71228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05146" calcext:value-type="float">
            <text:p>6.705146</text:p>
          </table:table-cell>
          <table:table-cell office:value-type="float" office:value="6.7084457" calcext:value-type="float">
            <text:p>6.708445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54918" calcext:value-type="float">
            <text:p>6.654918</text:p>
          </table:table-cell>
          <table:table-cell office:value-type="float" office:value="6.70432215" calcext:value-type="float">
            <text:p>6.7043221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06441" calcext:value-type="float">
            <text:p>6.606441</text:p>
          </table:table-cell>
          <table:table-cell office:value-type="float" office:value="6.69928605" calcext:value-type="float">
            <text:p>6.6992860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59048" calcext:value-type="float">
            <text:p>6.559048</text:p>
          </table:table-cell>
          <table:table-cell office:value-type="float" office:value="6.5997294" calcext:value-type="float">
            <text:p>6.599729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474734" calcext:value-type="float">
            <text:p>6.474734</text:p>
          </table:table-cell>
          <table:table-cell office:value-type="float" office:value="6.60010645" calcext:value-type="float">
            <text:p>6.6001064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323346" calcext:value-type="float">
            <text:p>7.323346</text:p>
          </table:table-cell>
          <table:table-cell office:value-type="float" office:value="6.6009366" calcext:value-type="float">
            <text:p>6.600936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36182" calcext:value-type="float">
            <text:p>6.636182</text:p>
          </table:table-cell>
          <table:table-cell office:value-type="float" office:value="6.58131655" calcext:value-type="float">
            <text:p>6.5813165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579544" calcext:value-type="float">
            <text:p>6.579544</text:p>
          </table:table-cell>
          <table:table-cell office:value-type="float" office:value="6.580954175" calcext:value-type="float">
            <text:p>6.58095417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81486" calcext:value-type="float">
            <text:p>6.581486</text:p>
          </table:table-cell>
          <table:table-cell office:value-type="float" office:value="6.584073675" calcext:value-type="float">
            <text:p>6.58407367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256" calcext:value-type="float">
            <text:p>6.6256</text:p>
          </table:table-cell>
          <table:table-cell office:value-type="float" office:value="6.588485625" calcext:value-type="float">
            <text:p>6.58848562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89855" calcext:value-type="float">
            <text:p>6.689855</text:p>
          </table:table-cell>
          <table:table-cell office:value-type="float" office:value="6.592529775" calcext:value-type="float">
            <text:p>6.59252977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50748" calcext:value-type="float">
            <text:p>6.750748</text:p>
          </table:table-cell>
          <table:table-cell office:value-type="float" office:value="6.59542615" calcext:value-type="float">
            <text:p>6.5954261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95093" calcext:value-type="float">
            <text:p>6.795093</text:p>
          </table:table-cell>
          <table:table-cell office:value-type="float" office:value="6.597115025" calcext:value-type="float">
            <text:p>6.59711502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19057" calcext:value-type="float">
            <text:p>6.819057</text:p>
          </table:table-cell>
          <table:table-cell office:value-type="float" office:value="6.5977647" calcext:value-type="float">
            <text:p>6.597764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822487" calcext:value-type="float">
            <text:p>6.822487</text:p>
          </table:table-cell>
          <table:table-cell office:value-type="float" office:value="6.597454375" calcext:value-type="float">
            <text:p>6.5974543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07431" calcext:value-type="float">
            <text:p>6.807431</text:p>
          </table:table-cell>
          <table:table-cell office:value-type="float" office:value="6.596232775" calcext:value-type="float">
            <text:p>6.59623277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80179" calcext:value-type="float">
            <text:p>6.780179</text:p>
          </table:table-cell>
          <table:table-cell office:value-type="float" office:value="6.594245475" calcext:value-type="float">
            <text:p>6.59424547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49571" calcext:value-type="float">
            <text:p>6.749571</text:p>
          </table:table-cell>
          <table:table-cell office:value-type="float" office:value="6.5915979" calcext:value-type="float">
            <text:p>6.591597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18464" calcext:value-type="float">
            <text:p>6.718464</text:p>
          </table:table-cell>
          <table:table-cell office:value-type="float" office:value="6.588191475" calcext:value-type="float">
            <text:p>6.58819147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79453" calcext:value-type="float">
            <text:p>6.679453</text:p>
          </table:table-cell>
          <table:table-cell office:value-type="float" office:value="6.583966975" calcext:value-type="float">
            <text:p>6.58396697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27278" calcext:value-type="float">
            <text:p>6.627278</text:p>
          </table:table-cell>
          <table:table-cell office:value-type="float" office:value="6.579300425" calcext:value-type="float">
            <text:p>6.5793004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8175" calcext:value-type="float">
            <text:p>6.58175</text:p>
          </table:table-cell>
          <table:table-cell office:value-type="float" office:value="6.57437045" calcext:value-type="float">
            <text:p>6.5743704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09279" calcext:value-type="float">
            <text:p>6.609279</text:p>
          </table:table-cell>
          <table:table-cell office:value-type="float" office:value="6.5755601" calcext:value-type="float">
            <text:p>6.575560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990186" calcext:value-type="float">
            <text:p>6.990186</text:p>
          </table:table-cell>
          <table:table-cell office:value-type="float" office:value="6.57428945" calcext:value-type="float">
            <text:p>6.5742894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0329" calcext:value-type="float">
            <text:p>6.0329</text:p>
          </table:table-cell>
          <table:table-cell office:value-type="float" office:value="6.564145425" calcext:value-type="float">
            <text:p>6.56414542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44447" calcext:value-type="float">
            <text:p>6.544447</text:p>
          </table:table-cell>
          <table:table-cell office:value-type="float" office:value="6.57914745" calcext:value-type="float">
            <text:p>6.5791474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09828" calcext:value-type="float">
            <text:p>6.709828</text:p>
          </table:table-cell>
          <table:table-cell office:value-type="float" office:value="6.582788325" calcext:value-type="float">
            <text:p>6.58278832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58619" calcext:value-type="float">
            <text:p>6.758619</text:p>
          </table:table-cell>
          <table:table-cell office:value-type="float" office:value="6.58359355" calcext:value-type="float">
            <text:p>6.5835935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55834" calcext:value-type="float">
            <text:p>6.755834</text:p>
          </table:table-cell>
          <table:table-cell office:value-type="float" office:value="6.584152025" calcext:value-type="float">
            <text:p>6.5841520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58661" calcext:value-type="float">
            <text:p>6.758661</text:p>
          </table:table-cell>
          <table:table-cell office:value-type="float" office:value="6.585431675" calcext:value-type="float">
            <text:p>6.58543167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84176" calcext:value-type="float">
            <text:p>6.784176</text:p>
          </table:table-cell>
          <table:table-cell office:value-type="float" office:value="6.58704855" calcext:value-type="float">
            <text:p>6.5870485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17351" calcext:value-type="float">
            <text:p>6.817351</text:p>
          </table:table-cell>
          <table:table-cell office:value-type="float" office:value="6.5881996" calcext:value-type="float">
            <text:p>6.588199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39921" calcext:value-type="float">
            <text:p>6.839921</text:p>
          </table:table-cell>
          <table:table-cell office:value-type="float" office:value="6.588355375" calcext:value-type="float">
            <text:p>6.58835537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4293" calcext:value-type="float">
            <text:p>6.84293</text:p>
          </table:table-cell>
          <table:table-cell office:value-type="float" office:value="6.587320075" calcext:value-type="float">
            <text:p>6.58732007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25626" calcext:value-type="float">
            <text:p>6.825626</text:p>
          </table:table-cell>
          <table:table-cell office:value-type="float" office:value="6.58515205" calcext:value-type="float">
            <text:p>6.5851520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92983" calcext:value-type="float">
            <text:p>6.792983</text:p>
          </table:table-cell>
          <table:table-cell office:value-type="float" office:value="6.58219275" calcext:value-type="float">
            <text:p>6.5821927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51691" calcext:value-type="float">
            <text:p>6.751691</text:p>
          </table:table-cell>
          <table:table-cell office:value-type="float" office:value="6.57898765" calcext:value-type="float">
            <text:p>6.5789876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04893" calcext:value-type="float">
            <text:p>6.704893</text:p>
          </table:table-cell>
          <table:table-cell office:value-type="float" office:value="6.576055825" calcext:value-type="float">
            <text:p>6.57605582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52848" calcext:value-type="float">
            <text:p>6.652848</text:p>
          </table:table-cell>
          <table:table-cell office:value-type="float" office:value="6.57389585" calcext:value-type="float">
            <text:p>6.5738958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97844" calcext:value-type="float">
            <text:p>6.597844</text:p>
          </table:table-cell>
          <table:table-cell office:value-type="float" office:value="6.57363315" calcext:value-type="float">
            <text:p>6.5736331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40204" calcext:value-type="float">
            <text:p>6.540204</text:p>
          </table:table-cell>
          <table:table-cell office:value-type="float" office:value="6.584501275" calcext:value-type="float">
            <text:p>6.58450127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453474" calcext:value-type="float">
            <text:p>6.453474</text:p>
          </table:table-cell>
          <table:table-cell office:value-type="float" office:value="6.582983625" calcext:value-type="float">
            <text:p>6.58298362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624175" calcext:value-type="float">
            <text:p>2.624175</text:p>
          </table:table-cell>
          <table:table-cell office:value-type="float" office:value="6.587274875" calcext:value-type="float">
            <text:p>6.5872748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7413" calcext:value-type="float">
            <text:p>6.57413</text:p>
          </table:table-cell>
          <table:table-cell office:value-type="float" office:value="6.688636575" calcext:value-type="float">
            <text:p>6.68863657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0794" calcext:value-type="float">
            <text:p>6.50794</text:p>
          </table:table-cell>
          <table:table-cell office:value-type="float" office:value="6.691505575" calcext:value-type="float">
            <text:p>6.6915055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38544" calcext:value-type="float">
            <text:p>6.538544</text:p>
          </table:table-cell>
          <table:table-cell office:value-type="float" office:value="6.696180925" calcext:value-type="float">
            <text:p>6.6961809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21687" calcext:value-type="float">
            <text:p>6.621687</text:p>
          </table:table-cell>
          <table:table-cell office:value-type="float" office:value="6.70068345" calcext:value-type="float">
            <text:p>6.7006834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04324" calcext:value-type="float">
            <text:p>6.704324</text:p>
          </table:table-cell>
          <table:table-cell office:value-type="float" office:value="6.703991875" calcext:value-type="float">
            <text:p>6.70399187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57964" calcext:value-type="float">
            <text:p>6.757964</text:p>
          </table:table-cell>
          <table:table-cell office:value-type="float" office:value="6.706078275" calcext:value-type="float">
            <text:p>6.7060782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87366" calcext:value-type="float">
            <text:p>6.787366</text:p>
          </table:table-cell>
          <table:table-cell office:value-type="float" office:value="6.70744245" calcext:value-type="float">
            <text:p>6.7074424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0571" calcext:value-type="float">
            <text:p>6.80571</text:p>
          </table:table-cell>
          <table:table-cell office:value-type="float" office:value="6.7083731" calcext:value-type="float">
            <text:p>6.708373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18303" calcext:value-type="float">
            <text:p>6.818303</text:p>
          </table:table-cell>
          <table:table-cell office:value-type="float" office:value="6.70875665" calcext:value-type="float">
            <text:p>6.7087566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2108" calcext:value-type="float">
            <text:p>6.82108</text:p>
          </table:table-cell>
          <table:table-cell office:value-type="float" office:value="6.708296425" calcext:value-type="float">
            <text:p>6.70829642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06644" calcext:value-type="float">
            <text:p>6.806644</text:p>
          </table:table-cell>
          <table:table-cell office:value-type="float" office:value="6.706707075" calcext:value-type="float">
            <text:p>6.70670707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73623" calcext:value-type="float">
            <text:p>6.773623</text:p>
          </table:table-cell>
          <table:table-cell office:value-type="float" office:value="6.703668175" calcext:value-type="float">
            <text:p>6.70366817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27939" calcext:value-type="float">
            <text:p>6.727939</text:p>
          </table:table-cell>
          <table:table-cell office:value-type="float" office:value="6.698845375" calcext:value-type="float">
            <text:p>6.69884537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74276" calcext:value-type="float">
            <text:p>6.674276</text:p>
          </table:table-cell>
          <table:table-cell office:value-type="float" office:value="6.692557775" calcext:value-type="float">
            <text:p>6.69255777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13314" calcext:value-type="float">
            <text:p>6.613314</text:p>
          </table:table-cell>
          <table:table-cell office:value-type="float" office:value="6.686602425" calcext:value-type="float">
            <text:p>6.68660242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49484" calcext:value-type="float">
            <text:p>6.549484</text:p>
          </table:table-cell>
          <table:table-cell office:value-type="float" office:value="6.6844428" calcext:value-type="float">
            <text:p>6.684442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92791" calcext:value-type="float">
            <text:p>6.492791</text:p>
          </table:table-cell>
          <table:table-cell office:value-type="float" office:value="6.663228775" calcext:value-type="float">
            <text:p>6.66322877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430079" calcext:value-type="float">
            <text:p>6.430079</text:p>
          </table:table-cell>
          <table:table-cell office:value-type="float" office:value="6.662366375" calcext:value-type="float">
            <text:p>6.66236637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29336" calcext:value-type="float">
            <text:p>6.629336</text:p>
          </table:table-cell>
          <table:table-cell office:value-type="float" office:value="6.66575475" calcext:value-type="float">
            <text:p>6.665754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58453" calcext:value-type="float">
            <text:p>6.558453</text:p>
          </table:table-cell>
          <table:table-cell office:value-type="float" office:value="6.66578755" calcext:value-type="float">
            <text:p>6.6657875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84425" calcext:value-type="float">
            <text:p>6.584425</text:p>
          </table:table-cell>
          <table:table-cell office:value-type="float" office:value="6.66891505" calcext:value-type="float">
            <text:p>6.6689150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32981" calcext:value-type="float">
            <text:p>6.632981</text:p>
          </table:table-cell>
          <table:table-cell office:value-type="float" office:value="6.672578225" calcext:value-type="float">
            <text:p>6.6725782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90082" calcext:value-type="float">
            <text:p>6.690082</text:p>
          </table:table-cell>
          <table:table-cell office:value-type="float" office:value="6.676060375" calcext:value-type="float">
            <text:p>6.67606037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42037" calcext:value-type="float">
            <text:p>6.742037</text:p>
          </table:table-cell>
          <table:table-cell office:value-type="float" office:value="6.678916425" calcext:value-type="float">
            <text:p>6.67891642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80958" calcext:value-type="float">
            <text:p>6.780958</text:p>
          </table:table-cell>
          <table:table-cell office:value-type="float" office:value="6.6809046" calcext:value-type="float">
            <text:p>6.680904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0702" calcext:value-type="float">
            <text:p>6.80702</text:p>
          </table:table-cell>
          <table:table-cell office:value-type="float" office:value="6.681921675" calcext:value-type="float">
            <text:p>6.68192167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23336" calcext:value-type="float">
            <text:p>6.823336</text:p>
          </table:table-cell>
          <table:table-cell office:value-type="float" office:value="6.6820122" calcext:value-type="float">
            <text:p>6.6820122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30218" calcext:value-type="float">
            <text:p>6.830218</text:p>
          </table:table-cell>
          <table:table-cell office:value-type="float" office:value="6.681362675" calcext:value-type="float">
            <text:p>6.68136267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23582" calcext:value-type="float">
            <text:p>6.823582</text:p>
          </table:table-cell>
          <table:table-cell office:value-type="float" office:value="6.6801654" calcext:value-type="float">
            <text:p>6.6801654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98509" calcext:value-type="float">
            <text:p>6.798509</text:p>
          </table:table-cell>
          <table:table-cell office:value-type="float" office:value="6.67845205" calcext:value-type="float">
            <text:p>6.6784520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56209" calcext:value-type="float">
            <text:p>6.756209</text:p>
          </table:table-cell>
          <table:table-cell office:value-type="float" office:value="6.67606865" calcext:value-type="float">
            <text:p>6.6760686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07254" calcext:value-type="float">
            <text:p>6.707254</text:p>
          </table:table-cell>
          <table:table-cell office:value-type="float" office:value="6.67283155" calcext:value-type="float">
            <text:p>6.6728315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64779" calcext:value-type="float">
            <text:p>6.664779</text:p>
          </table:table-cell>
          <table:table-cell office:value-type="float" office:value="6.668774775" calcext:value-type="float">
            <text:p>6.6687747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34418" calcext:value-type="float">
            <text:p>6.634418</text:p>
          </table:table-cell>
          <table:table-cell office:value-type="float" office:value="6.664291675" calcext:value-type="float">
            <text:p>6.6642916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18494" calcext:value-type="float">
            <text:p>6.618494</text:p>
          </table:table-cell>
          <table:table-cell office:value-type="float" office:value="6.659498025" calcext:value-type="float">
            <text:p>6.6594980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4234" calcext:value-type="float">
            <text:p>6.64234</text:p>
          </table:table-cell>
          <table:table-cell office:value-type="float" office:value="6.6575666" calcext:value-type="float">
            <text:p>6.657566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032569" calcext:value-type="float">
            <text:p>7.032569</text:p>
          </table:table-cell>
          <table:table-cell office:value-type="float" office:value="6.655336975" calcext:value-type="float">
            <text:p>6.65533697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479498" calcext:value-type="float">
            <text:p>6.479498</text:p>
          </table:table-cell>
          <table:table-cell office:value-type="float" office:value="6.644064425" calcext:value-type="float">
            <text:p>6.64406442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25124" calcext:value-type="float">
            <text:p>6.625124</text:p>
          </table:table-cell>
          <table:table-cell office:value-type="float" office:value="6.6475364" calcext:value-type="float">
            <text:p>6.6475364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78643" calcext:value-type="float">
            <text:p>6.678643</text:p>
          </table:table-cell>
          <table:table-cell office:value-type="float" office:value="6.648603125" calcext:value-type="float">
            <text:p>6.6486031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8889" calcext:value-type="float">
            <text:p>6.68889</text:p>
          </table:table-cell>
          <table:table-cell office:value-type="float" office:value="6.64974725" calcext:value-type="float">
            <text:p>6.6497472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94954" calcext:value-type="float">
            <text:p>6.694954</text:p>
          </table:table-cell>
          <table:table-cell office:value-type="float" office:value="6.651900275" calcext:value-type="float">
            <text:p>6.6519002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18645" calcext:value-type="float">
            <text:p>6.718645</text:p>
          </table:table-cell>
          <table:table-cell office:value-type="float" office:value="6.654740325" calcext:value-type="float">
            <text:p>6.65474032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54024" calcext:value-type="float">
            <text:p>6.754024</text:p>
          </table:table-cell>
          <table:table-cell office:value-type="float" office:value="6.65731765" calcext:value-type="float">
            <text:p>6.6573176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8778" calcext:value-type="float">
            <text:p>6.78778</text:p>
          </table:table-cell>
          <table:table-cell office:value-type="float" office:value="6.65891075" calcext:value-type="float">
            <text:p>6.6589107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12531" calcext:value-type="float">
            <text:p>6.812531</text:p>
          </table:table-cell>
          <table:table-cell office:value-type="float" office:value="6.65924295" calcext:value-type="float">
            <text:p>6.6592429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24592" calcext:value-type="float">
            <text:p>6.824592</text:p>
          </table:table-cell>
          <table:table-cell office:value-type="float" office:value="6.6582824" calcext:value-type="float">
            <text:p>6.658282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21052" calcext:value-type="float">
            <text:p>6.821052</text:p>
          </table:table-cell>
          <table:table-cell office:value-type="float" office:value="6.656153175" calcext:value-type="float">
            <text:p>6.65615317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99894" calcext:value-type="float">
            <text:p>6.799894</text:p>
          </table:table-cell>
          <table:table-cell office:value-type="float" office:value="6.653179175" calcext:value-type="float">
            <text:p>6.65317917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57506" calcext:value-type="float">
            <text:p>6.757506</text:p>
          </table:table-cell>
          <table:table-cell office:value-type="float" office:value="6.6498056" calcext:value-type="float">
            <text:p>6.649805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85088" calcext:value-type="float">
            <text:p>6.685088</text:p>
          </table:table-cell>
          <table:table-cell office:value-type="float" office:value="6.6463896" calcext:value-type="float">
            <text:p>6.646389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80711" calcext:value-type="float">
            <text:p>6.580711</text:p>
          </table:table-cell>
          <table:table-cell office:value-type="float" office:value="6.6431833" calcext:value-type="float">
            <text:p>6.64318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476435" calcext:value-type="float">
            <text:p>6.476435</text:p>
          </table:table-cell>
          <table:table-cell office:value-type="float" office:value="6.640241025" calcext:value-type="float">
            <text:p>6.64024102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436062" calcext:value-type="float">
            <text:p>6.436062</text:p>
          </table:table-cell>
          <table:table-cell office:value-type="float" office:value="6.59590595" calcext:value-type="float">
            <text:p>6.5959059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26929" calcext:value-type="float">
            <text:p>6.526929</text:p>
          </table:table-cell>
          <table:table-cell office:value-type="float" office:value="6.5980575" calcext:value-type="float">
            <text:p>6.598057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700923" calcext:value-type="float">
            <text:p>5.700923</text:p>
          </table:table-cell>
          <table:table-cell office:value-type="float" office:value="6.59788135" calcext:value-type="float">
            <text:p>6.5978813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458295" calcext:value-type="float">
            <text:p>6.458295</text:p>
          </table:table-cell>
          <table:table-cell office:value-type="float" office:value="6.61993145" calcext:value-type="float">
            <text:p>6.6199314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65614" calcext:value-type="float">
            <text:p>6.565614</text:p>
          </table:table-cell>
          <table:table-cell office:value-type="float" office:value="6.62540965" calcext:value-type="float">
            <text:p>6.6254096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30648" calcext:value-type="float">
            <text:p>6.630648</text:p>
          </table:table-cell>
          <table:table-cell office:value-type="float" office:value="6.630450175" calcext:value-type="float">
            <text:p>6.63045017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83553" calcext:value-type="float">
            <text:p>6.683553</text:p>
          </table:table-cell>
          <table:table-cell office:value-type="float" office:value="6.63530085" calcext:value-type="float">
            <text:p>6.6353008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30952" calcext:value-type="float">
            <text:p>6.730952</text:p>
          </table:table-cell>
          <table:table-cell office:value-type="float" office:value="6.63942565" calcext:value-type="float">
            <text:p>6.6394256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72267" calcext:value-type="float">
            <text:p>6.772267</text:p>
          </table:table-cell>
          <table:table-cell office:value-type="float" office:value="6.6424569" calcext:value-type="float">
            <text:p>6.6424569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04324" calcext:value-type="float">
            <text:p>6.804324</text:p>
          </table:table-cell>
          <table:table-cell office:value-type="float" office:value="6.64422915" calcext:value-type="float">
            <text:p>6.6442291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21564" calcext:value-type="float">
            <text:p>6.821564</text:p>
          </table:table-cell>
          <table:table-cell office:value-type="float" office:value="6.644696475" calcext:value-type="float">
            <text:p>6.64469647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21641" calcext:value-type="float">
            <text:p>6.821641</text:p>
          </table:table-cell>
          <table:table-cell office:value-type="float" office:value="6.644080425" calcext:value-type="float">
            <text:p>6.64408042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10641" calcext:value-type="float">
            <text:p>6.810641</text:p>
          </table:table-cell>
          <table:table-cell office:value-type="float" office:value="6.6428216" calcext:value-type="float">
            <text:p>6.6428216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97355" calcext:value-type="float">
            <text:p>6.797355</text:p>
          </table:table-cell>
          <table:table-cell office:value-type="float" office:value="6.64117525" calcext:value-type="float">
            <text:p>6.6411752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82327" calcext:value-type="float">
            <text:p>6.782327</text:p>
          </table:table-cell>
          <table:table-cell office:value-type="float" office:value="6.6389714" calcext:value-type="float">
            <text:p>6.638971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55048" calcext:value-type="float">
            <text:p>6.755048</text:p>
          </table:table-cell>
          <table:table-cell office:value-type="float" office:value="6.63588585" calcext:value-type="float">
            <text:p>6.6358858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03173" calcext:value-type="float">
            <text:p>6.703173</text:p>
          </table:table-cell>
          <table:table-cell office:value-type="float" office:value="6.631952925" calcext:value-type="float">
            <text:p>6.63195292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26725" calcext:value-type="float">
            <text:p>6.626725</text:p>
          </table:table-cell>
          <table:table-cell office:value-type="float" office:value="6.627946725" calcext:value-type="float">
            <text:p>6.62794672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44983" calcext:value-type="float">
            <text:p>6.544983</text:p>
          </table:table-cell>
          <table:table-cell office:value-type="float" office:value="6.625589475" calcext:value-type="float">
            <text:p>6.6255894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485455" calcext:value-type="float">
            <text:p>6.485455</text:p>
          </table:table-cell>
          <table:table-cell office:value-type="float" office:value="6.6237527" calcext:value-type="float">
            <text:p>6.623752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442672" calcext:value-type="float">
            <text:p>6.442672</text:p>
          </table:table-cell>
          <table:table-cell office:value-type="float" office:value="6.625326475" calcext:value-type="float">
            <text:p>6.62532647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41237" calcext:value-type="float">
            <text:p>6.541237</text:p>
          </table:table-cell>
          <table:table-cell office:value-type="float" office:value="6.629295425" calcext:value-type="float">
            <text:p>6.6292954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53155" calcext:value-type="float">
            <text:p>6.553155</text:p>
          </table:table-cell>
          <table:table-cell office:value-type="float" office:value="6.6316382" calcext:value-type="float">
            <text:p>6.6316382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81667" calcext:value-type="float">
            <text:p>6.581667</text:p>
          </table:table-cell>
          <table:table-cell office:value-type="float" office:value="6.634412175" calcext:value-type="float">
            <text:p>6.6344121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18377" calcext:value-type="float">
            <text:p>6.618377</text:p>
          </table:table-cell>
          <table:table-cell office:value-type="float" office:value="6.637607125" calcext:value-type="float">
            <text:p>6.6376071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67793" calcext:value-type="float">
            <text:p>6.667793</text:p>
          </table:table-cell>
          <table:table-cell office:value-type="float" office:value="6.6413151" calcext:value-type="float">
            <text:p>6.641315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24408" calcext:value-type="float">
            <text:p>6.724408</text:p>
          </table:table-cell>
          <table:table-cell office:value-type="float" office:value="6.644910625" calcext:value-type="float">
            <text:p>6.64491062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75011" calcext:value-type="float">
            <text:p>6.775011</text:p>
          </table:table-cell>
          <table:table-cell office:value-type="float" office:value="6.647518675" calcext:value-type="float">
            <text:p>6.64751867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08556" calcext:value-type="float">
            <text:p>6.808556</text:p>
          </table:table-cell>
          <table:table-cell office:value-type="float" office:value="6.6486892" calcext:value-type="float">
            <text:p>6.648689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21738" calcext:value-type="float">
            <text:p>6.821738</text:p>
          </table:table-cell>
          <table:table-cell office:value-type="float" office:value="6.64851045" calcext:value-type="float">
            <text:p>6.6485104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17748" calcext:value-type="float">
            <text:p>6.817748</text:p>
          </table:table-cell>
          <table:table-cell office:value-type="float" office:value="6.64728555" calcext:value-type="float">
            <text:p>6.647285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01068" calcext:value-type="float">
            <text:p>6.801068</text:p>
          </table:table-cell>
          <table:table-cell office:value-type="float" office:value="6.6452538" calcext:value-type="float">
            <text:p>6.6452538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74109" calcext:value-type="float">
            <text:p>6.774109</text:p>
          </table:table-cell>
          <table:table-cell office:value-type="float" office:value="6.642607275" calcext:value-type="float">
            <text:p>6.64260727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39423" calcext:value-type="float">
            <text:p>6.739423</text:p>
          </table:table-cell>
          <table:table-cell office:value-type="float" office:value="6.639655625" calcext:value-type="float">
            <text:p>6.6396556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02092" calcext:value-type="float">
            <text:p>6.702092</text:p>
          </table:table-cell>
          <table:table-cell office:value-type="float" office:value="6.63678085" calcext:value-type="float">
            <text:p>6.6367808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64951" calcext:value-type="float">
            <text:p>6.664951</text:p>
          </table:table-cell>
          <table:table-cell office:value-type="float" office:value="6.6341304" calcext:value-type="float">
            <text:p>6.6341304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20866" calcext:value-type="float">
            <text:p>6.620866</text:p>
          </table:table-cell>
          <table:table-cell office:value-type="float" office:value="6.631390475" calcext:value-type="float">
            <text:p>6.63139047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556836" calcext:value-type="float">
            <text:p>6.556836</text:p>
          </table:table-cell>
          <table:table-cell office:value-type="float" office:value="6.62337795" calcext:value-type="float">
            <text:p>6.6233779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46302" calcext:value-type="float">
            <text:p>6.46302</text:p>
          </table:table-cell>
          <table:table-cell office:value-type="float" office:value="6.625287275" calcext:value-type="float">
            <text:p>6.62528727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03032" calcext:value-type="float">
            <text:p>4.703032</text:p>
          </table:table-cell>
          <table:table-cell office:value-type="float" office:value="6.62908215" calcext:value-type="float">
            <text:p>6.6290821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22124" calcext:value-type="float">
            <text:p>6.522124</text:p>
          </table:table-cell>
          <table:table-cell office:value-type="float" office:value="6.677535" calcext:value-type="float">
            <text:p>6.67753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19883" calcext:value-type="float">
            <text:p>6.519883</text:p>
          </table:table-cell>
          <table:table-cell office:value-type="float" office:value="6.68146975" calcext:value-type="float">
            <text:p>6.6814697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82927" calcext:value-type="float">
            <text:p>6.582927</text:p>
          </table:table-cell>
          <table:table-cell office:value-type="float" office:value="6.686353" calcext:value-type="float">
            <text:p>6.68635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77423" calcext:value-type="float">
            <text:p>6.677423</text:p>
          </table:table-cell>
          <table:table-cell office:value-type="float" office:value="6.6904425" calcext:value-type="float">
            <text:p>6.690442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67235" calcext:value-type="float">
            <text:p>6.767235</text:p>
          </table:table-cell>
          <table:table-cell office:value-type="float" office:value="6.692993625" calcext:value-type="float">
            <text:p>6.69299362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24675" calcext:value-type="float">
            <text:p>6.824675</text:p>
          </table:table-cell>
          <table:table-cell office:value-type="float" office:value="6.69419825" calcext:value-type="float">
            <text:p>6.6941982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48545" calcext:value-type="float">
            <text:p>6.848545</text:p>
          </table:table-cell>
          <table:table-cell office:value-type="float" office:value="6.6946547" calcext:value-type="float">
            <text:p>6.694654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52202" calcext:value-type="float">
            <text:p>6.852202</text:p>
          </table:table-cell>
          <table:table-cell office:value-type="float" office:value="6.694570375" calcext:value-type="float">
            <text:p>6.6945703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43157" calcext:value-type="float">
            <text:p>6.843157</text:p>
          </table:table-cell>
          <table:table-cell office:value-type="float" office:value="6.6936669" calcext:value-type="float">
            <text:p>6.6936669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23017" calcext:value-type="float">
            <text:p>6.823017</text:p>
          </table:table-cell>
          <table:table-cell office:value-type="float" office:value="6.6917823" calcext:value-type="float">
            <text:p>6.691782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96922" calcext:value-type="float">
            <text:p>6.796922</text:p>
          </table:table-cell>
          <table:table-cell office:value-type="float" office:value="6.689264875" calcext:value-type="float">
            <text:p>6.68926487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71288" calcext:value-type="float">
            <text:p>6.771288</text:p>
          </table:table-cell>
          <table:table-cell office:value-type="float" office:value="6.686698725" calcext:value-type="float">
            <text:p>6.68669872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44787" calcext:value-type="float">
            <text:p>6.744787</text:p>
          </table:table-cell>
          <table:table-cell office:value-type="float" office:value="6.684340175" calcext:value-type="float">
            <text:p>6.68434017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09201" calcext:value-type="float">
            <text:p>6.709201</text:p>
          </table:table-cell>
          <table:table-cell office:value-type="float" office:value="6.6818132" calcext:value-type="float">
            <text:p>6.681813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58905" calcext:value-type="float">
            <text:p>6.658905</text:p>
          </table:table-cell>
          <table:table-cell office:value-type="float" office:value="6.678210775" calcext:value-type="float">
            <text:p>6.67821077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597731" calcext:value-type="float">
            <text:p>6.597731</text:p>
          </table:table-cell>
          <table:table-cell office:value-type="float" office:value="6.671646275" calcext:value-type="float">
            <text:p>6.6716462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42925" calcext:value-type="float">
            <text:p>6.542925</text:p>
          </table:table-cell>
          <table:table-cell office:value-type="float" office:value="6.680248775" calcext:value-type="float">
            <text:p>6.68024877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32435" calcext:value-type="float">
            <text:p>6.532435</text:p>
          </table:table-cell>
          <table:table-cell office:value-type="float" office:value="6.6803979" calcext:value-type="float">
            <text:p>6.6803979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71512" calcext:value-type="float">
            <text:p>6.471512</text:p>
          </table:table-cell>
          <table:table-cell office:value-type="float" office:value="6.680561275" calcext:value-type="float">
            <text:p>6.68056127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548406" calcext:value-type="float">
            <text:p>6.548406</text:p>
          </table:table-cell>
          <table:table-cell office:value-type="float" office:value="6.683545625" calcext:value-type="float">
            <text:p>6.68354562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0143" calcext:value-type="float">
            <text:p>6.60143</text:p>
          </table:table-cell>
          <table:table-cell office:value-type="float" office:value="6.686360075" calcext:value-type="float">
            <text:p>6.6863600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34948" calcext:value-type="float">
            <text:p>6.634948</text:p>
          </table:table-cell>
          <table:table-cell office:value-type="float" office:value="6.6894329" calcext:value-type="float">
            <text:p>6.6894329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64114" calcext:value-type="float">
            <text:p>6.664114</text:p>
          </table:table-cell>
          <table:table-cell office:value-type="float" office:value="6.69281445" calcext:value-type="float">
            <text:p>6.6928144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09465" calcext:value-type="float">
            <text:p>6.709465</text:p>
          </table:table-cell>
          <table:table-cell office:value-type="float" office:value="6.6962033" calcext:value-type="float">
            <text:p>6.696203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66696" calcext:value-type="float">
            <text:p>6.766696</text:p>
          </table:table-cell>
          <table:table-cell office:value-type="float" office:value="6.6988832" calcext:value-type="float">
            <text:p>6.69888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11614" calcext:value-type="float">
            <text:p>6.811614</text:p>
          </table:table-cell>
          <table:table-cell office:value-type="float" office:value="6.700254975" calcext:value-type="float">
            <text:p>6.70025497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82873" calcext:value-type="float">
            <text:p>6.82873</text:p>
          </table:table-cell>
          <table:table-cell office:value-type="float" office:value="6.70028245" calcext:value-type="float">
            <text:p>6.7002824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21832" calcext:value-type="float">
            <text:p>6.821832</text:p>
          </table:table-cell>
          <table:table-cell office:value-type="float" office:value="6.699291" calcext:value-type="float">
            <text:p>6.69929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01406" calcext:value-type="float">
            <text:p>6.801406</text:p>
          </table:table-cell>
          <table:table-cell office:value-type="float" office:value="6.6975414" calcext:value-type="float">
            <text:p>6.697541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72742" calcext:value-type="float">
            <text:p>6.772742</text:p>
          </table:table-cell>
          <table:table-cell office:value-type="float" office:value="6.695196475" calcext:value-type="float">
            <text:p>6.69519647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36478" calcext:value-type="float">
            <text:p>6.736478</text:p>
          </table:table-cell>
          <table:table-cell office:value-type="float" office:value="6.69255225" calcext:value-type="float">
            <text:p>6.6925522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95207" calcext:value-type="float">
            <text:p>6.695207</text:p>
          </table:table-cell>
          <table:table-cell office:value-type="float" office:value="6.689999" calcext:value-type="float">
            <text:p>6.689999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56043" calcext:value-type="float">
            <text:p>6.656043</text:p>
          </table:table-cell>
          <table:table-cell office:value-type="float" office:value="6.68762035" calcext:value-type="float">
            <text:p>6.6876203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24432" calcext:value-type="float">
            <text:p>6.624432</text:p>
          </table:table-cell>
          <table:table-cell office:value-type="float" office:value="6.684687075" calcext:value-type="float">
            <text:p>6.68468707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96074" calcext:value-type="float">
            <text:p>6.596074</text:p>
          </table:table-cell>
          <table:table-cell office:value-type="float" office:value="6.6755129" calcext:value-type="float">
            <text:p>6.675512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55354" calcext:value-type="float">
            <text:p>6.555354</text:p>
          </table:table-cell>
          <table:table-cell office:value-type="float" office:value="6.6795982" calcext:value-type="float">
            <text:p>6.679598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300365" calcext:value-type="float">
            <text:p>6.300365</text:p>
          </table:table-cell>
          <table:table-cell office:value-type="float" office:value="6.681596625" calcext:value-type="float">
            <text:p>6.68159662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33209" calcext:value-type="float">
            <text:p>6.633209</text:p>
          </table:table-cell>
          <table:table-cell office:value-type="float" office:value="6.689770825" calcext:value-type="float">
            <text:p>6.68977082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14815" calcext:value-type="float">
            <text:p>6.614815</text:p>
          </table:table-cell>
          <table:table-cell office:value-type="float" office:value="6.690442375" calcext:value-type="float">
            <text:p>6.69044237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41146" calcext:value-type="float">
            <text:p>6.641146</text:p>
          </table:table-cell>
          <table:table-cell office:value-type="float" office:value="6.6927649" calcext:value-type="float">
            <text:p>6.6927649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79514" calcext:value-type="float">
            <text:p>6.679514</text:p>
          </table:table-cell>
          <table:table-cell office:value-type="float" office:value="6.695567075" calcext:value-type="float">
            <text:p>6.6955670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15213" calcext:value-type="float">
            <text:p>6.715213</text:p>
          </table:table-cell>
          <table:table-cell office:value-type="float" office:value="6.698299225" calcext:value-type="float">
            <text:p>6.69829922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46507" calcext:value-type="float">
            <text:p>6.746507</text:p>
          </table:table-cell>
          <table:table-cell office:value-type="float" office:value="6.700721575" calcext:value-type="float">
            <text:p>6.7007215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79468" calcext:value-type="float">
            <text:p>6.779468</text:p>
          </table:table-cell>
          <table:table-cell office:value-type="float" office:value="6.70266385" calcext:value-type="float">
            <text:p>6.7026638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1542" calcext:value-type="float">
            <text:p>6.81542</text:p>
          </table:table-cell>
          <table:table-cell office:value-type="float" office:value="6.7038267" calcext:value-type="float">
            <text:p>6.703826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42933" calcext:value-type="float">
            <text:p>6.842933</text:p>
          </table:table-cell>
          <table:table-cell office:value-type="float" office:value="6.703811975" calcext:value-type="float">
            <text:p>6.70381197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45172" calcext:value-type="float">
            <text:p>6.845172</text:p>
          </table:table-cell>
          <table:table-cell office:value-type="float" office:value="6.7024608" calcext:value-type="float">
            <text:p>6.7024608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16063" calcext:value-type="float">
            <text:p>6.816063</text:p>
          </table:table-cell>
          <table:table-cell office:value-type="float" office:value="6.700156525" calcext:value-type="float">
            <text:p>6.70015652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67773" calcext:value-type="float">
            <text:p>6.767773</text:p>
          </table:table-cell>
          <table:table-cell office:value-type="float" office:value="6.6976315" calcext:value-type="float">
            <text:p>6.697631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2232" calcext:value-type="float">
            <text:p>6.72232</text:p>
          </table:table-cell>
          <table:table-cell office:value-type="float" office:value="6.695357675" calcext:value-type="float">
            <text:p>6.69535767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94276" calcext:value-type="float">
            <text:p>6.694276</text:p>
          </table:table-cell>
          <table:table-cell office:value-type="float" office:value="6.69310285" calcext:value-type="float">
            <text:p>6.6931028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76946" calcext:value-type="float">
            <text:p>6.676946</text:p>
          </table:table-cell>
          <table:table-cell office:value-type="float" office:value="6.6900752" calcext:value-type="float">
            <text:p>6.690075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43708" calcext:value-type="float">
            <text:p>6.643708</text:p>
          </table:table-cell>
          <table:table-cell office:value-type="float" office:value="6.6851817" calcext:value-type="float">
            <text:p>6.685181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565104" calcext:value-type="float">
            <text:p>6.565104</text:p>
          </table:table-cell>
          <table:table-cell office:value-type="float" office:value="6.710370625" calcext:value-type="float">
            <text:p>6.71037062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396325" calcext:value-type="float">
            <text:p>6.396325</text:p>
          </table:table-cell>
          <table:table-cell office:value-type="float" office:value="6.710688075" calcext:value-type="float">
            <text:p>6.71068807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941831" calcext:value-type="float">
            <text:p>6.941831</text:p>
          </table:table-cell>
          <table:table-cell office:value-type="float" office:value="6.71451385" calcext:value-type="float">
            <text:p>6.7145138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54889" calcext:value-type="float">
            <text:p>6.54889</text:p>
          </table:table-cell>
          <table:table-cell office:value-type="float" office:value="6.70538135" calcext:value-type="float">
            <text:p>6.7053813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3897" calcext:value-type="float">
            <text:p>6.53897</text:p>
          </table:table-cell>
          <table:table-cell office:value-type="float" office:value="6.7075362" calcext:value-type="float">
            <text:p>6.7075362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590886" calcext:value-type="float">
            <text:p>6.590886</text:p>
          </table:table-cell>
          <table:table-cell office:value-type="float" office:value="6.71170105" calcext:value-type="float">
            <text:p>6.7117010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60984" calcext:value-type="float">
            <text:p>6.660984</text:p>
          </table:table-cell>
          <table:table-cell office:value-type="float" office:value="6.71613335" calcext:value-type="float">
            <text:p>6.7161333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24343" calcext:value-type="float">
            <text:p>6.724343</text:p>
          </table:table-cell>
          <table:table-cell office:value-type="float" office:value="6.719821975" calcext:value-type="float">
            <text:p>6.71982197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7021" calcext:value-type="float">
            <text:p>6.77021</text:p>
          </table:table-cell>
          <table:table-cell office:value-type="float" office:value="6.7223118" calcext:value-type="float">
            <text:p>6.7223118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99668" calcext:value-type="float">
            <text:p>6.799668</text:p>
          </table:table-cell>
          <table:table-cell office:value-type="float" office:value="6.72361905" calcext:value-type="float">
            <text:p>6.7236190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16661" calcext:value-type="float">
            <text:p>6.816661</text:p>
          </table:table-cell>
          <table:table-cell office:value-type="float" office:value="6.72395935" calcext:value-type="float">
            <text:p>6.7239593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21567" calcext:value-type="float">
            <text:p>6.821567</text:p>
          </table:table-cell>
          <table:table-cell office:value-type="float" office:value="6.7234616" calcext:value-type="float">
            <text:p>6.7234616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12713" calcext:value-type="float">
            <text:p>6.812713</text:p>
          </table:table-cell>
          <table:table-cell office:value-type="float" office:value="6.722064375" calcext:value-type="float">
            <text:p>6.72206437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89072" calcext:value-type="float">
            <text:p>6.789072</text:p>
          </table:table-cell>
          <table:table-cell office:value-type="float" office:value="6.719673125" calcext:value-type="float">
            <text:p>6.7196731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51848" calcext:value-type="float">
            <text:p>6.751848</text:p>
          </table:table-cell>
          <table:table-cell office:value-type="float" office:value="6.716497375" calcext:value-type="float">
            <text:p>6.71649737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07609" calcext:value-type="float">
            <text:p>6.707609</text:p>
          </table:table-cell>
          <table:table-cell office:value-type="float" office:value="6.713170625" calcext:value-type="float">
            <text:p>6.71317062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66973" calcext:value-type="float">
            <text:p>6.666973</text:p>
          </table:table-cell>
          <table:table-cell office:value-type="float" office:value="6.71032515" calcext:value-type="float">
            <text:p>6.7103251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34348" calcext:value-type="float">
            <text:p>6.634348</text:p>
          </table:table-cell>
          <table:table-cell office:value-type="float" office:value="6.707976025" calcext:value-type="float">
            <text:p>6.70797602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00061" calcext:value-type="float">
            <text:p>6.600061</text:p>
          </table:table-cell>
          <table:table-cell office:value-type="float" office:value="6.70461595" calcext:value-type="float">
            <text:p>6.7046159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38712" calcext:value-type="float">
            <text:p>6.538712</text:p>
          </table:table-cell>
          <table:table-cell office:value-type="float" office:value="6.70734185" calcext:value-type="float">
            <text:p>6.7073418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257465" calcext:value-type="float">
            <text:p>6.257465</text:p>
          </table:table-cell>
          <table:table-cell office:value-type="float" office:value="6.709496975" calcext:value-type="float">
            <text:p>6.70949697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59486" calcext:value-type="float">
            <text:p>6.759486</text:p>
          </table:table-cell>
          <table:table-cell office:value-type="float" office:value="6.718554775" calcext:value-type="float">
            <text:p>6.71855477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35291" calcext:value-type="float">
            <text:p>6.635291</text:p>
          </table:table-cell>
          <table:table-cell office:value-type="float" office:value="6.715634875" calcext:value-type="float">
            <text:p>6.71563487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27333" calcext:value-type="float">
            <text:p>6.627333</text:p>
          </table:table-cell>
          <table:table-cell office:value-type="float" office:value="6.716900925" calcext:value-type="float">
            <text:p>6.71690092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60071" calcext:value-type="float">
            <text:p>6.660071</text:p>
          </table:table-cell>
          <table:table-cell office:value-type="float" office:value="6.7197475" calcext:value-type="float">
            <text:p>6.719747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07716" calcext:value-type="float">
            <text:p>6.707716</text:p>
          </table:table-cell>
          <table:table-cell office:value-type="float" office:value="6.7232349" calcext:value-type="float">
            <text:p>6.723234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53233" calcext:value-type="float">
            <text:p>6.753233</text:p>
          </table:table-cell>
          <table:table-cell office:value-type="float" office:value="6.726757625" calcext:value-type="float">
            <text:p>6.7267576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888" calcext:value-type="float">
            <text:p>6.7888</text:p>
          </table:table-cell>
          <table:table-cell office:value-type="float" office:value="6.72976625" calcext:value-type="float">
            <text:p>6.7297662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12107" calcext:value-type="float">
            <text:p>6.812107</text:p>
          </table:table-cell>
          <table:table-cell office:value-type="float" office:value="6.731739975" calcext:value-type="float">
            <text:p>6.73173997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24198" calcext:value-type="float">
            <text:p>6.824198</text:p>
          </table:table-cell>
          <table:table-cell office:value-type="float" office:value="6.7323871" calcext:value-type="float">
            <text:p>6.732387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25982" calcext:value-type="float">
            <text:p>6.825982</text:p>
          </table:table-cell>
          <table:table-cell office:value-type="float" office:value="6.7317018" calcext:value-type="float">
            <text:p>6.731701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814831" calcext:value-type="float">
            <text:p>6.814831</text:p>
          </table:table-cell>
          <table:table-cell office:value-type="float" office:value="6.7298663" calcext:value-type="float">
            <text:p>6.729866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88886" calcext:value-type="float">
            <text:p>6.788886</text:p>
          </table:table-cell>
          <table:table-cell office:value-type="float" office:value="6.72723405" calcext:value-type="float">
            <text:p>6.7272340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53001" calcext:value-type="float">
            <text:p>6.753001</text:p>
          </table:table-cell>
          <table:table-cell office:value-type="float" office:value="6.724331425" calcext:value-type="float">
            <text:p>6.72433142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15062" calcext:value-type="float">
            <text:p>6.715062</text:p>
          </table:table-cell>
          <table:table-cell office:value-type="float" office:value="6.721688525" calcext:value-type="float">
            <text:p>6.72168852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7682" calcext:value-type="float">
            <text:p>6.67682</text:p>
          </table:table-cell>
          <table:table-cell office:value-type="float" office:value="6.719562025" calcext:value-type="float">
            <text:p>6.71956202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32127" calcext:value-type="float">
            <text:p>6.632127</text:p>
          </table:table-cell>
          <table:table-cell office:value-type="float" office:value="6.717698475" calcext:value-type="float">
            <text:p>6.71769847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7317" calcext:value-type="float">
            <text:p>6.57317</text:p>
          </table:table-cell>
          <table:table-cell office:value-type="float" office:value="6.7023726" calcext:value-type="float">
            <text:p>6.7023726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481206" calcext:value-type="float">
            <text:p>6.481206</text:p>
          </table:table-cell>
          <table:table-cell office:value-type="float" office:value="6.7040607" calcext:value-type="float">
            <text:p>6.704060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651265" calcext:value-type="float">
            <text:p>7.651265</text:p>
          </table:table-cell>
          <table:table-cell office:value-type="float" office:value="6.70734595" calcext:value-type="float">
            <text:p>6.7073459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77802" calcext:value-type="float">
            <text:p>6.577802</text:p>
          </table:table-cell>
          <table:table-cell office:value-type="float" office:value="6.681587" calcext:value-type="float">
            <text:p>6.68158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49356" calcext:value-type="float">
            <text:p>6.549356</text:p>
          </table:table-cell>
          <table:table-cell office:value-type="float" office:value="6.683426125" calcext:value-type="float">
            <text:p>6.68342612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76531" calcext:value-type="float">
            <text:p>6.576531</text:p>
          </table:table-cell>
          <table:table-cell office:value-type="float" office:value="6.6870264" calcext:value-type="float">
            <text:p>6.6870264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35084" calcext:value-type="float">
            <text:p>6.635084</text:p>
          </table:table-cell>
          <table:table-cell office:value-type="float" office:value="6.69106905" calcext:value-type="float">
            <text:p>6.6910690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05564" calcext:value-type="float">
            <text:p>6.705564</text:p>
          </table:table-cell>
          <table:table-cell office:value-type="float" office:value="6.6946951" calcext:value-type="float">
            <text:p>6.694695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68178" calcext:value-type="float">
            <text:p>6.768178</text:p>
          </table:table-cell>
          <table:table-cell office:value-type="float" office:value="6.697418" calcext:value-type="float">
            <text:p>6.69741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808529" calcext:value-type="float">
            <text:p>6.808529</text:p>
          </table:table-cell>
          <table:table-cell office:value-type="float" office:value="6.699057925" calcext:value-type="float">
            <text:p>6.6990579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823936" calcext:value-type="float">
            <text:p>6.823936</text:p>
          </table:table-cell>
          <table:table-cell office:value-type="float" office:value="6.699566675" calcext:value-type="float">
            <text:p>6.69956667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225" calcext:value-type="float">
            <text:p>6.8225</text:p>
          </table:table-cell>
          <table:table-cell office:value-type="float" office:value="6.69895085" calcext:value-type="float">
            <text:p>6.6989508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1328" calcext:value-type="float">
            <text:p>6.81328</text:p>
          </table:table-cell>
          <table:table-cell office:value-type="float" office:value="6.6973471" calcext:value-type="float">
            <text:p>6.6973471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96751" calcext:value-type="float">
            <text:p>6.796751</text:p>
          </table:table-cell>
          <table:table-cell office:value-type="float" office:value="6.6950454" calcext:value-type="float">
            <text:p>6.6950454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65678" calcext:value-type="float">
            <text:p>6.765678</text:p>
          </table:table-cell>
          <table:table-cell office:value-type="float" office:value="6.692346025" calcext:value-type="float">
            <text:p>6.69234602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17063" calcext:value-type="float">
            <text:p>6.717063</text:p>
          </table:table-cell>
          <table:table-cell office:value-type="float" office:value="6.6894477" calcext:value-type="float">
            <text:p>6.6894477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62042" calcext:value-type="float">
            <text:p>6.662042</text:p>
          </table:table-cell>
          <table:table-cell office:value-type="float" office:value="6.68646225" calcext:value-type="float">
            <text:p>6.6864622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18778" calcext:value-type="float">
            <text:p>6.618778</text:p>
          </table:table-cell>
          <table:table-cell office:value-type="float" office:value="6.6832986" calcext:value-type="float">
            <text:p>6.6832986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59379" calcext:value-type="float">
            <text:p>6.59379</text:p>
          </table:table-cell>
          <table:table-cell office:value-type="float" office:value="6.678586025" calcext:value-type="float">
            <text:p>6.67858602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73008" calcext:value-type="float">
            <text:p>6.573008</text:p>
          </table:table-cell>
          <table:table-cell office:value-type="float" office:value="6.683865825" calcext:value-type="float">
            <text:p>6.68386582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499945" calcext:value-type="float">
            <text:p>6.499945</text:p>
          </table:table-cell>
          <table:table-cell office:value-type="float" office:value="6.685383625" calcext:value-type="float">
            <text:p>6.68538362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09097" calcext:value-type="float">
            <text:p>6.709097</text:p>
          </table:table-cell>
          <table:table-cell office:value-type="float" office:value="6.688822475" calcext:value-type="float">
            <text:p>6.6888224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624917" calcext:value-type="float">
            <text:p>6.624917</text:p>
          </table:table-cell>
          <table:table-cell office:value-type="float" office:value="6.6876477" calcext:value-type="float">
            <text:p>6.687647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19777" calcext:value-type="float">
            <text:p>6.619777</text:p>
          </table:table-cell>
          <table:table-cell office:value-type="float" office:value="6.68929635" calcext:value-type="float">
            <text:p>6.6892963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4269" calcext:value-type="float">
            <text:p>6.64269</text:p>
          </table:table-cell>
          <table:table-cell office:value-type="float" office:value="6.691845725" calcext:value-type="float">
            <text:p>6.69184572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85933" calcext:value-type="float">
            <text:p>6.685933</text:p>
          </table:table-cell>
          <table:table-cell office:value-type="float" office:value="6.694701675" calcext:value-type="float">
            <text:p>6.69470167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41196" calcext:value-type="float">
            <text:p>6.741196</text:p>
          </table:table-cell>
          <table:table-cell office:value-type="float" office:value="6.69744885" calcext:value-type="float">
            <text:p>6.6974488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99567" calcext:value-type="float">
            <text:p>6.799567</text:p>
          </table:table-cell>
          <table:table-cell office:value-type="float" office:value="6.69970905" calcext:value-type="float">
            <text:p>6.6997090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48625" calcext:value-type="float">
            <text:p>6.848625</text:p>
          </table:table-cell>
          <table:table-cell office:value-type="float" office:value="6.701041175" calcext:value-type="float">
            <text:p>6.70104117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73578" calcext:value-type="float">
            <text:p>6.873578</text:p>
          </table:table-cell>
          <table:table-cell office:value-type="float" office:value="6.7010639" calcext:value-type="float">
            <text:p>6.7010639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67749" calcext:value-type="float">
            <text:p>6.867749</text:p>
          </table:table-cell>
          <table:table-cell office:value-type="float" office:value="6.6996937" calcext:value-type="float">
            <text:p>6.699693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37992" calcext:value-type="float">
            <text:p>6.837992</text:p>
          </table:table-cell>
          <table:table-cell office:value-type="float" office:value="6.6971667" calcext:value-type="float">
            <text:p>6.6971667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96786" calcext:value-type="float">
            <text:p>6.796786</text:p>
          </table:table-cell>
          <table:table-cell office:value-type="float" office:value="6.6938828" calcext:value-type="float">
            <text:p>6.693882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52562" calcext:value-type="float">
            <text:p>6.752562</text:p>
          </table:table-cell>
          <table:table-cell office:value-type="float" office:value="6.69032275" calcext:value-type="float">
            <text:p>6.6903227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09541" calcext:value-type="float">
            <text:p>6.709541</text:p>
          </table:table-cell>
          <table:table-cell office:value-type="float" office:value="6.68702745" calcext:value-type="float">
            <text:p>6.6870274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72781" calcext:value-type="float">
            <text:p>6.672781</text:p>
          </table:table-cell>
          <table:table-cell office:value-type="float" office:value="6.68449685" calcext:value-type="float">
            <text:p>6.6844968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47285" calcext:value-type="float">
            <text:p>6.647285</text:p>
          </table:table-cell>
          <table:table-cell office:value-type="float" office:value="6.6831012" calcext:value-type="float">
            <text:p>6.6831012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30002" calcext:value-type="float">
            <text:p>6.630002</text:p>
          </table:table-cell>
          <table:table-cell office:value-type="float" office:value="6.684772375" calcext:value-type="float">
            <text:p>6.6847723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02278" calcext:value-type="float">
            <text:p>6.602278</text:p>
          </table:table-cell>
          <table:table-cell office:value-type="float" office:value="6.6836185" calcext:value-type="float">
            <text:p>6.683618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019092" calcext:value-type="float">
            <text:p>6.019092</text:p>
          </table:table-cell>
          <table:table-cell office:value-type="float" office:value="6.683764125" calcext:value-type="float">
            <text:p>6.6837641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40694" calcext:value-type="float">
            <text:p>6.640694</text:p>
          </table:table-cell>
          <table:table-cell office:value-type="float" office:value="6.69871405" calcext:value-type="float">
            <text:p>6.6987140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12616" calcext:value-type="float">
            <text:p>6.612616</text:p>
          </table:table-cell>
          <table:table-cell office:value-type="float" office:value="6.6986058" calcext:value-type="float">
            <text:p>6.698605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20907" calcext:value-type="float">
            <text:p>6.620907</text:p>
          </table:table-cell>
          <table:table-cell office:value-type="float" office:value="6.700176175" calcext:value-type="float">
            <text:p>6.70017617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51367" calcext:value-type="float">
            <text:p>6.651367</text:p>
          </table:table-cell>
          <table:table-cell office:value-type="float" office:value="6.702794925" calcext:value-type="float">
            <text:p>6.70279492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93367" calcext:value-type="float">
            <text:p>6.693367</text:p>
          </table:table-cell>
          <table:table-cell office:value-type="float" office:value="6.705862375" calcext:value-type="float">
            <text:p>6.70586237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38237" calcext:value-type="float">
            <text:p>6.738237</text:p>
          </table:table-cell>
          <table:table-cell office:value-type="float" office:value="6.708870975" calcext:value-type="float">
            <text:p>6.7088709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80126" calcext:value-type="float">
            <text:p>6.780126</text:p>
          </table:table-cell>
          <table:table-cell office:value-type="float" office:value="6.711376775" calcext:value-type="float">
            <text:p>6.71137677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1448" calcext:value-type="float">
            <text:p>6.81448</text:p>
          </table:table-cell>
          <table:table-cell office:value-type="float" office:value="6.7128613" calcext:value-type="float">
            <text:p>6.7128613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33775" calcext:value-type="float">
            <text:p>6.833775</text:p>
          </table:table-cell>
          <table:table-cell office:value-type="float" office:value="6.712774325" calcext:value-type="float">
            <text:p>6.71277432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28879" calcext:value-type="float">
            <text:p>6.828879</text:p>
          </table:table-cell>
          <table:table-cell office:value-type="float" office:value="6.710866125" calcext:value-type="float">
            <text:p>6.7108661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99303" calcext:value-type="float">
            <text:p>6.799303</text:p>
          </table:table-cell>
          <table:table-cell office:value-type="float" office:value="6.70760785" calcext:value-type="float">
            <text:p>6.7076078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5835" calcext:value-type="float">
            <text:p>6.75835</text:p>
          </table:table-cell>
          <table:table-cell office:value-type="float" office:value="6.704203675" calcext:value-type="float">
            <text:p>6.70420367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21212" calcext:value-type="float">
            <text:p>6.721212</text:p>
          </table:table-cell>
          <table:table-cell office:value-type="float" office:value="6.701792875" calcext:value-type="float">
            <text:p>6.70179287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88776" calcext:value-type="float">
            <text:p>6.688776</text:p>
          </table:table-cell>
          <table:table-cell office:value-type="float" office:value="6.700380875" calcext:value-type="float">
            <text:p>6.7003808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49745" calcext:value-type="float">
            <text:p>6.649745</text:p>
          </table:table-cell>
          <table:table-cell office:value-type="float" office:value="6.698765475" calcext:value-type="float">
            <text:p>6.69876547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597645" calcext:value-type="float">
            <text:p>6.597645</text:p>
          </table:table-cell>
          <table:table-cell office:value-type="float" office:value="6.694900475" calcext:value-type="float">
            <text:p>6.69490047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535496" calcext:value-type="float">
            <text:p>6.535496</text:p>
          </table:table-cell>
          <table:table-cell office:value-type="float" office:value="6.711663375" calcext:value-type="float">
            <text:p>6.71166337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430275" calcext:value-type="float">
            <text:p>6.430275</text:p>
          </table:table-cell>
          <table:table-cell office:value-type="float" office:value="6.715181" calcext:value-type="float">
            <text:p>6.71518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04982" calcext:value-type="float">
            <text:p>6.804982</text:p>
          </table:table-cell>
          <table:table-cell office:value-type="float" office:value="6.720712" calcext:value-type="float">
            <text:p>6.720712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3372" calcext:value-type="float">
            <text:p>6.63372</text:p>
          </table:table-cell>
          <table:table-cell office:value-type="float" office:value="6.717394525" calcext:value-type="float">
            <text:p>6.71739452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37499" calcext:value-type="float">
            <text:p>6.637499</text:p>
          </table:table-cell>
          <table:table-cell office:value-type="float" office:value="6.719132" calcext:value-type="float">
            <text:p>6.719132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62106" calcext:value-type="float">
            <text:p>6.662106</text:p>
          </table:table-cell>
          <table:table-cell office:value-type="float" office:value="6.721545875" calcext:value-type="float">
            <text:p>6.72154587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90863" calcext:value-type="float">
            <text:p>6.690863</text:p>
          </table:table-cell>
          <table:table-cell office:value-type="float" office:value="6.724099125" calcext:value-type="float">
            <text:p>6.72409912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21752" calcext:value-type="float">
            <text:p>6.721752</text:p>
          </table:table-cell>
          <table:table-cell office:value-type="float" office:value="6.726707775" calcext:value-type="float">
            <text:p>6.72670777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56928" calcext:value-type="float">
            <text:p>6.756928</text:p>
          </table:table-cell>
          <table:table-cell office:value-type="float" office:value="6.729251175" calcext:value-type="float">
            <text:p>6.7292511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9582" calcext:value-type="float">
            <text:p>6.79582</text:p>
          </table:table-cell>
          <table:table-cell office:value-type="float" office:value="6.731325525" calcext:value-type="float">
            <text:p>6.7313255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31604" calcext:value-type="float">
            <text:p>6.831604</text:p>
          </table:table-cell>
          <table:table-cell office:value-type="float" office:value="6.73234205" calcext:value-type="float">
            <text:p>6.7323420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52852" calcext:value-type="float">
            <text:p>6.852852</text:p>
          </table:table-cell>
          <table:table-cell office:value-type="float" office:value="6.7318699" calcext:value-type="float">
            <text:p>6.731869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49534" calcext:value-type="float">
            <text:p>6.849534</text:p>
          </table:table-cell>
          <table:table-cell office:value-type="float" office:value="6.7299083" calcext:value-type="float">
            <text:p>6.7299083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1877" calcext:value-type="float">
            <text:p>6.81877</text:p>
          </table:table-cell>
          <table:table-cell office:value-type="float" office:value="6.726889825" calcext:value-type="float">
            <text:p>6.72688982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66669" calcext:value-type="float">
            <text:p>6.766669</text:p>
          </table:table-cell>
          <table:table-cell office:value-type="float" office:value="6.72349565" calcext:value-type="float">
            <text:p>6.7234956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06636" calcext:value-type="float">
            <text:p>6.706636</text:p>
          </table:table-cell>
          <table:table-cell office:value-type="float" office:value="6.72045905" calcext:value-type="float">
            <text:p>6.7204590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54384" calcext:value-type="float">
            <text:p>6.654384</text:p>
          </table:table-cell>
          <table:table-cell office:value-type="float" office:value="6.718408525" calcext:value-type="float">
            <text:p>6.71840852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2075" calcext:value-type="float">
            <text:p>6.62075</text:p>
          </table:table-cell>
          <table:table-cell office:value-type="float" office:value="6.717715025" calcext:value-type="float">
            <text:p>6.71771502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08317" calcext:value-type="float">
            <text:p>6.608317</text:p>
          </table:table-cell>
          <table:table-cell office:value-type="float" office:value="6.718682275" calcext:value-type="float">
            <text:p>6.71868227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16955" calcext:value-type="float">
            <text:p>6.616955</text:p>
          </table:table-cell>
          <table:table-cell office:value-type="float" office:value="6.718986275" calcext:value-type="float">
            <text:p>6.71898627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14132" calcext:value-type="float">
            <text:p>6.714132</text:p>
          </table:table-cell>
          <table:table-cell office:value-type="float" office:value="6.71934175" calcext:value-type="float">
            <text:p>6.7193417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83847" calcext:value-type="float">
            <text:p>6.583847</text:p>
          </table:table-cell>
          <table:table-cell office:value-type="float" office:value="6.717271925" calcext:value-type="float">
            <text:p>6.71727192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608103" calcext:value-type="float">
            <text:p>6.608103</text:p>
          </table:table-cell>
          <table:table-cell office:value-type="float" office:value="6.718801" calcext:value-type="float">
            <text:p>6.71880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17089" calcext:value-type="float">
            <text:p>6.617089</text:p>
          </table:table-cell>
          <table:table-cell office:value-type="float" office:value="6.7205727" calcext:value-type="float">
            <text:p>6.720572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36364" calcext:value-type="float">
            <text:p>6.636364</text:p>
          </table:table-cell>
          <table:table-cell office:value-type="float" office:value="6.7232521" calcext:value-type="float">
            <text:p>6.723252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75431" calcext:value-type="float">
            <text:p>6.675431</text:p>
          </table:table-cell>
          <table:table-cell office:value-type="float" office:value="6.7265542" calcext:value-type="float">
            <text:p>6.7265542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25657" calcext:value-type="float">
            <text:p>6.725657</text:p>
          </table:table-cell>
          <table:table-cell office:value-type="float" office:value="6.72979135" calcext:value-type="float">
            <text:p>6.7297913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74065" calcext:value-type="float">
            <text:p>6.774065</text:p>
          </table:table-cell>
          <table:table-cell office:value-type="float" office:value="6.7324024" calcext:value-type="float">
            <text:p>6.7324024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13711" calcext:value-type="float">
            <text:p>6.813711</text:p>
          </table:table-cell>
          <table:table-cell office:value-type="float" office:value="6.73402685" calcext:value-type="float">
            <text:p>6.7340268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38469" calcext:value-type="float">
            <text:p>6.838469</text:p>
          </table:table-cell>
          <table:table-cell office:value-type="float" office:value="6.73442585" calcext:value-type="float">
            <text:p>6.7344258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39507" calcext:value-type="float">
            <text:p>6.839507</text:p>
          </table:table-cell>
          <table:table-cell office:value-type="float" office:value="6.733610675" calcext:value-type="float">
            <text:p>6.73361067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11001" calcext:value-type="float">
            <text:p>6.811001</text:p>
          </table:table-cell>
          <table:table-cell office:value-type="float" office:value="6.731777725" calcext:value-type="float">
            <text:p>6.73177772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57447" calcext:value-type="float">
            <text:p>6.757447</text:p>
          </table:table-cell>
          <table:table-cell office:value-type="float" office:value="6.728864525" calcext:value-type="float">
            <text:p>6.72886452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98548" calcext:value-type="float">
            <text:p>6.698548</text:p>
          </table:table-cell>
          <table:table-cell office:value-type="float" office:value="6.724540925" calcext:value-type="float">
            <text:p>6.72454092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63136" calcext:value-type="float">
            <text:p>6.663136</text:p>
          </table:table-cell>
          <table:table-cell office:value-type="float" office:value="6.719093975" calcext:value-type="float">
            <text:p>6.71909397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61918" calcext:value-type="float">
            <text:p>6.661918</text:p>
          </table:table-cell>
          <table:table-cell office:value-type="float" office:value="6.71406275" calcext:value-type="float">
            <text:p>6.7140627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64732" calcext:value-type="float">
            <text:p>6.664732</text:p>
          </table:table-cell>
          <table:table-cell office:value-type="float" office:value="6.712195775" calcext:value-type="float">
            <text:p>6.71219577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2416" calcext:value-type="float">
            <text:p>6.62416</text:p>
          </table:table-cell>
          <table:table-cell office:value-type="float" office:value="6.71025845" calcext:value-type="float">
            <text:p>6.7102584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495145" calcext:value-type="float">
            <text:p>6.495145</text:p>
          </table:table-cell>
          <table:table-cell office:value-type="float" office:value="6.7059079" calcext:value-type="float">
            <text:p>6.705907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268161" calcext:value-type="float">
            <text:p>7.268161</text:p>
          </table:table-cell>
          <table:table-cell office:value-type="float" office:value="6.708013325" calcext:value-type="float">
            <text:p>6.70801332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76201" calcext:value-type="float">
            <text:p>6.676201</text:p>
          </table:table-cell>
          <table:table-cell office:value-type="float" office:value="6.6924374" calcext:value-type="float">
            <text:p>6.6924374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51515" calcext:value-type="float">
            <text:p>6.651515</text:p>
          </table:table-cell>
          <table:table-cell office:value-type="float" office:value="6.692856925" calcext:value-type="float">
            <text:p>6.69285692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72283" calcext:value-type="float">
            <text:p>6.672283</text:p>
          </table:table-cell>
          <table:table-cell office:value-type="float" office:value="6.6948625" calcext:value-type="float">
            <text:p>6.694862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03219" calcext:value-type="float">
            <text:p>6.703219</text:p>
          </table:table-cell>
          <table:table-cell office:value-type="float" office:value="6.69730235" calcext:value-type="float">
            <text:p>6.6973023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34054" calcext:value-type="float">
            <text:p>6.734054</text:p>
          </table:table-cell>
          <table:table-cell office:value-type="float" office:value="6.7000465" calcext:value-type="float">
            <text:p>6.700046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64236" calcext:value-type="float">
            <text:p>6.764236</text:p>
          </table:table-cell>
          <table:table-cell office:value-type="float" office:value="6.703015275" calcext:value-type="float">
            <text:p>6.70301527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95209" calcext:value-type="float">
            <text:p>6.795209</text:p>
          </table:table-cell>
          <table:table-cell office:value-type="float" office:value="6.705741825" calcext:value-type="float">
            <text:p>6.70574182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23488" calcext:value-type="float">
            <text:p>6.823488</text:p>
          </table:table-cell>
          <table:table-cell office:value-type="float" office:value="6.707506825" calcext:value-type="float">
            <text:p>6.70750682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39902" calcext:value-type="float">
            <text:p>6.839902</text:p>
          </table:table-cell>
          <table:table-cell office:value-type="float" office:value="6.70777785" calcext:value-type="float">
            <text:p>6.7077778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36481" calcext:value-type="float">
            <text:p>6.836481</text:p>
          </table:table-cell>
          <table:table-cell office:value-type="float" office:value="6.706509775" calcext:value-type="float">
            <text:p>6.70650977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12718" calcext:value-type="float">
            <text:p>6.812718</text:p>
          </table:table-cell>
          <table:table-cell office:value-type="float" office:value="6.7031771795" calcext:value-type="float">
            <text:p>6.703177179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74388" calcext:value-type="float">
            <text:p>6.774388</text:p>
          </table:table-cell>
          <table:table-cell office:value-type="float" office:value="6.7002945263" calcext:value-type="float">
            <text:p>6.700294526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28795" calcext:value-type="float">
            <text:p>6.728795</text:p>
          </table:table-cell>
          <table:table-cell office:value-type="float" office:value="6.698292" calcext:value-type="float">
            <text:p>6.698292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83003" calcext:value-type="float">
            <text:p>6.683003</text:p>
          </table:table-cell>
          <table:table-cell office:value-type="float" office:value="6.6974446944" calcext:value-type="float">
            <text:p>6.697444694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45205" calcext:value-type="float">
            <text:p>6.645205</text:p>
          </table:table-cell>
          <table:table-cell office:value-type="float" office:value="6.6978573143" calcext:value-type="float">
            <text:p>6.697857314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24615" calcext:value-type="float">
            <text:p>6.624615</text:p>
          </table:table-cell>
          <table:table-cell office:value-type="float" office:value="6.6994059118" calcext:value-type="float">
            <text:p>6.699405911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26644" calcext:value-type="float">
            <text:p>6.626644</text:p>
          </table:table-cell>
          <table:table-cell office:value-type="float" office:value="6.701672303" calcext:value-type="float">
            <text:p>6.70167230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5944" calcext:value-type="float">
            <text:p>6.65944</text:p>
          </table:table-cell>
          <table:table-cell office:value-type="float" office:value="6.7040169375" calcext:value-type="float">
            <text:p>6.70401693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20477" calcext:value-type="float">
            <text:p>6.620477</text:p>
          </table:table-cell>
          <table:table-cell office:value-type="float" office:value="6.7054549032" calcext:value-type="float">
            <text:p>6.7054549032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31174" calcext:value-type="float">
            <text:p>6.631174</text:p>
          </table:table-cell>
          <table:table-cell office:value-type="float" office:value="6.7082875" calcext:value-type="float">
            <text:p>6.708287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31339" calcext:value-type="float">
            <text:p>6.631339</text:p>
          </table:table-cell>
          <table:table-cell office:value-type="float" office:value="6.7109465862" calcext:value-type="float">
            <text:p>6.7109465862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4501" calcext:value-type="float">
            <text:p>6.64501</text:p>
          </table:table-cell>
          <table:table-cell office:value-type="float" office:value="6.7137897143" calcext:value-type="float">
            <text:p>6.71378971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78971" calcext:value-type="float">
            <text:p>6.678971</text:p>
          </table:table-cell>
          <table:table-cell office:value-type="float" office:value="6.7163371111" calcext:value-type="float">
            <text:p>6.716337111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24265" calcext:value-type="float">
            <text:p>6.724265</text:p>
          </table:table-cell>
          <table:table-cell office:value-type="float" office:value="6.7177742692" calcext:value-type="float">
            <text:p>6.7177742692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68448" calcext:value-type="float">
            <text:p>6.768448</text:p>
          </table:table-cell>
          <table:table-cell office:value-type="float" office:value="6.71751464" calcext:value-type="float">
            <text:p>6.7175146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04917" calcext:value-type="float">
            <text:p>6.804917</text:p>
          </table:table-cell>
          <table:table-cell office:value-type="float" office:value="6.7153924167" calcext:value-type="float">
            <text:p>6.71539241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30099" calcext:value-type="float">
            <text:p>6.830099</text:p>
          </table:table-cell>
          <table:table-cell office:value-type="float" office:value="6.7115000435" calcext:value-type="float">
            <text:p>6.711500043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39043" calcext:value-type="float">
            <text:p>6.839043</text:p>
          </table:table-cell>
          <table:table-cell office:value-type="float" office:value="6.7061091818" calcext:value-type="float">
            <text:p>6.7061091818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29671" calcext:value-type="float">
            <text:p>6.829671</text:p>
          </table:table-cell>
          <table:table-cell office:value-type="float" office:value="6.699779" calcext:value-type="float">
            <text:p>6.69977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05862" calcext:value-type="float">
            <text:p>6.805862</text:p>
          </table:table-cell>
          <table:table-cell office:value-type="float" office:value="6.6932844" calcext:value-type="float">
            <text:p>6.6932844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66189" calcext:value-type="float">
            <text:p>6.766189</text:p>
          </table:table-cell>
          <table:table-cell office:value-type="float" office:value="6.6873592632" calcext:value-type="float">
            <text:p>6.6873592632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94473" calcext:value-type="float">
            <text:p>6.694473</text:p>
          </table:table-cell>
          <table:table-cell office:value-type="float" office:value="6.6829798333" calcext:value-type="float">
            <text:p>6.682979833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84503" calcext:value-type="float">
            <text:p>6.584503</text:p>
          </table:table-cell>
          <table:table-cell office:value-type="float" office:value="6.6823037647" calcext:value-type="float">
            <text:p>6.6823037647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48067" calcext:value-type="float">
            <text:p>6.48067</text:p>
          </table:table-cell>
          <table:table-cell office:value-type="float" office:value="6.6884163125" calcext:value-type="float">
            <text:p>6.6884163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461887" calcext:value-type="float">
            <text:p>6.461887</text:p>
          </table:table-cell>
          <table:table-cell office:value-type="float" office:value="6.7022660667" calcext:value-type="float">
            <text:p>6.7022660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587239" calcext:value-type="float">
            <text:p>6.587239</text:p>
          </table:table-cell>
          <table:table-cell office:value-type="float" office:value="6.719436" calcext:value-type="float">
            <text:p>6.719436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87239" calcext:value-type="float">
            <text:p>6.587239</text:p>
          </table:table-cell>
          <table:table-cell office:value-type="float" office:value="6.729605" calcext:value-type="float">
            <text:p>6.72960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450138" calcext:value-type="float">
            <text:p>6.450138</text:p>
          </table:table-cell>
          <table:table-cell office:value-type="float" office:value="6.7414688333" calcext:value-type="float">
            <text:p>6.74146883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79362" calcext:value-type="float">
            <text:p>6.579362</text:p>
          </table:table-cell>
          <table:table-cell office:value-type="float" office:value="6.7679534545" calcext:value-type="float">
            <text:p>6.767953454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45124" calcext:value-type="float">
            <text:p>6.645124</text:p>
          </table:table-cell>
          <table:table-cell office:value-type="float" office:value="6.7868126" calcext:value-type="float">
            <text:p>6.7868126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92982" calcext:value-type="float">
            <text:p>6.692982</text:p>
          </table:table-cell>
          <table:table-cell office:value-type="float" office:value="6.8025557778" calcext:value-type="float">
            <text:p>6.8025557778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31738" calcext:value-type="float">
            <text:p>6.731738</text:p>
          </table:table-cell>
          <table:table-cell office:value-type="float" office:value="6.8162525" calcext:value-type="float">
            <text:p>6.81625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69877" calcext:value-type="float">
            <text:p>6.769877</text:p>
          </table:table-cell>
          <table:table-cell office:value-type="float" office:value="6.828326" calcext:value-type="float">
            <text:p>6.828326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12985" calcext:value-type="float">
            <text:p>6.812985</text:p>
          </table:table-cell>
          <table:table-cell office:value-type="float" office:value="6.8380675" calcext:value-type="float">
            <text:p>6.8380675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52805" calcext:value-type="float">
            <text:p>6.852805</text:p>
          </table:table-cell>
          <table:table-cell office:value-type="float" office:value="6.843084" calcext:value-type="float">
            <text:p>6.84308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73298" calcext:value-type="float">
            <text:p>6.873298</text:p>
          </table:table-cell>
          <table:table-cell office:value-type="float" office:value="6.84065375" calcext:value-type="float">
            <text:p>6.840653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65809" calcext:value-type="float">
            <text:p>6.865809</text:p>
          </table:table-cell>
          <table:table-cell office:value-type="float" office:value="6.8297723333" calcext:value-type="float">
            <text:p>6.829772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34329" calcext:value-type="float">
            <text:p>6.834329</text:p>
          </table:table-cell>
          <table:table-cell office:value-type="float" office:value="6.811754" calcext:value-type="float">
            <text:p>6.811754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89179" calcext:value-type="float">
            <text:p>6.7891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00/00/00</text:date>, <text:time style:data-style-name="N2" text:time-value="01:51:32.15320209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7T01:52:46.77179617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102" meta:object-count="0"/>
  </office:meta>
</office:document-meta>
</file>